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right" draw:textarea-vertical-align="bottom" draw:auto-grow-height="false" fo:min-height="0.55cm" fo:min-width="0.812cm" fo:padding-top="0.175cm" fo:padding-bottom="0.175cm" fo:padding-left="0.3cm" fo:padding-right="0.3cm" draw:shadow="hidden"/>
    </style:style>
    <style:style style:name="gr2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right" draw:textarea-vertical-align="bottom" draw:auto-grow-height="false" fo:min-height="1.55cm" fo:min-width="5.799cm" fo:padding-top="0.175cm" fo:padding-bottom="0.175cm" fo:padding-left="0.3cm" fo:padding-right="0.3cm" draw:shadow="hidden"/>
    </style:style>
    <style:style style:name="gr4" style:family="graphic" style:parent-style-name="standard">
      <style:graphic-properties draw:stroke="none" svg:stroke-color="#000000" draw:fill="none" draw:fill-color="#ffffff" fo:min-height="0.733cm" draw:shadow="hidden"/>
    </style:style>
    <style:style style:name="gr5" style:family="graphic" style:parent-style-name="objectwithoutfill">
      <style:graphic-properties svg:stroke-width="0.05cm" svg:stroke-color="#99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66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355cm" draw:marker-end="" draw:marker-end-width="0.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="" draw:marker-start-width="0.2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026cm" fo:min-width="6.143cm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dash" draw:stroke-dash="Ultrafine_20_Dashed"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792cm" fo:padding-top="0.175cm" fo:padding-bottom="0.175cm" fo:padding-left="0.3cm" fo:padding-right="0.3cm" draw:shadow="hidden"/>
    </style:style>
    <style:style style:name="gr12" style:family="graphic" style:parent-style-name="standard">
      <style:graphic-properties draw:stroke="dash" draw:stroke-dash="Ultrafine_20_Dashed"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1cm" fo:padding-top="0.175cm" fo:padding-bottom="0.175cm" fo:padding-left="0.3cm" fo:padding-right="0.3cm" draw:shadow="hidden"/>
    </style:style>
    <style:style style:name="gr13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4" style:family="graphic" style:parent-style-name="standard">
      <style:graphic-properties draw:stroke="none" svg:stroke-color="#000000" draw:fill="none" draw:fill-color="#ffffff" fo:min-height="1.045cm" draw:shadow="hidden"/>
    </style:style>
    <style:style style:name="gr15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 draw:shadow="hidden"/>
    </style:style>
    <style:style style:name="gr16" style:family="graphic" style:parent-style-name="objectwithoutfill">
      <style:graphic-properties svg:stroke-width="0.05cm" draw:marker-start="Arrow" draw:marker-start-width="0.3cm" draw:marker-end="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ff00cc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736cm"/>
    </style:style>
    <style:style style:name="gr19" style:family="graphic" style:parent-style-name="standard">
      <style:graphic-properties draw:stroke="none" draw:fill="none" fo:min-height="0.556cm"/>
    </style:style>
    <style:style style:name="gr20" style:family="graphic" style:parent-style-name="standard">
      <style:graphic-properties draw:stroke="none" draw:fill="none" fo:min-height="6.932cm"/>
    </style:style>
    <style:style style:name="gr21" style:family="graphic" style:parent-style-name="standard">
      <style:graphic-properties svg:stroke-width="0.1cm" svg:stroke-color="#006699" draw:marker-start-width="0.35cm" draw:marker-end-width="0.35cm" draw:fill="solid" draw:fill-color="#ffffff" draw:opacity="100%" draw:textarea-horizontal-align="justify" draw:textarea-vertical-align="middle" draw:auto-grow-height="false" fo:min-height="0cm" fo:padding-top="0.175cm" fo:padding-bottom="0.175cm" fo:padding-left="0.3cm" fo:padding-right="0.3cm" draw:shadow="hidden" draw:shadow-opacity="100%"/>
    </style:style>
    <style:style style:name="gr22" style:family="graphic" style:parent-style-name="standard">
      <style:graphic-properties svg:stroke-width="0.1cm" svg:stroke-color="#006699" draw:marker-start-width="0.35cm" draw:marker-end-width="0.35cm" draw:fill="solid" draw:fill-color="#ffffff" draw:opacity="100%" draw:textarea-horizontal-align="justify" draw:textarea-vertical-align="middle" draw:auto-grow-height="false" fo:min-height="0cm" fo:padding-top="0.175cm" fo:padding-bottom="0.175cm" fo:padding-left="0.3cm" fo:padding-right="0.3cm" draw:shadow-opacity="100%"/>
    </style:style>
    <style:style style:name="gr23" style:family="graphic" style:parent-style-name="objectwithoutfill">
      <style:graphic-properties svg:stroke-width="0.1cm" draw:marker-start-width="0.35cm" draw:marker-end="Arrow" draw:marker-end-width="0.45cm" draw:fill="none" draw:opacity="100%" draw:textarea-vertical-align="middle" fo:padding-top="0.175cm" fo:padding-bottom="0.175cm" fo:padding-left="0.3cm" fo:padding-right="0.3cm" draw:shadow-opacity="100%"/>
    </style:style>
    <style:style style:name="gr24" style:family="graphic" style:parent-style-name="standard">
      <style:graphic-properties draw:stroke="none" svg:stroke-color="#000000" draw:fill="none" draw:fill-color="#ffffff" draw:opacity="100%" fo:min-height="0.75cm" draw:shadow-opacity="100%"/>
    </style:style>
    <style:style style:name="gr25" style:family="graphic" style:parent-style-name="standard">
      <style:graphic-properties draw:stroke="none" svg:stroke-color="#000000" draw:fill="none" draw:fill-color="#ffffff" draw:opacity="100%" fo:min-height="0.712cm" draw:shadow-opacity="100%"/>
    </style:style>
    <style:style style:name="gr26" style:family="graphic" style:parent-style-name="standard">
      <style:graphic-properties svg:stroke-width="0.1cm" svg:stroke-color="#006699" draw:marker-start-width="0.35cm" draw:marker-end-width="0.35cm" draw:fill="solid" draw:fill-color="#ffffff" draw:opacity="100%" draw:textarea-horizontal-align="justify" draw:textarea-vertical-align="middle" draw:auto-grow-height="false" fo:min-height="0cm" fo:padding-top="0.175cm" fo:padding-bottom="0.175cm" fo:padding-left="0.3cm" fo:padding-right="0.3cm" draw:shadow="hidden" draw:shadow-opacity="100%"/>
    </style:style>
    <style:style style:name="gr27" style:family="graphic" style:parent-style-name="standard">
      <style:graphic-properties draw:stroke="none" draw:fill="none" draw:opacity="100%" fo:min-height="0.713cm" draw:shadow-opacity="100%"/>
    </style:style>
    <style:style style:name="gr28" style:family="graphic" style:parent-style-name="objectwithoutfill">
      <style:graphic-properties svg:stroke-width="0.1cm" draw:marker-start="Circle" draw:marker-start-width="0.35cm" draw:marker-end="Arrow" draw:marker-end-width="0.45cm" draw:fill="none" draw:opacity="100%" draw:textarea-vertical-align="middle" fo:padding-top="0.175cm" fo:padding-bottom="0.175cm" fo:padding-left="0.3cm" fo:padding-right="0.3cm" draw:shadow-opacity="100%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draw:fill="none" fo:min-height="1.722cm"/>
    </style:style>
    <style:style style:name="gr31" style:family="graphic" style:parent-style-name="standard">
      <style:graphic-properties svg:stroke-width="0.1cm" svg:stroke-color="#006699" draw:marker-start-width="0.35cm" draw:marker-end-width="0.35cm" draw:fill="solid" draw:fill-color="#ffffff" draw:textarea-horizontal-align="justify" draw:textarea-vertical-align="middle" draw:auto-grow-height="false" fo:min-height="0cm" fo:padding-top="0.175cm" fo:padding-bottom="0.175cm" fo:padding-left="0.3cm" fo:padding-right="0.3cm" draw:shadow="hidden"/>
    </style:style>
    <style:style style:name="gr32" style:family="graphic" style:parent-style-name="standard">
      <style:graphic-properties svg:stroke-width="0.1cm" svg:stroke-color="#006699" draw:marker-start-width="0.35cm" draw:marker-end-width="0.35cm" draw:fill="solid" draw:fill-color="#ffffff" draw:textarea-horizontal-align="justify" draw:textarea-vertical-align="middle" draw:auto-grow-height="false" fo:min-height="0cm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fo:min-height="0.75cm"/>
    </style:style>
    <style:style style:name="gr35" style:family="graphic" style:parent-style-name="standard">
      <style:graphic-properties draw:stroke="none" svg:stroke-color="#000000" draw:fill="none" draw:fill-color="#ffffff" fo:min-height="0.712cm"/>
    </style:style>
    <style:style style:name="gr36" style:family="graphic" style:parent-style-name="standard">
      <style:graphic-properties draw:stroke="none" draw:fill="none" fo:min-height="0.712cm"/>
    </style:style>
    <style:style style:name="gr37" style:family="graphic" style:parent-style-name="objectwithoutfill">
      <style:graphic-properties svg:stroke-width="0.1cm" draw:marker-start="Circle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draw:marker-start="Circl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draw:fill="none" fo:min-height="5.222cm"/>
    </style:style>
    <style:style style:name="gr4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89cm" fo:min-width="3.546cm" fo:padding-top="0.175cm" fo:padding-bottom="0.175cm" fo:padding-left="0.3cm" fo:padding-right="0.3cm" draw:shadow="hidden"/>
    </style:style>
    <style:style style:name="gr4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89cm" fo:min-width="2.051cm" fo:padding-top="0.175cm" fo:padding-bottom="0.175cm" fo:padding-left="0.3cm" fo:padding-right="0.3cm" draw:shadow="hidden"/>
    </style:style>
    <style:style style:name="gr43" style:family="graphic" style:parent-style-name="objectwithoutfill">
      <style:graphic-properties svg:stroke-width="0.05cm" svg:stroke-color="#990000" draw:marker-start="Arrow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006600" draw:marker-start="Arrow" draw:marker-start-width="0.254cm" draw:marker-end="Arrow" draw:marker-end-width="0.254cm" draw:fill="none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15cm" svg:stroke-color="#000099" draw:marker-start-width="0.35cm" draw:marker-end="Arrow" draw:marker-end-width="0.305cm" draw:fill="none" draw:textarea-vertical-align="middle" fo:padding-top="0.2cm" fo:padding-bottom="0.2cm" fo:padding-left="0.325cm" fo:padding-right="0.325cm"/>
    </style:style>
    <style:style style:name="gr46" style:family="graphic" style:parent-style-name="objectwithoutfill">
      <style:graphic-properties svg:stroke-width="0.15cm" draw:marker-start-width="0.35cm" draw:marker-end="Arrow" draw:marker-end-width="0.305cm" draw:fill="none" draw:textarea-vertical-align="middle" fo:padding-top="0.2cm" fo:padding-bottom="0.2cm" fo:padding-left="0.325cm" fo:padding-right="0.325cm"/>
    </style:style>
    <style:style style:name="gr47" style:family="graphic" style:parent-style-name="standard">
      <style:graphic-properties draw:stroke="none" draw:fill="none" fo:min-height="0.471cm"/>
    </style:style>
    <style:style style:name="gr48" style:family="graphic" style:parent-style-name="standard">
      <style:graphic-properties draw:stroke="solid" svg:stroke-width="0.051cm" svg:stroke-color="#000000" draw:marker-start-width="0.355cm" draw:marker-end-width="0.355cm" draw:fill="none" fo:min-height="3.002cm" fo:padding-top="0.15cm" fo:padding-bottom="0.15cm" fo:padding-left="0.275cm" fo:padding-right="0.275cm"/>
    </style:style>
    <style:style style:name="gr49" style:family="graphic" style:parent-style-name="standard">
      <style:graphic-properties draw:stroke="solid" svg:stroke-width="0.051cm" svg:stroke-color="#000000" draw:marker-start-width="0.355cm" draw:marker-end-width="0.355cm" draw:fill="none" fo:min-height="1.614cm" fo:padding-top="0.15cm" fo:padding-bottom="0.15cm" fo:padding-left="0.275cm" fo:padding-right="0.275cm"/>
    </style:style>
    <style:style style:name="gr50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55cm" fo:min-width="5.799cm" fo:padding-top="0.175cm" fo:padding-bottom="0.175cm" fo:padding-left="0.3cm" fo:padding-right="0.3cm" draw:shadow="hidden"/>
    </style:style>
    <style:style style:name="gr51" style:family="graphic" style:parent-style-name="objectwithoutfill">
      <style:graphic-properties svg:stroke-width="0.15cm" draw:marker-start-width="0.35cm" draw:marker-end="Arrow" draw:marker-end-width="0.4cm" draw:fill="none" draw:textarea-vertical-align="middle" fo:padding-top="0.2cm" fo:padding-bottom="0.2cm" fo:padding-left="0.325cm" fo:padding-right="0.325cm"/>
    </style:style>
    <style:style style:name="gr52" style:family="graphic" style:parent-style-name="standard">
      <style:graphic-properties svg:stroke-width="0.1cm" draw:marker-start-width="0.35cm" draw:marker-end-width="0.35cm" draw:fill="solid" draw:fill-color="#ccffff" draw:textarea-horizontal-align="justify" draw:textarea-vertical-align="middle" draw:auto-grow-height="false" fo:min-height="0.65cm" fo:min-width="0.799cm" fo:padding-top="0.175cm" fo:padding-bottom="0.175cm" fo:padding-left="0.3cm" fo:padding-right="0.3cm" draw:shadow="hidden"/>
    </style:style>
    <style:style style:name="gr5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267cm" fo:min-width="1.451cm" fo:padding-top="0.175cm" fo:padding-bottom="0.175cm" fo:padding-left="0.3cm" fo:padding-right="0.3cm" draw:shadow="hidden"/>
    </style:style>
    <style:style style:name="gr54" style:family="graphic" style:parent-style-name="standard">
      <style:graphic-properties draw:stroke="none" svg:stroke-color="#000000" draw:fill="none" draw:fill-color="#ffffff" fo:min-height="0.503cm"/>
    </style:style>
    <style:style style:name="gr55" style:family="graphic" style:parent-style-name="objectwithoutfill">
      <style:graphic-properties svg:stroke-width="0.05cm" draw:marker-start-width="0.005cm" draw:marker-end-width="0.355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fo:min-height="0.568cm"/>
    </style:style>
    <style:style style:name="gr5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193cm" fo:padding-top="0.175cm" fo:padding-bottom="0.175cm" fo:padding-left="0.3cm" fo:padding-right="0.3cm" draw:shadow="hidden"/>
    </style:style>
    <style:style style:name="gr58" style:family="graphic" style:parent-style-name="objectwithoutfill">
      <style:graphic-properties svg:stroke-width="0.05cm" draw:marker-start="Circle" draw:marker-start-width="0.2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draw:marker-start-width="0.276cm" draw:marker-end-width="0.276cm" draw:fill-color="#ffffcc" draw:opacity="50%" draw:textarea-horizontal-align="justify" draw:textarea-vertical-align="middle" draw:auto-grow-height="false" fo:min-height="0.65cm" fo:min-width="0.4cm" fo:padding-top="0.15cm" fo:padding-bottom="0.15cm" fo:padding-left="0.275cm" fo:padding-right="0.275cm" draw:shadow-opacity="50%"/>
    </style:style>
    <style:style style:name="gr60" style:family="graphic" style:parent-style-name="objectwithoutfill">
      <style:graphic-properties svg:stroke-width="0.051cm" svg:stroke-color="#ff00cc" draw:marker-start-width="0.276cm" draw:marker-end="Arrow" draw:marker-end-width="0.30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width="0.051cm" svg:stroke-color="#ff00cc" draw:marker-start-width="0.276cm" draw:marker-end="Arrow" draw:marker-end-width="0.305cm" draw:fill="solid" draw:fill-color="#ff00cc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0.812cm" fo:padding-top="0.175cm" fo:padding-bottom="0.175cm" fo:padding-left="0.3cm" fo:padding-right="0.3cm" draw:shadow="hidden"/>
    </style:style>
    <style:style style:name="gr63" style:family="graphic" style:parent-style-name="objectwithoutfill">
      <style:graphic-properties svg:stroke-width="0.05cm" draw:marker-start="Circle" draw:marker-start-width="0.203cm" draw:marker-end="Arrow" draw:marker-end-width="0.3cm" draw:fill="none" draw:textarea-vertical-align="middle" fo:padding-top="0.15cm" fo:padding-bottom="0.15cm" fo:padding-left="0.275cm" fo:padding-right="0.275cm"/>
    </style:style>
    <style:style style:name="gr6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399cm" fo:min-width="2.199cm" fo:padding-top="0.175cm" fo:padding-bottom="0.175cm" fo:padding-left="0.3cm" fo:padding-right="0.3cm" draw:shadow="hidden"/>
    </style:style>
    <style:style style:name="gr6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15cm" fo:min-width="1.3cm" fo:padding-top="0.175cm" fo:padding-bottom="0.175cm" fo:padding-left="0.3cm" fo:padding-right="0.3cm" draw:shadow="hidden"/>
    </style:style>
    <style:style style:name="gr6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266cm" fo:min-width="1.451cm" fo:padding-top="0.175cm" fo:padding-bottom="0.175cm" fo:padding-left="0.3cm" fo:padding-right="0.3cm" draw:shadow="hidden"/>
    </style:style>
    <style:style style:name="gr6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792cm" fo:padding-top="0.175cm" fo:padding-bottom="0.175cm" fo:padding-left="0.3cm" fo:padding-right="0.3cm" draw:shadow="hidden"/>
    </style:style>
    <style:style style:name="gr68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svg:stroke-width="0.1cm" draw:marker-start-width="0.35cm" draw:marker-end-width="0.35cm" draw:fill="solid" draw:fill-color="#ccffff" draw:textarea-horizontal-align="justify" draw:textarea-vertical-align="middle" draw:auto-grow-height="false" fo:min-height="1.052cm" fo:min-width="0.799cm" fo:padding-top="0.175cm" fo:padding-bottom="0.175cm" fo:padding-left="0.3cm" fo:padding-right="0.3cm" draw:shadow="hidden"/>
    </style:style>
    <style:style style:name="gr70" style:family="graphic" style:parent-style-name="objectwithoutfill">
      <style:graphic-properties svg:stroke-width="0.051cm" draw:marker-start="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fo:min-height="0.556cm" draw:shadow="hidden"/>
    </style:style>
    <style:style style:name="gr72" style:family="graphic" style:parent-style-name="objectwithoutfill">
      <style:graphic-properties svg:stroke-width="0.05cm" draw:marker-start="Circle" draw:marker-start-width="0.2cm" draw:marker-end="Circle" draw:marker-end-width="0.203cm" draw:fill="none" draw:textarea-vertical-align="middle" fo:padding-top="0.15cm" fo:padding-bottom="0.15cm" fo:padding-left="0.275cm" fo:padding-right="0.275cm"/>
    </style:style>
    <style:style style:name="gr73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74" style:family="graphic" style:parent-style-name="objectwithoutfill">
      <style:graphic-properties svg:stroke-width="0.05cm" svg:stroke-color="#990000" draw:marker-start="" draw:marker-start-width="0.203cm" draw:marker-end="" draw:marker-end-width="0.3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draw:fill="none" fo:min-height="0.796cm"/>
    </style:style>
    <style:style style:name="gr76" style:family="graphic" style:parent-style-name="objectwithoutfill">
      <style:graphic-properties svg:stroke-width="0.051cm" svg:stroke-color="#990000" draw:marker-start="" draw:marker-start-width="0.203cm" draw:marker-end="Arrow" draw:marker-end-width="0.305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1cm" fo:padding-top="0.175cm" fo:padding-bottom="0.175cm" fo:padding-left="0.3cm" fo:padding-right="0.3cm" draw:shadow="hidden"/>
    </style:style>
    <style:style style:name="gr78" style:family="graphic" style:parent-style-name="objectwithoutfill">
      <style:graphic-properties svg:stroke-width="0.05cm" draw:marker-start="" draw:marker-start-width="0.355cm" draw:marker-end="" draw:marker-end-width="0.3cm" draw:fill="none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color="#000000" draw:fill="none" draw:fill-color="#ffffff" fo:min-height="0.395cm" draw:shadow="hidden"/>
    </style:style>
    <style:style style:name="gr80" style:family="graphic" style:parent-style-name="standard">
      <style:graphic-properties svg:stroke-width="0.1cm" draw:marker-start-width="0.35cm" draw:marker-end-width="0.35cm" draw:fill="solid" draw:fill-color="#ffffff" draw:textarea-horizontal-align="right" draw:textarea-vertical-align="top" draw:auto-grow-height="false" fo:min-height="1.55cm" fo:min-width="5.799cm" fo:padding-top="0.175cm" fo:padding-bottom="0.175cm" fo:padding-left="0.3cm" fo:padding-right="0.3cm" draw:shadow="hidden"/>
    </style:style>
    <style:style style:name="gr81" style:family="graphic" style:parent-style-name="objectwithoutfill">
      <style:graphic-properties svg:stroke-width="0.15cm" draw:marker-start-width="0.355cm" draw:marker-end="Arrow" draw:marker-end-width="0.4cm" draw:fill="none" draw:textarea-vertical-align="middle" fo:padding-top="0.2cm" fo:padding-bottom="0.2cm" fo:padding-left="0.325cm" fo:padding-right="0.325cm"/>
    </style:style>
    <style:style style:name="gr82" style:family="graphic" style:parent-style-name="standard">
      <style:graphic-properties draw:stroke="none" draw:fill="none" fo:min-height="1.097cm"/>
    </style:style>
    <style:style style:name="gr8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199cm" fo:padding-top="0.175cm" fo:padding-bottom="0.175cm" fo:padding-left="0.3cm" fo:padding-right="0.3cm" draw:shadow="hidden"/>
    </style:style>
    <style:style style:name="gr8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65cm" fo:min-width="1.9cm" fo:padding-top="0.175cm" fo:padding-bottom="0.175cm" fo:padding-left="0.3cm" fo:padding-right="0.3cm" draw:shadow="hidden"/>
    </style:style>
    <style:style style:name="gr85" style:family="graphic" style:parent-style-name="objectwithoutfill">
      <style:graphic-properties svg:stroke-width="0.05cm" draw:marker-end="Arrow" draw:marker-end-width="0.3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cm" svg:stroke-color="#990000" draw:marker-start="" draw:marker-start-width="0.203cm" draw:marker-end="Arrow" draw:marker-end-width="0.3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899cm" fo:min-width="2.8cm" fo:padding-top="0.175cm" fo:padding-bottom="0.175cm" fo:padding-left="0.3cm" fo:padding-right="0.3cm" draw:shadow="hidden"/>
    </style:style>
    <style:style style:name="gr88" style:family="graphic" style:parent-style-name="standard">
      <style:graphic-properties draw:stroke="none" svg:stroke-color="#000000" draw:fill="none" draw:fill-color="#ffffff" fo:min-height="0.568cm" draw:shadow="hidden"/>
    </style:style>
    <style:style style:name="gr89" style:family="graphic" style:parent-style-name="objectwithoutfill">
      <style:graphic-properties svg:stroke-width="0.05cm" draw:marker-start="Circle" draw:marker-start-width="0.2cm" draw:marker-end="Arrow" draw:marker-end-width="0.3cm" draw:fill="none" draw:textarea-vertical-align="middle" fo:padding-top="0.15cm" fo:padding-bottom="0.15cm" fo:padding-left="0.275cm" fo:padding-right="0.275cm"/>
    </style:style>
    <style:style style:name="gr90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2cm" fo:padding-top="0.175cm" fo:padding-bottom="0.175cm" fo:padding-left="0.3cm" fo:padding-right="0.3cm" draw:shadow="hidden"/>
    </style:style>
    <style:style style:name="gr9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15cm" fo:min-width="2.192cm" fo:padding-top="0.175cm" fo:padding-bottom="0.175cm" fo:padding-left="0.3cm" fo:padding-right="0.3cm" draw:shadow="hidden"/>
    </style:style>
    <style:style style:name="gr92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93" style:family="graphic" style:parent-style-name="objectwithoutfill">
      <style:graphic-properties svg:stroke-width="0.051cm" draw:marker-start="Circle" draw:marker-start-width="0.203cm" draw:marker-end="" draw:marker-end-width="0.276cm" draw:fill="none" draw:textarea-vertical-align="middle" fo:padding-top="0.15cm" fo:padding-bottom="0.15cm" fo:padding-left="0.275cm" fo:padding-right="0.275cm"/>
    </style:style>
    <style:style style:name="gr9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268cm" fo:padding-top="0.175cm" fo:padding-bottom="0.175cm" fo:padding-left="0.3cm" fo:padding-right="0.3cm" draw:shadow="hidden"/>
    </style:style>
    <style:style style:name="gr95" style:family="graphic" style:parent-style-name="standard">
      <style:graphic-properties draw:stroke="none" svg:stroke-width="0cm" svg:stroke-color="#000000" draw:marker-start="" draw:marker-end="" draw:fill="none" draw:fill-color="#ffffff" draw:textarea-horizontal-align="left" draw:auto-grow-height="true" draw:auto-grow-width="true" fo:min-height="0.568cm" fo:min-width="2.054cm"/>
    </style:style>
    <style:style style:name="gr96" style:family="graphic" style:parent-style-name="objectwithoutfill">
      <style:graphic-properties svg:stroke-width="0.051cm" svg:stroke-color="#990000" draw:marker-start="" draw:marker-start-width="0.276cm" draw:marker-end="" draw:marker-end-width="0.203cm" draw:fill="none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width="0cm" svg:stroke-color="#000000" draw:marker-start="" draw:marker-end="" draw:fill="none" draw:fill-color="#ffffff" draw:textarea-horizontal-align="left" draw:auto-grow-height="true" draw:auto-grow-width="true" fo:min-height="0.568cm" fo:min-width="1.319cm"/>
    </style:style>
    <style:style style:name="gr98" style:family="graphic" style:parent-style-name="standard">
      <style:graphic-properties draw:stroke="none" svg:stroke-width="0cm" svg:stroke-color="#000000" draw:marker-start="" draw:marker-end="" draw:fill="none" draw:fill-color="#ffffff" draw:textarea-horizontal-align="left" draw:auto-grow-height="true" draw:auto-grow-width="true" fo:min-height="0.568cm" fo:min-width="1.841cm"/>
    </style:style>
    <style:style style:name="gr99" style:family="graphic" style:parent-style-name="objectwithoutfill">
      <style:graphic-properties svg:stroke-width="0.05cm" draw:marker-start="Circle" draw:marker-start-width="0.203cm" draw:marker-end="Arrow" draw:marker-end-width="0.3cm" draw:fill="none" draw:textarea-vertical-align="middle" fo:padding-top="0.15cm" fo:padding-bottom="0.15cm" fo:padding-left="0.275cm" fo:padding-right="0.275cm" draw:shadow="hidden"/>
    </style:style>
    <style:style style:name="gr100" style:family="graphic" style:parent-style-name="standard">
      <style:graphic-properties draw:stroke="none" svg:stroke-color="#000000" draw:fill="none" draw:fill-color="#ffffff" fo:min-height="0.407cm" draw:shadow="hidden"/>
    </style:style>
    <style:style style:name="gr10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36cm" fo:padding-top="0.175cm" fo:padding-bottom="0.175cm" fo:padding-left="0.3cm" fo:padding-right="0.3cm" draw:shadow="hidden"/>
    </style:style>
    <style:style style:name="gr102" style:family="graphic" style:parent-style-name="objectwithoutfill">
      <style:graphic-properties svg:stroke-width="0.05cm" svg:stroke-color="#990000" draw:marker-start="" draw:marker-start-width="0.305cm" draw:marker-end="" draw:fill="none" draw:textarea-vertical-align="middle" fo:padding-top="0.15cm" fo:padding-bottom="0.15cm" fo:padding-left="0.275cm" fo:padding-right="0.275cm"/>
    </style:style>
    <style:style style:name="gr103" style:family="graphic" style:parent-style-name="objectwithoutfill">
      <style:graphic-properties svg:stroke-width="0.051cm" draw:marker-start="Arrow" draw:marker-start-width="0.305cm" draw:marker-end="" draw:marker-end-width="0.276cm" draw:fill="none" draw:textarea-vertical-align="middle" fo:padding-top="0.15cm" fo:padding-bottom="0.15cm" fo:padding-left="0.275cm" fo:padding-right="0.275cm"/>
    </style:style>
    <style:style style:name="gr10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05cm" fo:min-width="1.599cm" fo:padding-top="0.175cm" fo:padding-bottom="0.175cm" fo:padding-left="0.3cm" fo:padding-right="0.3cm" draw:shadow="hidden"/>
    </style:style>
    <style:style style:name="gr10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15cm" fo:min-width="1.451cm" fo:padding-top="0.175cm" fo:padding-bottom="0.175cm" fo:padding-left="0.3cm" fo:padding-right="0.3cm" draw:shadow="hidden"/>
    </style:style>
    <style:style style:name="gr10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45cm" fo:min-width="1.4cm" fo:padding-top="0.175cm" fo:padding-bottom="0.175cm" fo:padding-left="0.3cm" fo:padding-right="0.3cm" draw:shadow="hidden"/>
    </style:style>
    <style:style style:name="gr10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55cm" fo:min-width="1.359cm" fo:padding-top="0.175cm" fo:padding-bottom="0.175cm" fo:padding-left="0.3cm" fo:padding-right="0.3cm" draw:shadow="hidden"/>
    </style:style>
    <style:style style:name="gr108" style:family="graphic" style:parent-style-name="objectwithoutfill">
      <style:graphic-properties svg:stroke-width="0.05cm" svg:stroke-color="#990000" draw:marker-start="Arrow" draw:marker-start-width="0.305cm" draw:marker-end="" draw:fill="none" draw:textarea-vertical-align="middle" fo:padding-top="0.15cm" fo:padding-bottom="0.15cm" fo:padding-left="0.275cm" fo:padding-right="0.275cm"/>
    </style:style>
    <style:style style:name="gr10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05cm" fo:min-width="1.692cm" fo:padding-top="0.175cm" fo:padding-bottom="0.175cm" fo:padding-left="0.3cm" fo:padding-right="0.3cm" draw:shadow="hidden"/>
    </style:style>
    <style:style style:name="gr110" style:family="graphic" style:parent-style-name="objectwithoutfill">
      <style:graphic-properties svg:stroke-width="0.05cm" svg:stroke-color="#990000" draw:marker-start="Circle" draw:marker-start-width="0.203cm" draw:marker-end="Arrow" draw:marker-end-width="0.254cm" draw:fill="none" draw:textarea-vertical-align="middle" fo:padding-top="0.15cm" fo:padding-bottom="0.15cm" fo:padding-left="0.275cm" fo:padding-right="0.275cm"/>
    </style:style>
    <style:style style:name="gr111" style:family="graphic" style:parent-style-name="objectwithoutfill">
      <style:graphic-properties svg:stroke-width="0.05cm" svg:stroke-color="#99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112" style:family="graphic" style:parent-style-name="objectwithoutfill">
      <style:graphic-properties svg:stroke-width="0.05cm" svg:stroke-color="#006600" draw:marker-start="" draw:marker-start-width="0.355cm" draw:marker-end="" draw:marker-end-width="0.3cm" draw:fill="none" draw:textarea-vertical-align="middle" fo:padding-top="0.15cm" fo:padding-bottom="0.15cm" fo:padding-left="0.275cm" fo:padding-right="0.275cm"/>
    </style:style>
    <style:style style:name="gr113" style:family="graphic" style:parent-style-name="objectwithoutfill">
      <style:graphic-properties svg:stroke-width="0.051cm" draw:marker-start="" draw:marker-start-width="0.203cm" draw:marker-end="" draw:marker-end-width="0.276cm" draw:fill="none" draw:textarea-vertical-align="middle" fo:padding-top="0.15cm" fo:padding-bottom="0.15cm" fo:padding-left="0.275cm" fo:padding-right="0.275cm"/>
    </style:style>
    <style:style style:name="gr11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15cm" fo:min-width="1.096cm" fo:padding-top="0.175cm" fo:padding-bottom="0.175cm" fo:padding-left="0.3cm" fo:padding-right="0.3cm" draw:shadow="hidden"/>
    </style:style>
    <style:style style:name="gr115" style:family="graphic" style:parent-style-name="standard">
      <style:graphic-properties draw:stroke="none" svg:stroke-color="#000000" draw:fill="none" draw:fill-color="#ffffff" fo:min-height="0.374cm"/>
    </style:style>
    <style:style style:name="gr116" style:family="graphic" style:parent-style-name="standard">
      <style:graphic-properties draw:stroke="none" draw:fill="none" fo:min-height="0.488cm"/>
    </style:style>
    <style:style style:name="gr117" style:family="graphic" style:parent-style-name="objectwithoutfill">
      <style:graphic-properties svg:stroke-width="0.05cm" svg:stroke-color="#006600" draw:marker-start="" draw:marker-start-width="0.203cm" draw:marker-end="" draw:marker-end-width="0.3cm" draw:fill="none" draw:textarea-vertical-align="middle" fo:padding-top="0.15cm" fo:padding-bottom="0.15cm" fo:padding-left="0.275cm" fo:padding-right="0.275cm"/>
    </style:style>
    <style:style style:name="gr118" style:family="graphic" style:parent-style-name="objectwithoutfill">
      <style:graphic-properties svg:stroke-width="0.05cm" draw:marker-start="" draw:marker-start-width="0.203cm" draw:marker-end="Arrow" draw:marker-end-width="0.3cm" draw:fill="none" draw:textarea-vertical-align="middle" fo:padding-top="0.15cm" fo:padding-bottom="0.15cm" fo:padding-left="0.275cm" fo:padding-right="0.275cm"/>
    </style:style>
    <style:style style:name="gr119" style:family="graphic" style:parent-style-name="objectwithoutfill">
      <style:graphic-properties svg:stroke-width="0.05cm" svg:stroke-color="#006600" draw:marker-start="Circle" draw:marker-start-width="0.203cm" draw:marker-end="Arrow" draw:marker-end-width="0.3cm" draw:fill="none" draw:textarea-vertical-align="middle" fo:padding-top="0.15cm" fo:padding-bottom="0.15cm" fo:padding-left="0.275cm" fo:padding-right="0.275cm"/>
    </style:style>
    <style:style style:name="gr120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.15cm" fo:min-width="0.61cm" fo:padding-top="0.175cm" fo:padding-bottom="0.175cm" fo:padding-left="0.3cm" fo:padding-right="0.3cm" draw:shadow="hidden"/>
    </style:style>
    <style:style style:name="gr121" style:family="graphic" style:parent-style-name="standard">
      <style:graphic-properties draw:stroke="none" svg:stroke-color="#000000" draw:fill="none" draw:fill-color="#ffffff" fo:min-height="0.251cm"/>
    </style:style>
    <style:style style:name="gr122" style:family="graphic" style:parent-style-name="objectwithoutfill">
      <style:graphic-properties svg:stroke-width="0.051cm" draw:marker-start-width="0.276cm" draw:marker-end="Circle" draw:marker-end-width="0.203cm" draw:fill="none" draw:textarea-vertical-align="middle" fo:padding-top="0.15cm" fo:padding-bottom="0.15cm" fo:padding-left="0.275cm" fo:padding-right="0.275cm"/>
    </style:style>
    <style:style style:name="gr123" style:family="graphic" style:parent-style-name="objectwithoutfill">
      <style:graphic-properties svg:stroke-width="0.051cm" svg:stroke-color="#006600" draw:marker-start-width="0.276cm" draw:marker-end="Circle" draw:marker-end-width="0.203cm" draw:fill="none" draw:textarea-vertical-align="middle" fo:padding-top="0.15cm" fo:padding-bottom="0.15cm" fo:padding-left="0.275cm" fo:padding-right="0.275cm"/>
    </style:style>
    <style:style style:name="gr124" style:family="graphic" style:parent-style-name="objectwithoutfill">
      <style:graphic-properties svg:stroke-width="0.102cm" svg:stroke-color="#006600" draw:marker-start-width="0.352cm" draw:marker-end="" draw:marker-end-width="0.279cm" draw:fill="none" draw:textarea-vertical-align="middle" fo:padding-top="0.175cm" fo:padding-bottom="0.175cm" fo:padding-left="0.3cm" fo:padding-right="0.3cm"/>
    </style:style>
    <style:style style:name="gr125" style:family="graphic" style:parent-style-name="standard">
      <style:graphic-properties draw:stroke="solid" svg:stroke-width="0.051cm" svg:stroke-color="#000000" draw:marker-start-width="0.355cm" draw:marker-end-width="0.355cm" draw:fill="none" fo:min-height="4.978cm" fo:padding-top="0.15cm" fo:padding-bottom="0.15cm" fo:padding-left="0.275cm" fo:padding-right="0.275cm"/>
    </style:style>
    <style:style style:name="gr126" style:family="graphic" style:parent-style-name="standard">
      <style:graphic-properties draw:stroke="solid" svg:stroke-width="0.051cm" svg:stroke-color="#000000" draw:marker-start-width="0.355cm" draw:marker-end-width="0.355cm" draw:fill="none" fo:min-height="0.547cm" fo:padding-top="0.15cm" fo:padding-bottom="0.15cm" fo:padding-left="0.275cm" fo:padding-right="0.275cm"/>
    </style:style>
    <style:style style:name="gr12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89cm" fo:min-width="2.94cm" fo:padding-top="0.175cm" fo:padding-bottom="0.175cm" fo:padding-left="0.3cm" fo:padding-right="0.3cm" draw:shadow="hidden"/>
    </style:style>
    <style:style style:name="gr128" style:family="graphic" style:parent-style-name="objectwithoutfill">
      <style:graphic-properties svg:stroke-width="0.05cm" svg:stroke-color="#00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29" style:family="graphic" style:parent-style-name="standard">
      <style:graphic-properties draw:stroke="none" draw:fill="none" fo:min-height="0.476cm"/>
    </style:style>
    <style:style style:name="gr130" style:family="graphic" style:parent-style-name="standard">
      <style:graphic-properties draw:stroke="none" draw:fill="none" fo:min-height="0.789cm"/>
    </style:style>
    <style:style style:name="gr131" style:family="graphic" style:parent-style-name="standard">
      <style:graphic-properties draw:stroke="none" draw:fill="none" fo:min-height="0.395cm"/>
    </style:style>
    <style:style style:name="gr132" style:family="graphic" style:parent-style-name="standard">
      <style:graphic-properties draw:stroke="none" svg:stroke-color="#000000" draw:fill="none" draw:fill-color="#ffffff" fo:min-height="1.3cm"/>
    </style:style>
    <style:style style:name="gr133" style:family="graphic" style:parent-style-name="standard">
      <style:graphic-properties draw:stroke="none" svg:stroke-color="#000000" draw:fill="none" draw:fill-color="#ffffff" fo:min-height="1.29cm"/>
    </style:style>
    <style:style style:name="gr134" style:family="graphic" style:parent-style-name="standard">
      <style:graphic-properties draw:stroke="none" svg:stroke-color="#000000" draw:fill="none" draw:fill-color="#ffffff" fo:min-height="1.423cm"/>
    </style:style>
    <style:style style:name="gr135" style:family="graphic" style:parent-style-name="standard">
      <style:graphic-properties svg:stroke-width="0.1cm" svg:stroke-color="#006699" draw:marker-start-width="0.35cm" draw:marker-end-width="0.35cm" draw:fill="solid" draw:fill-color="#dddddd" draw:textarea-horizontal-align="justify" draw:textarea-vertical-align="middle" draw:auto-grow-height="false" fo:min-height="1.784cm" fo:min-width="2.385cm" fo:padding-top="0.175cm" fo:padding-bottom="0.175cm" fo:padding-left="0.3cm" fo:padding-right="0.3cm"/>
    </style:style>
    <style:style style:name="gr136" style:family="graphic" style:parent-style-name="standard">
      <style:graphic-properties draw:stroke="solid" svg:stroke-width="0.051cm" draw:marker-start-width="0.355cm" draw:marker-end-width="0.355cm" draw:fill="none" fo:min-height="0.589cm" fo:padding-top="0.15cm" fo:padding-bottom="0.15cm" fo:padding-left="0.275cm" fo:padding-right="0.275cm"/>
    </style:style>
    <style:style style:name="gr137" style:family="graphic" style:parent-style-name="standard">
      <style:graphic-properties draw:stroke="none" draw:fill="none" fo:min-height="0.74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fo:font-weight="bold" style:font-size-asian="18pt" style:font-weight-asian="normal" style:font-size-complex="18pt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style:paragraph-properties fo:text-align="center">
        <style:tab-stops/>
      </style:paragraph-properties>
      <style:text-properties fo:font-size="14pt" fo:font-weight="bold" style:font-size-asian="18pt" style:font-weight-asian="normal" style:font-size-complex="18pt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size="8pt" style:font-size-asian="18pt" style:font-weight-asian="normal" style:font-size-complex="18pt"/>
    </style:style>
    <style:style style:name="P11" style:family="paragraph">
      <style:paragraph-properties fo:text-align="center">
        <style:tab-stops/>
      </style:paragraph-properties>
      <style:text-properties fo:font-size="14pt" fo:font-weight="bold" style:font-size-asian="14pt" style:font-weight-asian="normal" style:font-size-complex="14pt"/>
    </style:style>
    <style:style style:name="P12" style:family="paragraph">
      <style:paragraph-properties fo:line-height="150%"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3" style:family="paragraph">
      <style:paragraph-properties fo:line-height="150%" fo:text-align="justify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line-height="150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6" style:family="paragraph">
      <style:paragraph-properties fo:line-height="150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line-height="15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size="14pt" fo:font-weight="bold" style:font-size-asian="18pt" style:font-weight-asian="normal" style:font-size-complex="18pt"/>
    </style:style>
    <style:style style:name="P2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/>
    </style:style>
    <style:style style:name="P2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25" style:family="paragraph">
      <style:paragraph-properties fo:text-align="center"/>
      <style:text-properties fo:color="#006699" fo:font-size="20pt" fo:font-weight="bold" style:font-size-asian="20pt" style:font-weight-asian="normal" style:font-size-complex="20pt"/>
    </style:style>
    <style:style style:name="P26" style:family="paragraph">
      <style:text-properties fo:font-size="9pt" fo:font-weight="bold" style:font-size-asian="9pt" style:font-weight-asian="bold" style:font-size-complex="9pt" style:font-weight-complex="bold"/>
    </style:style>
    <style:style style:name="P27" style:family="paragraph">
      <style:paragraph-properties fo:text-align="center"/>
      <style:text-properties fo:font-size="14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text-properties fo:font-size="14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  <style:text-properties fo:font-size="14pt" style:font-size-asian="18pt" style:font-size-complex="18pt"/>
    </style:style>
    <style:style style:name="P31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32" style:family="paragraph">
      <style:text-properties fo:font-size="14pt" fo:font-weight="bold" style:font-size-asian="14pt" style:font-weight-asian="bold" style:font-size-complex="14pt" style:font-weight-complex="bold"/>
    </style:style>
    <style:style style:name="P33" style:family="paragraph">
      <style:text-properties fo:color="#990000" fo:font-size="18pt" fo:font-weight="bold" style:font-size-asian="18pt" style:font-weight-asian="bold" style:font-size-complex="18pt" style:font-weight-complex="bold"/>
    </style:style>
    <style:style style:name="P34" style:family="paragraph">
      <style:text-properties fo:color="#990000" fo:font-size="10pt" fo:font-weight="bold" style:font-size-asian="10pt" style:font-weight-asian="bold" style:font-size-complex="10pt" style:font-weight-complex="bold"/>
    </style:style>
    <style:style style:name="P35" style:family="paragraph">
      <style:paragraph-properties fo:text-align="center"/>
      <style:text-properties fo:font-weight="bold"/>
    </style:style>
    <style:style style:name="P36" style:family="paragraph">
      <style:paragraph-properties fo:text-align="center"/>
      <style:text-properties fo:font-size="10pt" fo:font-weight="bold" style:font-size-asian="10pt" style:font-weight-asian="normal" style:font-size-complex="10pt"/>
    </style:style>
    <style:style style:name="P37" style:family="paragraph">
      <style:text-properties fo:font-size="6pt" fo:font-weight="bold" style:font-size-asian="6pt" style:font-weight-asian="bold" style:font-size-complex="6pt" style:font-weight-complex="bold"/>
    </style:style>
    <style:style style:name="P3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4pt" style:font-size-asian="14pt" style:font-size-complex="14pt"/>
    </style:style>
    <style:style style:name="P39" style:family="paragraph"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style:text-properties fo:font-size="18pt" fo:font-weight="bold" style:font-size-asian="18pt" style:font-weight-asian="normal" style:font-size-complex="18pt"/>
    </style:style>
    <style:style style:name="P41" style:family="paragraph">
      <style:paragraph-properties fo:text-align="center"/>
      <style:text-properties fo:font-size="18pt" fo:font-weight="bold" style:font-size-asian="18pt" style:font-weight-asian="normal" style:font-size-complex="18pt"/>
    </style:style>
    <style:style style:name="P42" style:family="paragraph">
      <style:text-properties fo:font-size="15pt" fo:font-weight="bold" style:font-size-asian="15pt" style:font-weight-asian="normal" style:font-size-complex="15pt"/>
    </style:style>
    <style:style style:name="P43" style:family="paragraph">
      <style:paragraph-properties fo:line-height="100%" fo:text-align="center"/>
    </style:style>
    <style:style style:name="P44" style:family="paragraph">
      <style:paragraph-properties fo:text-align="center"/>
      <style:text-properties fo:font-size="15pt" fo:font-weight="bold" style:font-size-asian="15pt" style:font-weight-asian="normal" style:font-size-complex="15pt"/>
    </style:style>
    <style:style style:name="P45" style:family="paragraph">
      <style:text-properties fo:font-size="15pt" fo:text-shadow="1pt 1pt" fo:font-weight="bold" style:font-size-asian="15pt" style:font-weight-asian="normal" style:font-size-complex="15pt"/>
    </style:style>
    <style:style style:name="P46" style:family="paragraph">
      <style:text-properties fo:color="#3465a4" fo:font-size="12pt" fo:text-shadow="none" fo:font-weight="bold" style:font-size-asian="12pt" style:font-weight-asian="bold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8pt" style:font-weight-asian="normal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6pt" fo:font-weight="bold" style:font-size-asian="16pt" style:font-weight-asian="normal" style:font-size-complex="16pt"/>
    </style:style>
    <style:style style:name="T5" style:family="text">
      <style:text-properties fo:font-size="12pt" fo:font-weight="bold" style:font-size-asian="12pt" style:font-weight-asian="normal" style:font-size-complex="12pt"/>
    </style:style>
    <style:style style:name="T6" style:family="text">
      <style:text-properties fo:font-size="10pt" fo:font-weight="bold" style:font-size-asian="10pt" style:font-weight-asian="normal" style:font-size-complex="10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style:text-position="super 58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4pt" fo:font-weight="bold" style:font-size-asian="14pt" style:font-weight-asian="normal" style:font-size-complex="14pt"/>
    </style:style>
    <style:style style:name="T11" style:family="text">
      <style:text-properties fo:color="#000000" fo:font-family="Helvetica-Bold" style:font-family-generic="swiss" fo:font-size="12pt" fo:font-weight="bold" style:font-family-asian="Helvetica-Bold" style:font-family-generic-asian="swiss" style:font-size-asian="12pt" style:font-weight-asian="bold" style:font-family-complex="Helvetica-Bold" style:font-family-generic-complex="swiss" style:font-size-complex="12pt" style:font-weight-complex="bold"/>
    </style:style>
    <style:style style:name="T12" style:family="text">
      <style:text-properties fo:color="#000000"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T13" style:family="text">
      <style:text-properties fo:color="#000000" style:text-position="17% 58%"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12pt"/>
    </style:style>
    <style:style style:name="T14" style:family="text">
      <style:text-properties fo:color="#000000" style:text-outline="false" style:text-line-through-style="none" fo:font-family="Helvetica" style:font-family-generic="swiss" fo:font-size="12pt" fo:font-style="normal" fo:text-shadow="none" style:text-underline-style="none" style:letter-kerning="true" style:font-family-asian="Helvetica" style:font-family-generic-asian="swiss" style:font-size-asian="12pt" style:font-style-asian="normal" style:font-family-complex="Helvetica" style:font-family-generic-complex="swiss" style:font-size-complex="12pt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Helvetica-Bold" style:font-family-generic="swiss" fo:font-size="12pt" fo:font-style="normal" fo:text-shadow="none" style:text-underline-style="none" fo:font-weight="bold" style:letter-kerning="true" style:font-family-asian="Helvetica-Bold" style:font-family-generic-asian="swiss" style:font-size-asian="12pt" style:font-style-asian="normal" style:font-weight-asian="bold" style:font-family-complex="Helvetica-Bold" style:font-family-generic-complex="swiss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Helvetica" style:font-family-generic="swiss" fo:font-size="12pt" fo:font-style="normal" fo:text-shadow="none" style:text-underline-style="none" fo:font-weight="normal" style:letter-kerning="true" style:font-family-asian="Helvetica" style:font-family-generic-asian="swiss" style:font-size-asian="12pt" style:font-style-asian="normal" style:font-weight-asian="normal" style:font-family-complex="Helvetic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family="Helvetica" style:font-family-generic="swiss" fo:font-size="18pt" fo:font-weight="bold" style:font-family-asian="Helvetica" style:font-family-generic-asian="swiss" style:font-size-asian="18pt" style:font-weight-asian="bold" style:font-family-complex="Helvetica" style:font-family-generic-complex="swiss" style:font-size-complex="18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family="Symbol" style:font-style-name="Regular" style:font-charset="x-symbol" fo:font-size="18pt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22" style:family="text">
      <style:text-properties fo:font-family="'Liberation Sans'" style:font-family-generic="roman" style:font-pitch="variable" fo:font-size="18pt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23" style:family="text">
      <style:text-properties style:text-position="sub 58%" fo:font-family="'Liberation Sans'" style:font-family-generic="roman" style:font-pitch="variable" fo:font-size="18pt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24" style:family="text">
      <style:text-properties fo:font-size="18pt" fo:font-weight="bold" style:font-size-asian="18pt" style:font-weight-asian="normal" style:font-size-complex="18pt"/>
    </style:style>
    <style:style style:name="T25" style:family="text">
      <style:text-properties fo:color="#464749" fo:font-family="Helvetica-Bold" style:font-family-generic="swiss" fo:font-size="8pt" fo:font-weight="bold" style:font-family-asian="Helvetica-Bold" style:font-family-generic-asian="swiss" style:font-size-asian="8pt" style:font-weight-asian="bold" style:font-family-complex="Helvetica-Bold" style:font-family-generic-complex="swiss" style:font-size-complex="4.59999990463257pt" style:font-weight-complex="bold"/>
    </style:style>
    <style:style style:name="T26" style:family="text">
      <style:text-properties fo:color="#0000ff" fo:font-family="Helvetica-Bold" style:font-family-generic="swiss" fo:font-size="8pt" fo:font-weight="bold" style:font-family-asian="Helvetica-Bold" style:font-family-generic-asian="swiss" style:font-size-asian="8pt" style:font-weight-asian="bold" style:font-family-complex="Helvetica-Bold" style:font-family-generic-complex="swiss" style:font-size-complex="4.59999990463257pt" style:font-weight-complex="bold"/>
    </style:style>
    <style:style style:name="T27" style:family="text">
      <style:text-properties fo:color="#fb02ff" fo:font-family="Helvetica-Bold" style:font-family-generic="swiss" fo:font-size="8pt" fo:font-weight="bold" style:font-family-asian="Helvetica-Bold" style:font-family-generic-asian="swiss" style:font-size-asian="8pt" style:font-weight-asian="bold" style:font-family-complex="Helvetica-Bold" style:font-family-generic-complex="swiss" style:font-size-complex="4.59999990463257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fo:font-family="Helvetica-Bold" style:font-family-generic="swiss" fo:font-size="9pt" fo:font-weight="bold" style:font-family-asian="Helvetica-Bold" style:font-family-generic-asian="swiss" style:font-size-asian="9pt" style:font-weight-asian="bold" style:font-family-complex="Helvetica-Bold" style:font-family-generic-complex="swiss" style:font-size-complex="5.09999990463257pt" style:font-weight-complex="bold"/>
    </style:style>
    <style:style style:name="T30" style:family="text">
      <style:text-properties fo:color="#000000"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5.09999990463257pt"/>
    </style:style>
    <style:style style:name="T31" style:family="text">
      <style:text-properties fo:color="#000099" fo:font-size="14pt" fo:font-weight="bold" style:font-size-asian="18pt" style:font-weight-asian="normal" style:font-size-complex="18pt"/>
    </style:style>
    <style:style style:name="T32" style:family="text">
      <style:text-properties fo:color="#990000" fo:font-size="14pt" fo:font-weight="bold" style:font-size-asian="18pt" style:font-weight-asian="normal" style:font-size-complex="18pt"/>
    </style:style>
    <style:style style:name="T33" style:family="text">
      <style:text-properties fo:color="#003300" fo:font-size="14pt" fo:font-weight="bold" style:font-size-asian="18pt" style:font-weight-asian="normal" style:font-size-complex="18pt"/>
    </style:style>
    <style:style style:name="T34" style:family="text">
      <style:text-properties fo:color="#000000" fo:font-size="14pt" fo:font-weight="bold" style:font-size-asian="18pt" style:font-weight-asian="normal" style:font-size-complex="18pt"/>
    </style:style>
    <style:style style:name="T35" style:family="text">
      <style:text-properties fo:color="#000000" fo:font-family="Times-Roman" style:font-family-generic="roman" fo:font-size="12pt" fo:font-weight="bold" style:font-family-asian="Times-Roman" style:font-family-generic-asian="roman" style:font-size-asian="12pt" style:font-weight-asian="bold" style:font-family-complex="Times-Roman" style:font-family-generic-complex="roman" style:font-size-complex="6.80000019073486pt" style:font-weight-complex="bold"/>
    </style:style>
    <style:style style:name="T36" style:family="text">
      <style:text-properties fo:color="#000000" fo:font-family="Times-Roman" style:font-family-generic="roman" fo:font-size="12pt" style:font-family-asian="Times-Roman" style:font-family-generic-asian="roman" style:font-size-asian="12pt" style:font-family-complex="Times-Roman" style:font-family-generic-complex="roman" style:font-size-complex="6.80000019073486pt"/>
    </style:style>
    <style:style style:name="T37" style:family="text">
      <style:text-properties fo:color="#000000"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T38" style:family="text">
      <style:text-properties fo:color="#000000" fo:font-family="Symbol" style:font-style-name="Regular" style:font-charset="x-symbol" fo:font-size="12pt" style:font-family-asian="Symbol" style:font-style-name-asian="Regular" style:font-charset-asian="x-symbol" style:font-size-asian="12pt" style:font-family-complex="Symbol" style:font-style-name-complex="Regular" style:font-charset-complex="x-symbol" style:font-size-complex="6.80000019073486pt"/>
    </style:style>
    <style:style style:name="T39" style:family="text">
      <style:text-properties fo:color="#000000" fo:font-family="Times-Roman" style:font-family-generic="roman" fo:font-size="12pt" fo:font-weight="normal" style:font-family-asian="Times-Roman" style:font-family-generic-asian="roman" style:font-size-asian="12pt" style:font-weight-asian="normal" style:font-family-complex="Times-Roman" style:font-family-generic-complex="roman" style:font-size-complex="6.80000019073486pt" style:font-weight-complex="normal"/>
    </style:style>
    <style:style style:name="T40" style:family="text">
      <style:text-properties fo:color="#000000" fo:font-family="Symbol" style:font-style-name="Regular" style:font-charset="x-symbol" fo:font-size="12pt" fo:font-weight="normal" style:font-family-asian="Symbol" style:font-style-name-asian="Regular" style:font-charset-asian="x-symbol" style:font-size-asian="12pt" style:font-weight-asian="normal" style:font-family-complex="Symbol" style:font-style-name-complex="Regular" style:font-charset-complex="x-symbol" style:font-size-complex="6.80000019073486pt" style:font-weight-complex="normal"/>
    </style:style>
    <style:style style:name="T41" style:family="text">
      <style:text-properties fo:color="#000000" fo:font-family="Times-Roman" style:font-family-generic="roman" fo:font-size="12pt" style:text-underline-style="solid" style:text-underline-width="auto" style:text-underline-color="font-color" fo:font-weight="bold" style:font-family-asian="Times-Roman" style:font-family-generic-asian="roman" style:font-size-asian="12pt" style:font-weight-asian="bold" style:font-family-complex="Times-Roman" style:font-family-generic-complex="roman" style:font-size-complex="6.80000019073486pt" style:font-weight-complex="bold"/>
    </style:style>
    <style:style style:name="T42" style:family="text">
      <style:text-properties fo:color="#000000" fo:font-family="Times-Roman" style:font-family-generic="roman" fo:font-size="12pt" style:text-underline-style="solid" style:text-underline-width="auto" style:text-underline-color="font-color" style:font-family-asian="Times-Roman" style:font-family-generic-asian="roman" style:font-size-asian="12pt" style:font-family-complex="Times-Roman" style:font-family-generic-complex="roman" style:font-size-complex="6.80000019073486pt"/>
    </style:style>
    <style:style style:name="T43" style:family="text">
      <style:text-properties fo:color="#000000" fo:font-family="Times-Roman" style:font-family-generic="roman" fo:font-size="12pt" style:text-underline-style="none" style:font-family-asian="Times-Roman" style:font-family-generic-asian="roman" style:font-size-asian="12pt" style:font-family-complex="Times-Roman" style:font-family-generic-complex="roman" style:font-size-complex="6.80000019073486pt"/>
    </style:style>
    <style:style style:name="T44" style:family="text">
      <style:text-properties fo:color="#000000" fo:font-family="Times-Roman" style:font-family-generic="roman" fo:font-size="12pt" style:text-underline-style="none" fo:font-weight="bold" style:font-family-asian="Times-Roman" style:font-family-generic-asian="roman" style:font-size-asian="12pt" style:font-weight-asian="bold" style:font-family-complex="Times-Roman" style:font-family-generic-complex="roman" style:font-size-complex="6.80000019073486pt" style:font-weight-complex="bold"/>
    </style:style>
    <style:style style:name="T45" style:family="text">
      <style:text-properties fo:color="#000000" style:text-position="super 58%" fo:font-family="Times-Roman" style:font-family-generic="roman" fo:font-size="12pt" style:text-underline-style="none" fo:font-weight="bold" style:font-family-asian="Times-Roman" style:font-family-generic-asian="roman" style:font-size-asian="12pt" style:font-weight-asian="bold" style:font-family-complex="Times-Roman" style:font-family-generic-complex="roman" style:font-size-complex="6.80000019073486pt" style:font-weight-complex="bold"/>
    </style:style>
    <style:style style:name="T46" style:family="text">
      <style:text-properties fo:color="#006699" fo:font-size="20pt" fo:font-weight="bold" style:font-size-asian="20pt" style:font-weight-asian="normal" style:font-size-complex="20pt" style:font-weight-complex="bold"/>
    </style:style>
    <style:style style:name="T47" style:family="text">
      <style:text-properties fo:color="#006699" style:text-position="super 58%" fo:font-size="20pt" fo:font-weight="bold" style:font-size-asian="20pt" style:font-weight-asian="normal" style:font-size-complex="20pt" style:font-weight-complex="bold"/>
    </style:style>
    <style:style style:name="T48" style:family="text">
      <style:text-properties fo:font-size="9pt" fo:font-weight="bold" style:font-size-asian="9pt" style:font-weight-asian="bold" style:font-size-complex="9pt" style:font-weight-complex="bold"/>
    </style:style>
    <style:style style:name="T49" style:family="text">
      <style:text-properties fo:font-size="18pt"/>
    </style:style>
    <style:style style:name="T50" style:family="text">
      <style:text-properties fo:font-family="Symbol" style:font-style-name="Regular" style:font-charset="x-symbol" fo:font-size="14pt" fo:font-weight="bold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/>
    </style:style>
    <style:style style:name="T51" style:family="text">
      <style:text-properties fo:font-size="14pt" fo:font-weight="bold" style:font-size-asian="18pt" style:font-weight-asian="bold" style:font-size-complex="18pt" style:font-weight-complex="bold"/>
    </style:style>
    <style:style style:name="T5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800080" fo:font-family="Helvetica-Bold" style:font-family-generic="swiss" fo:font-size="8pt" fo:font-weight="bold" style:font-family-asian="Helvetica-Bold" style:font-family-generic-asian="swiss" style:font-size-asian="8pt" style:font-weight-asian="bold" style:font-family-complex="Helvetica-Bold" style:font-family-generic-complex="swiss" style:font-size-complex="4.59999990463257pt" style:font-weight-complex="bold"/>
    </style:style>
    <style:style style:name="T54" style:family="text">
      <style:text-properties style:text-position="sub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990000" fo:font-size="14pt" fo:font-weight="bold" style:font-size-asian="14pt" style:font-weight-asian="bold" style:font-size-complex="14pt" style:font-weight-complex="bold"/>
    </style:style>
    <style:style style:name="T56" style:family="text">
      <style:text-properties fo:color="#990000" fo:font-size="10pt" fo:font-weight="bold" style:font-size-asian="10pt" style:font-weight-asian="bold" style:font-size-complex="10pt" style:font-weight-complex="bold"/>
    </style:style>
    <style:style style:name="T57" style:family="text">
      <style:text-properties fo:font-size="12pt" fo:font-weight="bold" style:font-size-asian="12pt" style:font-weight-asian="bold" style:font-size-complex="12pt" style:font-weight-complex="bold"/>
    </style:style>
    <style:style style:name="T58" style:family="text">
      <style:text-properties fo:font-size="6pt" fo:font-weight="bold" style:font-size-asian="6pt" style:font-weight-asian="bold" style:font-size-complex="6pt" style:font-weight-complex="bold"/>
    </style:style>
    <style:style style:name="T59" style:family="text">
      <style:text-properties fo:color="#000000" fo:font-family="Times-Roman" style:font-family-generic="roman" fo:font-size="14pt" style:font-family-asian="Times-Roman" style:font-family-generic-asian="roman" style:font-size-asian="14pt" style:font-family-complex="Times-Roman" style:font-family-generic-complex="roman" style:font-size-complex="14pt"/>
    </style:style>
    <style:style style:name="T60" style:family="text">
      <style:text-properties fo:color="#000000" fo:font-family="Times-Roman" style:font-family-generic="roman" fo:font-size="14pt" fo:font-weight="bold" style:font-family-asian="Times-Roman" style:font-family-generic-asian="roman" style:font-size-asian="14pt" style:font-weight-asian="bold" style:font-family-complex="Times-Roman" style:font-family-generic-complex="roman" style:font-size-complex="14pt" style:font-weight-complex="bold"/>
    </style:style>
    <style:style style:name="T61" style:family="text">
      <style:text-properties fo:color="#000000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T62" style:family="text">
      <style:text-properties fo:color="#000000" fo:font-family="Helvetica" style:font-family-generic="swiss" fo:font-size="14pt" fo:font-weight="bold" style:font-family-asian="Helvetica" style:font-family-generic-asian="swiss" style:font-size-asian="14pt" style:font-weight-asian="bold" style:font-family-complex="Helvetica" style:font-family-generic-complex="swiss" style:font-size-complex="14pt" style:font-weight-complex="bold"/>
    </style:style>
    <style:style style:name="T63" style:family="text">
      <style:text-properties fo:color="#000000" fo:font-family="Helvetica" style:font-family-generic="swiss" fo:font-size="14pt" fo:font-weight="normal" style:font-family-asian="Helvetica" style:font-family-generic-asian="swiss" style:font-size-asian="14pt" style:font-weight-asian="normal" style:font-family-complex="Helvetica" style:font-family-generic-complex="swiss" style:font-size-complex="14pt" style:font-weight-complex="normal"/>
    </style:style>
    <style:style style:name="T64" style:family="text">
      <style:text-properties fo:color="#000000" fo:font-family="Times-Roman" style:font-family-generic="roman" fo:font-size="14pt" fo:font-weight="normal" style:font-family-asian="Times-Roman" style:font-family-generic-asian="roman" style:font-size-asian="14pt" style:font-weight-asian="normal" style:font-family-complex="Times-Roman" style:font-family-generic-complex="roman" style:font-size-complex="14pt" style:font-weight-complex="normal"/>
    </style:style>
    <style:style style:name="T65" style:family="text">
      <style:text-properties fo:color="#000000" fo:font-family="Times-Roman" style:font-family-generic="roman" fo:font-size="14pt" style:text-underline-style="solid" style:text-underline-width="auto" style:text-underline-color="font-color" fo:font-weight="bold" style:font-family-asian="Times-Roman" style:font-family-generic-asian="roman" style:font-size-asian="14pt" style:font-weight-asian="bold" style:font-family-complex="Times-Roman" style:font-family-generic-complex="roman" style:font-size-complex="14pt" style:font-weight-complex="bold"/>
    </style:style>
    <style:style style:name="T66" style:family="text">
      <style:text-properties fo:color="#000000" fo:font-family="Times-Roman" style:font-family-generic="roman" fo:font-size="14pt" style:text-underline-style="solid" style:text-underline-width="auto" style:text-underline-color="font-color" style:font-family-asian="Times-Roman" style:font-family-generic-asian="roman" style:font-size-asian="14pt" style:font-family-complex="Times-Roman" style:font-family-generic-complex="roman" style:font-size-complex="14pt"/>
    </style:style>
    <style:style style:name="T67" style:family="text">
      <style:text-properties fo:color="#000000" fo:font-family="Times-Roman" style:font-family-generic="roman" fo:font-size="14pt" style:text-underline-style="none" style:font-family-asian="Times-Roman" style:font-family-generic-asian="roman" style:font-size-asian="14pt" style:font-family-complex="Times-Roman" style:font-family-generic-complex="roman" style:font-size-complex="14pt"/>
    </style:style>
    <style:style style:name="T68" style:family="text">
      <style:text-properties fo:color="#000000" fo:font-family="Times-Roman" style:font-family-generic="roman" fo:font-size="14pt" style:text-underline-style="none" fo:font-weight="bold" style:font-family-asian="Times-Roman" style:font-family-generic-asian="roman" style:font-size-asian="14pt" style:font-weight-asian="bold" style:font-family-complex="Times-Roman" style:font-family-generic-complex="roman" style:font-size-complex="14pt" style:font-weight-complex="bold"/>
    </style:style>
    <style:style style:name="T69" style:family="text">
      <style:text-properties fo:font-size="10pt" fo:font-weight="bold" style:font-size-asian="10pt" style:font-weight-asian="bold" style:font-size-complex="10pt" style:font-weight-complex="bold"/>
    </style:style>
    <style:style style:name="T70" style:family="text">
      <style:text-properties fo:font-size="15pt" fo:text-shadow="1pt 1pt" fo:font-weight="bold" style:font-size-asian="15pt" style:font-weight-asian="normal" style:font-size-complex="15pt"/>
    </style:style>
    <style:style style:name="T71" style:family="text">
      <style:text-properties fo:font-size="15pt" fo:font-weight="bold" style:font-size-asian="15pt" style:font-weight-asian="normal" style:font-size-complex="15pt"/>
    </style:style>
    <style:style style:name="T72" style:family="text">
      <style:text-properties fo:font-size="15pt" fo:text-shadow="1pt 1pt" fo:font-weight="bold" style:font-size-asian="15pt" style:font-weight-asian="normal" style:font-size-complex="15pt" style:font-weight-complex="bold"/>
    </style:style>
    <style:style style:name="T73" style:family="text">
      <style:text-properties fo:font-family="'Arial Black'" style:font-style-name="Regular" style:font-family-generic="swiss" style:font-pitch="variable" fo:font-size="18pt" style:text-underline-style="solid" style:text-underline-width="auto" style:text-underline-color="font-color" fo:font-weight="bold" style:font-size-asian="18pt" style:font-weight-asian="normal" style:font-size-complex="18pt"/>
    </style:style>
    <style:style style:name="T74" style:family="text">
      <style:text-properties fo:font-size="15pt" fo:text-shadow="1pt 1pt" style:text-underline-style="none" fo:font-weight="bold" style:font-size-asian="15pt" style:font-weight-asian="normal" style:font-size-complex="15pt"/>
    </style:style>
    <style:style style:name="T75" style:family="text">
      <style:text-properties fo:font-size="15pt" style:text-underline-style="none" fo:font-weight="bold" style:font-size-asian="15pt" style:font-weight-asian="normal" style:font-size-complex="15pt"/>
    </style:style>
    <style:style style:name="T76" style:family="text">
      <style:text-properties fo:color="#3465a4" fo:font-size="13pt" fo:text-shadow="none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9.398cm" svg:height="5.218cm" svg:x="1.789cm" svg:y="2.602cm">
            <text:p text:style-name="P1"><text:span text:style-name="T1">GC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542cm" svg:y1="8.963cm" svg:x2="4.737cm" svg:y2="8.963cm">
            <text:p/>
          </draw:line>
          <draw:custom-shape draw:style-name="gr3" draw:text-style-name="P4" draw:layer="layout" svg:width="6.399cm" svg:height="2.466cm" svg:x="4.753cm" svg:y="8.529cm">
            <text:p text:style-name="P3"><text:span text:style-name="T2">Inverse 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0.9cm" svg:height="0.983cm" svg:x="2.867cm" svg:y="8.488cm">
            <draw:text-box>
              <text:p><text:span text:style-name="T3">1</text:span></text:p>
            </draw:text-box>
          </draw:frame>
          <draw:line draw:style-name="gr5" draw:text-style-name="P3" draw:layer="layout" svg:x1="3.952cm" svg:y1="9.411cm" svg:x2="4.752cm" svg:y2="9.411cm">
            <text:p/>
          </draw:line>
          <draw:line draw:style-name="gr6" draw:text-style-name="P3" draw:layer="layout" svg:x1="3.952cm" svg:y1="9.776cm" svg:x2="4.752cm" svg:y2="9.776cm">
            <text:p/>
          </draw:line>
          <draw:line draw:style-name="gr2" draw:text-style-name="P3" draw:layer="layout" svg:x1="2.297cm" svg:y1="2.998cm" svg:x2="3.567cm" svg:y2="2.994cm">
            <text:p/>
          </draw:line>
          <draw:line draw:style-name="gr7" draw:text-style-name="P3" draw:layer="layout" svg:x1="5.902cm" svg:y1="6.928cm" svg:x2="5.902cm" svg:y2="7.529cm">
            <text:p/>
          </draw:line>
          <draw:line draw:style-name="gr2" draw:text-style-name="P3" draw:layer="layout" svg:x1="8.258cm" svg:y1="6.921cm" svg:x2="8.266cm" svg:y2="8.582cm">
            <text:p/>
          </draw:line>
          <draw:line draw:style-name="gr8" draw:text-style-name="P3" draw:layer="layout" svg:x1="5.902cm" svg:y1="7.529cm" svg:x2="2.247cm" svg:y2="7.529cm">
            <text:p/>
          </draw:line>
          <draw:line draw:style-name="gr9" draw:text-style-name="P3" draw:layer="layout" svg:x1="2.253cm" svg:y1="7.528cm" svg:x2="2.253cm" svg:y2="3.014cm">
            <text:p/>
          </draw:line>
          <draw:custom-shape draw:style-name="gr10" draw:text-style-name="P7" draw:layer="layout" svg:width="7.043cm" svg:height="3.376cm" svg:x="3.585cm" svg:y="3.516cm">
            <text:p text:style-name="P6"><text:span text:style-name="T4">BPD</text:span></text:p>
            <text:p text:style-name="P6"><text:span text:style-name="T5"/></text:p>
            <text:p text:style-name="P6"><text:span text:style-name="T6">Remainder <text:s text:c="6"/>Quot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2.159cm" svg:height="0.82cm" svg:x="8.393cm" svg:y="3.571cm">
            <text:p text:style-name="P3"><text:span text:style-name="T7">Reg_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7cm" svg:height="0.812cm" svg:x="5.105cm" svg:y="5.992cm">
            <text:p text:style-name="P3"><text:span text:style-name="T7">Reg_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7cm" svg:height="0.796cm" svg:x="7.505cm" svg:y="6.008cm">
            <text:p text:style-name="P3"><text:span text:style-name="T7">Reg_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0.834cm" svg:height="0.962cm" svg:x="5.938cm" svg:y="6.848cm">
            <draw:text-box>
              <text:p><text:span text:style-name="T3">r</text:span></text:p>
            </draw:text-box>
          </draw:frame>
          <draw:frame draw:style-name="gr13" draw:text-style-name="P5" draw:layer="layout" svg:width="0.834cm" svg:height="0.962cm" svg:x="8.138cm" svg:y="6.748cm">
            <draw:text-box>
              <text:p><text:span text:style-name="T3">q</text:span></text:p>
            </draw:text-box>
          </draw:frame>
          <draw:line draw:style-name="gr5" draw:text-style-name="P3" draw:layer="layout" svg:x1="2.764cm" svg:y1="4.842cm" svg:x2="3.564cm" svg:y2="4.842cm">
            <text:p/>
          </draw:line>
          <draw:line draw:style-name="gr6" draw:text-style-name="P3" draw:layer="layout" svg:x1="2.764cm" svg:y1="5.241cm" svg:x2="3.564cm" svg:y2="5.241cm">
            <text:p/>
          </draw:line>
          <draw:frame draw:style-name="gr14" draw:text-style-name="P9" draw:layer="layout" svg:width="1.7cm" svg:height="1.295cm" svg:x="8.556cm" svg:y="0.913cm">
            <draw:text-box>
              <text:p><text:span text:style-name="T8">f(x)</text:span></text:p>
            </draw:text-box>
          </draw:frame>
          <draw:line draw:style-name="gr15" draw:text-style-name="P10" draw:layer="layout" svg:x1="9.356cm" svg:y1="1.905cm" svg:x2="9.356cm" svg:y2="3.545cm">
            <text:p/>
          </draw:line>
          <draw:line draw:style-name="gr5" draw:text-style-name="P3" draw:layer="layout" svg:x1="0.989cm" svg:y1="5.026cm" svg:x2="1.789cm" svg:y2="5.026cm">
            <text:p/>
          </draw:line>
          <draw:line draw:style-name="gr6" draw:text-style-name="P3" draw:layer="layout" svg:x1="0.989cm" svg:y1="5.425cm" svg:x2="1.789cm" svg:y2="5.425cm">
            <text:p/>
          </draw:line>
          <draw:custom-shape draw:style-name="gr11" draw:text-style-name="P8" draw:layer="layout" svg:width="2.392cm" svg:height="0.762cm" svg:x="3.596cm" svg:y="2.682cm">
            <text:p text:style-name="P3"><text:span text:style-name="T7">Reg_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3" draw:layer="layout" svg:x1="4.837cm" svg:y1="3.502cm" svg:x2="4.837cm" svg:y2="3.983cm">
            <text:p/>
          </draw:line>
          <draw:line draw:style-name="gr2" draw:text-style-name="P3" draw:layer="layout" svg:x1="4.837cm" svg:y1="1.851cm" svg:x2="4.837cm" svg:y2="2.602cm">
            <text:p/>
          </draw:line>
          <draw:line draw:style-name="gr16" draw:text-style-name="P3" draw:layer="layout" svg:x1="8.393cm" svg:y1="3.983cm" svg:x2="4.837cm" svg:y2="3.983cm">
            <text:p/>
          </draw:line>
          <draw:frame draw:style-name="gr14" draw:text-style-name="P9" draw:layer="layout" svg:width="1.7cm" svg:height="1.295cm" svg:x="4.056cm" svg:y="0.914cm">
            <draw:text-box>
              <text:p><text:span text:style-name="T8">a(x)</text:span></text:p>
            </draw:text-box>
          </draw:frame>
          <draw:custom-shape draw:style-name="gr12" draw:text-style-name="P8" draw:layer="layout" svg:width="2.286cm" svg:height="0.812cm" svg:x="4.837cm" svg:y="8.582cm">
            <text:p text:style-name="P3"><text:span text:style-name="T7">Reg_g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2.286cm" svg:height="0.796cm" svg:x="4.837cm" svg:y="10.094cm">
            <text:p text:style-name="P3"><text:span text:style-name="T7">Reg_In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.542cm" svg:y1="10.606cm" svg:x2="4.737cm" svg:y2="10.606cm">
            <text:p/>
          </draw:line>
          <draw:frame draw:style-name="gr4" draw:text-style-name="P5" draw:layer="layout" svg:width="0.9cm" svg:height="0.983cm" svg:x="2.867cm" svg:y="10.131cm">
            <draw:text-box>
              <text:p><text:span text:style-name="T3">0</text:span></text:p>
            </draw:text-box>
          </draw:frame>
          <draw:line draw:style-name="gr17" draw:text-style-name="P3" draw:layer="layout" svg:x1="3.94cm" svg:y1="10.118cm" svg:x2="4.74cm" svg:y2="10.118cm">
            <text:p/>
          </draw:line>
          <draw:line draw:style-name="gr17" draw:text-style-name="P3" draw:layer="layout" svg:x1="0.989cm" svg:y1="5.815cm" svg:x2="1.789cm" svg:y2="5.815cm">
            <text:p/>
          </draw:line>
        </draw:g>
        <draw:custom-shape draw:style-name="gr10" draw:text-style-name="P7" draw:layer="layout" svg:width="3.815cm" svg:height="2.318cm" svg:x="14.203cm" svg:y="3.254cm">
          <text:p text:style-name="P6"><text:span text:style-name="T4">E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3.408cm" svg:y1="3.763cm" svg:x2="14.208cm" svg:y2="3.763cm">
          <text:p/>
        </draw:line>
        <draw:line draw:style-name="gr6" draw:text-style-name="P3" draw:layer="layout" svg:x1="13.4cm" svg:y1="4.362cm" svg:x2="14.2cm" svg:y2="4.362cm">
          <text:p/>
        </draw:line>
        <draw:line draw:style-name="gr2" draw:text-style-name="P3" draw:layer="layout" svg:x1="14.973cm" svg:y1="2.572cm" svg:x2="14.973cm" svg:y2="3.323cm">
          <text:p/>
        </draw:line>
        <draw:frame draw:style-name="gr14" draw:text-style-name="P9" draw:layer="layout" svg:width="1.7cm" svg:height="1.295cm" svg:x="14.192cm" svg:y="1.635cm">
          <draw:text-box>
            <text:p><text:span text:style-name="T8">a(x)</text:span></text:p>
          </draw:text-box>
        </draw:frame>
        <draw:line draw:style-name="gr2" draw:text-style-name="P3" draw:layer="layout" svg:x1="17.173cm" svg:y1="2.572cm" svg:x2="17.173cm" svg:y2="3.323cm">
          <text:p/>
        </draw:line>
        <draw:frame draw:style-name="gr14" draw:text-style-name="P9" draw:layer="layout" svg:width="1.7cm" svg:height="1.295cm" svg:x="16.392cm" svg:y="1.635cm">
          <draw:text-box>
            <text:p><text:span text:style-name="T8">f(x)</text:span></text:p>
          </draw:text-box>
        </draw:frame>
        <draw:line draw:style-name="gr2" draw:text-style-name="P3" draw:layer="layout" svg:x1="16.073cm" svg:y1="5.56cm" svg:x2="16.073cm" svg:y2="6.311cm">
          <text:p/>
        </draw:line>
        <draw:frame draw:style-name="gr18" draw:text-style-name="P7" draw:layer="layout" svg:width="2.109cm" svg:height="0.986cm" svg:x="16.098cm" svg:y="5.568cm">
          <draw:text-box>
            <text:p><text:span text:style-name="T3">a</text:span><text:span text:style-name="T9">-1</text:span><text:span text:style-name="T3">(x)</text:span></text:p>
          </draw:text-box>
        </draw:frame>
        <draw:frame draw:style-name="gr19" draw:text-style-name="P11" draw:layer="layout" svg:width="1.905cm" svg:height="0.806cm" svg:x="11.668cm" svg:y="3.255cm">
          <draw:text-box>
            <text:p text:style-name="P6"><text:span text:style-name="T10">clock</text:span></text:p>
          </draw:text-box>
        </draw:frame>
        <draw:frame draw:style-name="gr19" draw:text-style-name="P11" draw:layer="layout" svg:width="1.905cm" svg:height="0.806cm" svg:x="11.669cm" svg:y="3.855cm">
          <draw:text-box>
            <text:p text:style-name="P6"><text:span text:style-name="T10">reset</text:span></text:p>
          </draw:text-box>
        </draw:frame>
        <draw:line draw:style-name="gr6" draw:text-style-name="P3" draw:layer="layout" svg:x1="13.408cm" svg:y1="4.963cm" svg:x2="14.208cm" svg:y2="4.963cm">
          <text:p/>
        </draw:line>
        <draw:line draw:style-name="gr5" draw:text-style-name="P3" draw:layer="layout" svg:x1="18.034cm" svg:y1="4.363cm" svg:x2="18.834cm" svg:y2="4.363cm">
          <text:p/>
        </draw:line>
        <draw:frame draw:style-name="gr19" draw:text-style-name="P11" draw:layer="layout" svg:width="1.905cm" svg:height="0.806cm" svg:x="11.668cm" svg:y="4.517cm">
          <draw:text-box>
            <text:p text:style-name="P6"><text:span text:style-name="T10">Start</text:span></text:p>
          </draw:text-box>
        </draw:frame>
        <draw:frame draw:style-name="gr19" draw:text-style-name="P11" draw:layer="layout" svg:width="1.821cm" svg:height="0.806cm" svg:x="18.642cm" svg:y="3.955cm">
          <draw:text-box>
            <text:p text:style-name="P6"><text:span text:style-name="T10">Done</text:span></text:p>
          </draw:text-box>
        </draw:frame>
        <draw:frame draw:style-name="gr20" draw:text-style-name="P13" draw:layer="layout" svg:width="8.431cm" svg:height="7.182cm" svg:x="12.273cm" svg:y="9.639cm">
          <draw:text-box>
            <text:p text:style-name="P12"><text:span text:style-name="T11">INPUT</text:span><text:span text:style-name="T12">: Binary polynomials </text:span><text:span text:style-name="T11">a(x)</text:span><text:span text:style-name="T12"> of max degree m−1 &amp;</text:span><text:span text:style-name="T11"> f(x)</text:span><text:span text:style-name="T12"> of m degree</text:span></text:p>
            <text:p text:style-name="P12"><text:span text:style-name="T11">OUTPUT</text:span><text:span text:style-name="T12">: a</text:span><text:span text:style-name="T13">-1</text:span><text:span text:style-name="T12"> mod f.</text:span></text:p>
            <text:p text:style-name="P12"><text:span text:style-name="T12">1. </text:span><text:span text:style-name="T11">a</text:span><text:span text:style-name="T12">←a(x), </text:span><text:span text:style-name="T11">f</text:span><text:span text:style-name="T12">← f(x) .</text:span></text:p>
            <text:p text:style-name="P12"><text:span text:style-name="T12">2. </text:span><text:span text:style-name="T11">g1</text:span><text:span text:style-name="T12">←0, </text:span><text:span text:style-name="T11">g2</text:span><text:span text:style-name="T12">←1.</text:span></text:p>
            <text:p text:style-name="P12"><text:span text:style-name="T12">3. </text:span><text:span text:style-name="T11">WHILE</text:span><text:span text:style-name="T12"> r≠0 (gcd ≠1) do</text:span></text:p>
            <text:p text:style-name="P12"><text:span text:style-name="T12"><text:s text:c="2"/></text:span><text:span text:style-name="T12">3.1 perform </text:span><text:span text:style-name="T11">BPD</text:span><text:span text:style-name="T12"> to find </text:span><text:span text:style-name="T11">r</text:span><text:span text:style-name="T12"> &amp; </text:span><text:span text:style-name="T11">q</text:span><text:span text:style-name="T12"> (f=a×q+r).</text:span></text:p>
            <text:p text:style-name="P12"><text:span text:style-name="T12"><text:s text:c="3"/></text:span><text:span text:style-name="T12">3.2 </text:span><text:span text:style-name="T11">g1</text:span><text:span text:style-name="T12">←g2, </text:span><text:span text:style-name="T11">g2</text:span><text:span text:style-name="T12">←g1 × q⊕g2.</text:span></text:p>
            <text:p text:style-name="P12"><text:span text:style-name="T14"><text:s text:c="3"/></text:span><text:span text:style-name="T14">3.3 <text:s/></text:span><text:span text:style-name="T15">f</text:span><text:span text:style-name="T14">←a, </text:span><text:span text:style-name="T15">a</text:span><text:span text:style-name="T16">←r.</text:span></text:p>
            <text:p text:style-name="P12"><text:span text:style-name="T12">4. </text:span><text:span text:style-name="T11">RETURN</text:span><text:span text:style-name="T12"> (</text:span><text:span text:style-name="T11">g2</text:span><text:span text:style-name="T12">).</text:span></text:p>
          </draw:text-box>
        </draw:frame>
        <draw:g>
          <draw:custom-shape draw:style-name="gr21" draw:text-style-name="P14" xml:id="id2" draw:id="id2" draw:layer="layout" svg:width="4.953cm" svg:height="1.4cm" svg:x="3.976cm" svg:y="25.216cm">
            <text:p text:style-name="P3"><text:span text:style-name="T3">a</text:span><text:span text:style-name="T9">-1</text:span><text:span text:style-name="T3">(x) = g</text:span><text:span text:style-name="T17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6" xml:id="id1" draw:id="id1" draw:layer="layout" svg:width="3.3cm" svg:height="2.2cm" svg:x="4.805cm" svg:y="21.816cm">
            <text:p text:style-name="P15"><text:span text:style-name="T18">r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4" xml:id="id3" draw:id="id3" draw:layer="layout" svg:width="1.885cm" svg:height="1.999cm" svg:x="10.188cm" svg:y="17.416cm">
            <text:p text:style-name="P3"><text:span text:style-name="T3">f = a</text:span></text:p>
            <text:p text:style-name="P3"><text:span text:style-name="T3">a = 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3" draw:text-style-name="P3" draw:layer="layout" svg:x1="6.455cm" svg:y1="24.016cm" svg:x2="6.452cm" svg:y2="25.216cm" draw:start-shape="id1" draw:start-glue-point="6" draw:end-shape="id2" draw:end-glue-point="0" svg:d="M6455 24016v601h-3v599">
            <text:p/>
          </draw:connector>
          <draw:connector draw:style-name="gr23" draw:text-style-name="P3" draw:layer="layout" svg:x1="8.105cm" svg:y1="22.916cm" svg:x2="11.13cm" svg:y2="19.415cm" draw:start-shape="id1" draw:start-glue-point="7" draw:end-shape="id3" draw:end-glue-point="2" svg:d="M8105 22916h3025v-3501">
            <text:p/>
          </draw:connector>
          <draw:connector draw:style-name="gr23" draw:text-style-name="P3" draw:layer="layout" svg:x1="11.13cm" svg:y1="17.416cm" svg:x2="9.594cm" svg:y2="15.4cm" draw:start-shape="id3" draw:start-glue-point="0" draw:end-shape="id4" draw:end-glue-point="1" svg:d="M11130 17416v-2016h-1536">
            <text:p/>
          </draw:connector>
          <draw:connector draw:style-name="gr23" draw:text-style-name="P3" draw:layer="layout" svg:x1="6.461cm" svg:y1="20.952cm" svg:x2="6.455cm" svg:y2="21.816cm" draw:start-shape="id5" draw:start-glue-point="2" draw:end-shape="id1" draw:end-glue-point="4" svg:d="M6461 20952v432h-6v432">
            <text:p/>
          </draw:connector>
          <draw:frame draw:style-name="gr24" draw:text-style-name="P9" draw:layer="layout" svg:width="0.9cm" svg:height="1cm" svg:x="7.574cm" svg:y="21.916cm">
            <draw:text-box>
              <text:p><text:span text:style-name="T8">N</text:span></text:p>
            </draw:text-box>
          </draw:frame>
          <draw:frame draw:style-name="gr25" draw:text-style-name="P9" draw:layer="layout" svg:width="0.9cm" svg:height="0.962cm" svg:x="6.574cm" svg:y="24.016cm">
            <draw:text-box>
              <text:p><text:span text:style-name="T8">Y</text:span></text:p>
            </draw:text-box>
          </draw:frame>
          <draw:frame draw:style-name="gr24" draw:text-style-name="P9" draw:layer="layout" svg:width="6.931cm" svg:height="1cm" svg:x="3.231cm" svg:y="12.616cm">
            <draw:text-box>
              <text:p><text:span text:style-name="T8">a(x)</text:span><text:span text:style-name="T8"><text:tab/></text:span><text:span text:style-name="T8"><text:tab/></text:span><text:span text:style-name="T8"><text:tab/></text:span><text:span text:style-name="T8"><text:tab/></text:span><text:span text:style-name="T8">f(x)</text:span></text:p>
            </draw:text-box>
          </draw:frame>
          <draw:line draw:style-name="gr23" draw:text-style-name="P3" draw:layer="layout" svg:x1="4.39cm" svg:y1="13.554cm" svg:x2="4.39cm" svg:y2="14.754cm">
            <text:p/>
          </draw:line>
          <draw:custom-shape draw:style-name="gr21" draw:text-style-name="P14" xml:id="id4" draw:id="id4" draw:layer="layout" svg:width="1.471cm" svg:height="1.4cm" svg:x="8.123cm" svg:y="14.7cm">
            <text:p text:style-name="P3"><text:span text:style-name="T3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8.921cm" svg:y1="13.53cm" svg:x2="8.921cm" svg:y2="14.73cm">
            <text:p/>
          </draw:line>
          <draw:custom-shape draw:style-name="gr21" draw:text-style-name="P14" draw:layer="layout" svg:width="1.471cm" svg:height="1.4cm" svg:x="3.623cm" svg:y="14.7cm">
            <text:p text:style-name="P3"><text:span text:style-name="T3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4" draw:layer="layout" svg:width="3.025cm" svg:height="1.4cm" svg:x="5.094cm" svg:y="14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4.314cm" svg:y1="18.558cm" svg:x2="4.314cm" svg:y2="19.682cm">
            <text:p/>
          </draw:line>
          <draw:custom-shape draw:style-name="gr21" draw:text-style-name="P14" xml:id="id5" draw:id="id5" draw:layer="layout" svg:width="6.604cm" svg:height="1.27cm" draw:transform="skewX (0.0031415926535892) rotate (0.0031415926535892) translate (3.159cm 19.682cm)">
            <text:p text:style-name="P3"><text:span text:style-name="T3">g</text:span><text:span text:style-name="T17">1</text:span><text:span text:style-name="T3">=</text:span><text:span text:style-name="T19">g</text:span><text:span text:style-name="T20">2</text:span><text:span text:style-name="T3">, g</text:span><text:span text:style-name="T17">2</text:span><text:span text:style-name="T3">= </text:span><text:span text:style-name="T19">(g</text:span><text:span text:style-name="T20">2</text:span><text:span text:style-name="T21">×</text:span><text:span text:style-name="T22">q) </text:span><text:span text:style-name="T21">⊕ </text:span><text:span text:style-name="T22">g</text:span><text:span text:style-name="T2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5.969cm" svg:height="1.4cm" svg:x="3.598cm" svg:y="17.175cm">
            <text:p text:style-name="P3"><text:span text:style-name="T3">Perform BP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8.814cm" svg:y1="18.533cm" svg:x2="8.814cm" svg:y2="19.657cm">
            <text:p/>
          </draw:line>
          <draw:line draw:style-name="gr23" draw:text-style-name="P3" draw:layer="layout" svg:x1="4.314cm" svg:y1="16.134cm" svg:x2="4.314cm" svg:y2="17.258cm">
            <text:p/>
          </draw:line>
          <draw:line draw:style-name="gr23" draw:text-style-name="P3" draw:layer="layout" svg:x1="8.814cm" svg:y1="16.109cm" svg:x2="8.814cm" svg:y2="17.233cm">
            <text:p/>
          </draw:line>
          <draw:frame draw:style-name="gr27" draw:text-style-name="P14" draw:layer="layout" svg:width="0.748cm" svg:height="0.963cm" svg:x="4.556cm" svg:y="18.579cm">
            <draw:text-box>
              <text:p text:style-name="P3"><text:span text:style-name="T3">r</text:span></text:p>
            </draw:text-box>
          </draw:frame>
          <draw:frame draw:style-name="gr27" draw:text-style-name="P14" draw:layer="layout" svg:width="0.748cm" svg:height="0.963cm" svg:x="7.756cm" svg:y="18.48cm">
            <draw:text-box>
              <text:p text:style-name="P3"><text:span text:style-name="T3">q</text:span></text:p>
            </draw:text-box>
          </draw:frame>
        </draw:g>
      </draw:page>
      <draw:page draw:name="page2" draw:style-name="dp1" draw:master-page-name="Default">
        <draw:g>
          <draw:custom-shape draw:style-name="gr21" draw:text-style-name="P14" xml:id="id7" draw:id="id7" draw:layer="layout" svg:width="4.953cm" svg:height="1.4cm" svg:x="2.96cm" svg:y="14.424cm">
            <text:p text:style-name="P3"><text:span text:style-name="T3">remainder = 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6" xml:id="id6" draw:id="id6" draw:layer="layout" svg:width="3.3cm" svg:height="2.2cm" svg:x="3.789cm" svg:y="11.024cm">
            <text:p text:style-name="P15"><text:span text:style-name="T18">fd &gt; a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4" xml:id="id9" draw:id="id9" draw:layer="layout" svg:width="1.885cm" svg:height="1.186cm" svg:x="8.572cm" svg:y="6.624cm">
            <text:p text:style-name="P3"><text:span text:style-name="T3">f = 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3" draw:text-style-name="P3" draw:layer="layout" svg:x1="5.439cm" svg:y1="13.224cm" svg:x2="5.436cm" svg:y2="14.424cm" draw:start-shape="id6" draw:start-glue-point="6" draw:end-shape="id7" draw:end-glue-point="0" svg:d="M5439 13224v601h-3v599">
            <text:p/>
          </draw:connector>
          <draw:connector draw:style-name="gr23" draw:text-style-name="P3" draw:layer="layout" svg:x1="7.089cm" svg:y1="12.124cm" svg:x2="10.665cm" svg:y2="12.119cm" draw:start-shape="id6" draw:start-glue-point="7" draw:end-shape="id8" draw:end-glue-point="5" svg:d="M7089 12124h1789v-5h1787">
            <text:p/>
          </draw:connector>
          <draw:connector draw:style-name="gr23" draw:text-style-name="P3" draw:layer="layout" svg:x1="9.514cm" svg:y1="6.624cm" svg:x2="8.578cm" svg:y2="4.608cm" draw:start-shape="id9" draw:start-glue-point="0" draw:end-shape="id10" draw:end-glue-point="1" svg:d="M9514 6624v-2016h-936">
            <text:p/>
          </draw:connector>
          <draw:connector draw:style-name="gr23" draw:text-style-name="P3" draw:layer="layout" svg:x1="5.43cm" svg:y1="10.06cm" svg:x2="5.439cm" svg:y2="11.024cm" draw:start-shape="id11" draw:start-glue-point="2" draw:end-shape="id6" draw:end-glue-point="4" svg:d="M5430 10060v482h9v482">
            <text:p/>
          </draw:connector>
          <draw:frame draw:style-name="gr24" draw:text-style-name="P9" draw:layer="layout" svg:width="0.9cm" svg:height="1cm" svg:x="6.558cm" svg:y="11.124cm">
            <draw:text-box>
              <text:p><text:span text:style-name="T8">Y</text:span></text:p>
            </draw:text-box>
          </draw:frame>
          <draw:frame draw:style-name="gr25" draw:text-style-name="P9" draw:layer="layout" svg:width="0.9cm" svg:height="0.962cm" svg:x="5.558cm" svg:y="13.224cm">
            <draw:text-box>
              <text:p><text:span text:style-name="T8">N</text:span></text:p>
            </draw:text-box>
          </draw:frame>
          <draw:frame draw:style-name="gr24" draw:text-style-name="P9" draw:layer="layout" svg:width="6.931cm" svg:height="1cm" svg:x="2.215cm" svg:y="1.824cm">
            <draw:text-box>
              <text:p><text:span text:style-name="T8">a(x)</text:span><text:span text:style-name="T8"><text:tab/></text:span><text:span text:style-name="T8"><text:tab/></text:span><text:span text:style-name="T8"><text:tab/></text:span><text:span text:style-name="T8"><text:tab/></text:span><text:span text:style-name="T8">f(x)</text:span></text:p>
            </draw:text-box>
          </draw:frame>
          <draw:connector draw:style-name="gr23" draw:text-style-name="P3" draw:layer="layout" svg:x1="3.342cm" svg:y1="5.308cm" svg:x2="3.334cm" svg:y2="6.307cm" draw:start-shape="id12" draw:start-glue-point="2" draw:end-shape="id13" draw:end-glue-point="0" svg:d="M3342 5308v500h-8v499">
            <text:p/>
          </draw:connector>
          <draw:line draw:style-name="gr23" draw:text-style-name="P3" draw:layer="layout" svg:x1="3.374cm" svg:y1="2.762cm" svg:x2="3.374cm" svg:y2="3.962cm">
            <text:p/>
          </draw:line>
          <draw:custom-shape draw:style-name="gr21" draw:text-style-name="P14" xml:id="id10" draw:id="id10" draw:layer="layout" svg:width="1.471cm" svg:height="1.4cm" svg:x="7.107cm" svg:y="3.908cm">
            <text:p text:style-name="P3"><text:span text:style-name="T3">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7.905cm" svg:y1="2.738cm" svg:x2="7.905cm" svg:y2="3.938cm">
            <text:p/>
          </draw:line>
          <draw:custom-shape draw:style-name="gr21" draw:text-style-name="P14" xml:id="id12" draw:id="id12" draw:layer="layout" svg:width="1.471cm" svg:height="1.4cm" svg:x="2.607cm" svg:y="3.908cm">
            <text:p text:style-name="P3"><text:span text:style-name="T3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3.025cm" svg:height="1.4cm" svg:x="4.078cm" svg:y="3.905cm">
            <text:p text:style-name="P3"><text:span text:style-name="T3">q=1, r=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3" draw:text-style-name="P3" draw:layer="layout" svg:x1="7.843cm" svg:y1="5.253cm" svg:x2="7.843cm" svg:y2="8.809cm">
            <text:p/>
          </draw:line>
          <draw:custom-shape draw:style-name="gr21" draw:text-style-name="P14" xml:id="id13" draw:id="id13" draw:layer="layout" svg:width="1.905cm" svg:height="1.4cm" svg:x="2.382cm" svg:y="6.307cm">
            <text:p text:style-name="P3"><text:span text:style-name="T3">Alig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6" xml:id="id8" draw:id="id8" draw:layer="layout" svg:width="3.3cm" svg:height="2.2cm" svg:x="10.665cm" svg:y="11.019cm">
            <text:p text:style-name="P15"><text:span text:style-name="T18">rd &gt; ad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23" draw:text-style-name="P3" draw:layer="layout" svg:x1="12.315cm" svg:y1="13.219cm" svg:x2="12.336cm" svg:y2="14.459cm" draw:start-shape="id8" draw:start-glue-point="6" draw:end-shape="id14" draw:end-glue-point="0" svg:d="M12315 13219v621h21v619">
            <text:p/>
          </draw:connector>
          <draw:connector draw:style-name="gr23" draw:text-style-name="P3" draw:layer="layout" svg:x1="13.965cm" svg:y1="12.119cm" svg:x2="16.494cm" svg:y2="14.462cm" draw:start-shape="id8" draw:start-glue-point="7" draw:end-shape="id15" draw:end-glue-point="0" svg:d="M13965 12119h2529v2343">
            <text:p/>
          </draw:connector>
          <draw:frame draw:style-name="gr24" draw:text-style-name="P9" draw:layer="layout" svg:width="0.9cm" svg:height="1cm" svg:x="13.734cm" svg:y="11.219cm">
            <draw:text-box>
              <text:p><text:span text:style-name="T8">Y</text:span></text:p>
            </draw:text-box>
          </draw:frame>
          <draw:frame draw:style-name="gr25" draw:text-style-name="P9" draw:layer="layout" svg:width="0.9cm" svg:height="0.962cm" svg:x="11.214cm" svg:y="12.983cm">
            <draw:text-box>
              <text:p><text:span text:style-name="T8">N</text:span></text:p>
            </draw:text-box>
          </draw:frame>
          <draw:line draw:style-name="gr23" draw:text-style-name="P3" draw:layer="layout" svg:x1="3.298cm" svg:y1="7.666cm" svg:x2="3.298cm" svg:y2="8.79cm">
            <text:p/>
          </draw:line>
          <draw:custom-shape draw:style-name="gr21" draw:text-style-name="P14" xml:id="id11" draw:id="id11" draw:layer="layout" svg:width="5.588cm" svg:height="1.27cm" svg:x="2.636cm" svg:y="8.79cm">
            <text:p text:style-name="P3"><text:span text:style-name="T3">r = f xor 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8" draw:text-style-name="P3" draw:layer="layout" svg:x1="9.516cm" svg:y1="12.264cm" svg:x2="9.514cm" svg:y2="7.81cm" draw:end-shape="id9" draw:end-glue-point="2" svg:d="M9516 12264v-1952h-2v-2502">
            <text:p/>
          </draw:connector>
          <draw:custom-shape draw:style-name="gr21" draw:text-style-name="P14" xml:id="id15" draw:id="id15" draw:layer="layout" svg:width="4.318cm" svg:height="1.4cm" svg:x="14.335cm" svg:y="14.462cm">
            <text:p text:style-name="P3"><text:span text:style-name="T3">q=(q&lt;&lt;dfr)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xml:id="id14" draw:id="id14" draw:layer="layout" svg:width="3.428cm" svg:height="1.4cm" svg:x="10.622cm" svg:y="14.459cm">
            <text:p text:style-name="P3"><text:span text:style-name="T3">q=q&lt;&lt;df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0" draw:text-style-name="P13" draw:layer="layout" svg:width="9.19cm" svg:height="7.182cm" svg:x="1.081cm" svg:y="17.51cm">
          <draw:text-box>
            <text:p text:style-name="P12"><text:span text:style-name="T11">INPUT</text:span><text:span text:style-name="T12">: <text:s/></text:span><text:span text:style-name="T11">a(x)</text:span><text:span text:style-name="T12"> &amp; </text:span><text:span text:style-name="T11">f(x),</text:span><text:span text:style-name="T12"> </text:span><text:span text:style-name="T11">OUTPUT</text:span><text:span text:style-name="T12">: </text:span><text:span text:style-name="T11">r</text:span><text:span text:style-name="T12"> and </text:span><text:span text:style-name="T11">q</text:span><text:span text:style-name="T12">.</text:span></text:p>
            <text:p text:style-name="P12"><text:span text:style-name="T11">a</text:span><text:span text:style-name="T12">←a(x), </text:span><text:span text:style-name="T11">f</text:span><text:span text:style-name="T12">← f(x), </text:span><text:span text:style-name="T11">r</text:span><text:span text:style-name="T12">←1, </text:span><text:span text:style-name="T11">q</text:span><text:span text:style-name="T12">←1.</text:span></text:p>
            <text:p text:style-name="P12"><text:span text:style-name="T11">WHILE</text:span><text:span text:style-name="T12"> (f_deg &gt; a_deg) </text:span><text:span text:style-name="T11">DO</text:span></text:p>
            <text:p text:style-name="P12"><text:span text:style-name="T12"><text:s text:c="3"/></text:span><text:span text:style-name="T12">2.1 </text:span><text:span text:style-name="T11">dfa</text:span><text:span text:style-name="T12">← f_deg - a_deg.</text:span></text:p>
            <text:p text:style-name="P12"><text:span text:style-name="T12"><text:s text:c="3"/></text:span><text:span text:style-name="T12">2.2 </text:span><text:span text:style-name="T11">a</text:span><text:span text:style-name="T12">← a &lt;&lt;dfa.</text:span></text:p>
            <text:p text:style-name="P12"><text:span text:style-name="T12"><text:s text:c="3"/></text:span><text:span text:style-name="T12">2.3 </text:span><text:span text:style-name="T11">r</text:span><text:span text:style-name="T12">← a xor f.</text:span></text:p>
            <text:p text:style-name="P12"><text:span text:style-name="T12"><text:s text:c="3"/></text:span><text:span text:style-name="T12">2.4 </text:span><text:span text:style-name="T11">dfr</text:span><text:span text:style-name="T12">← f_deg – r_deg.</text:span></text:p>
            <text:p text:style-name="P12"><text:span text:style-name="T12"><text:s text:c="3"/></text:span><text:span text:style-name="T12">2.5 </text:span><text:span text:style-name="T11">IF</text:span><text:span text:style-name="T12"> (r_deg&gt;a_deg) </text:span><text:span text:style-name="T11">THEN</text:span><text:span text:style-name="T12"> </text:span><text:span text:style-name="T11">q</text:span><text:span text:style-name="T12">←(q&lt;&lt;dfr)+1.</text:span></text:p>
            <text:p text:style-name="P12"><text:span text:style-name="T12"><text:s text:c="3"/></text:span><text:span text:style-name="T12">2.6 </text:span><text:span text:style-name="T11">ELSE</text:span><text:span text:style-name="T12"> </text:span><text:span text:style-name="T11">q</text:span><text:span text:style-name="T12">←q&lt;&lt;dfa.</text:span></text:p>
            <text:p text:style-name="P12"><text:span text:style-name="T11">RETURN </text:span><text:span text:style-name="T12">(</text:span><text:span text:style-name="T11">r, q</text:span><text:span text:style-name="T12">).</text:span></text:p>
          </draw:text-box>
        </draw:frame>
        <draw:custom-shape draw:style-name="gr10" draw:text-style-name="P7" draw:layer="layout" svg:width="3.815cm" svg:height="2.614cm" svg:x="14.022cm" svg:y="19.468cm">
          <text:p text:style-name="P6"><text:span text:style-name="T4">B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3.227cm" svg:y1="19.977cm" svg:x2="14.027cm" svg:y2="19.977cm">
          <text:p/>
        </draw:line>
        <draw:line draw:style-name="gr6" draw:text-style-name="P3" draw:layer="layout" svg:x1="13.219cm" svg:y1="20.576cm" svg:x2="14.019cm" svg:y2="20.576cm">
          <text:p/>
        </draw:line>
        <draw:line draw:style-name="gr2" draw:text-style-name="P3" draw:layer="layout" svg:x1="14.792cm" svg:y1="18.786cm" svg:x2="14.792cm" svg:y2="19.537cm">
          <text:p/>
        </draw:line>
        <draw:frame draw:style-name="gr14" draw:text-style-name="P9" draw:layer="layout" svg:width="1.7cm" svg:height="1.295cm" svg:x="14.011cm" svg:y="17.849cm">
          <draw:text-box>
            <text:p><text:span text:style-name="T8">a(x)</text:span></text:p>
          </draw:text-box>
        </draw:frame>
        <draw:line draw:style-name="gr2" draw:text-style-name="P3" draw:layer="layout" svg:x1="16.992cm" svg:y1="18.786cm" svg:x2="16.992cm" svg:y2="19.537cm">
          <text:p/>
        </draw:line>
        <draw:frame draw:style-name="gr14" draw:text-style-name="P9" draw:layer="layout" svg:width="1.7cm" svg:height="1.295cm" svg:x="16.211cm" svg:y="17.849cm">
          <draw:text-box>
            <text:p><text:span text:style-name="T8">f(x)</text:span></text:p>
          </draw:text-box>
        </draw:frame>
        <draw:frame draw:style-name="gr29" draw:text-style-name="P7" draw:layer="layout" svg:width="0.735cm" svg:height="0.963cm" svg:x="14.816cm" svg:y="21.981cm">
          <draw:text-box>
            <text:p text:style-name="P6"><text:span text:style-name="T24">r</text:span></text:p>
          </draw:text-box>
        </draw:frame>
        <draw:line draw:style-name="gr2" draw:text-style-name="P3" draw:layer="layout" svg:x1="14.792cm" svg:y1="22.074cm" svg:x2="14.792cm" svg:y2="22.825cm">
          <text:p/>
        </draw:line>
        <draw:line draw:style-name="gr2" draw:text-style-name="P3" draw:layer="layout" svg:x1="16.992cm" svg:y1="22.074cm" svg:x2="16.992cm" svg:y2="22.825cm">
          <text:p/>
        </draw:line>
        <draw:frame draw:style-name="gr29" draw:text-style-name="P7" draw:layer="layout" svg:width="0.735cm" svg:height="0.963cm" svg:x="17.017cm" svg:y="21.882cm">
          <draw:text-box>
            <text:p text:style-name="P6"><text:span text:style-name="T24">q</text:span></text:p>
          </draw:text-box>
        </draw:frame>
        <draw:frame draw:style-name="gr19" draw:text-style-name="P11" draw:layer="layout" svg:width="1.905cm" svg:height="0.806cm" svg:x="11.487cm" svg:y="19.469cm">
          <draw:text-box>
            <text:p text:style-name="P6"><text:span text:style-name="T10">clock</text:span></text:p>
          </draw:text-box>
        </draw:frame>
        <draw:frame draw:style-name="gr19" draw:text-style-name="P11" draw:layer="layout" svg:width="1.905cm" svg:height="0.806cm" svg:x="11.488cm" svg:y="20.069cm">
          <draw:text-box>
            <text:p text:style-name="P6"><text:span text:style-name="T10">reset</text:span></text:p>
          </draw:text-box>
        </draw:frame>
        <draw:line draw:style-name="gr5" draw:text-style-name="P3" draw:layer="layout" svg:x1="13.227cm" svg:y1="21.477cm" svg:x2="14.027cm" svg:y2="21.477cm">
          <text:p/>
        </draw:line>
        <draw:line draw:style-name="gr5" draw:text-style-name="P3" draw:layer="layout" svg:x1="17.853cm" svg:y1="19.977cm" svg:x2="18.653cm" svg:y2="19.977cm">
          <text:p/>
        </draw:line>
        <draw:frame draw:style-name="gr19" draw:text-style-name="P11" draw:layer="layout" svg:width="1.905cm" svg:height="0.806cm" svg:x="11.487cm" svg:y="20.969cm">
          <draw:text-box>
            <text:p text:style-name="P6"><text:span text:style-name="T10">Sel_f</text:span></text:p>
          </draw:text-box>
        </draw:frame>
        <draw:frame draw:style-name="gr19" draw:text-style-name="P11" draw:layer="layout" svg:width="1.462cm" svg:height="0.806cm" svg:x="18.461cm" svg:y="19.469cm">
          <draw:text-box>
            <text:p text:style-name="P6"><text:span text:style-name="T10">dfr0</text:span></text:p>
          </draw:text-box>
        </draw:frame>
        <draw:frame draw:style-name="gr30" draw:text-style-name="P17" draw:layer="layout" svg:width="9.81cm" svg:height="1.972cm" svg:x="10.367cm" svg:y="24.682cm">
          <draw:text-box>
            <text:p text:style-name="P17"><text:span text:style-name="T25"><text:s text:c="4"/></text:span><text:span text:style-name="T26">Port</text:span><text:span text:style-name="T25"> ( a, f : </text:span><text:span text:style-name="T26">in</text:span><text:span text:style-name="T25"> <text:s/></text:span><text:span text:style-name="T27">STD_LOGIC_VECTOR</text:span><text:span text:style-name="T25"> (n-1 </text:span><text:span text:style-name="T26">downto</text:span><text:span text:style-name="T25"> 0);</text:span></text:p>
            <text:p text:style-name="P17"><text:span text:style-name="T25"><text:s text:c="10"/></text:span><text:span text:style-name="T25">clock, reset, Sel_f : </text:span><text:span text:style-name="T26">in</text:span><text:span text:style-name="T25"> <text:s/></text:span><text:span text:style-name="T27">STD_LOGIC</text:span><text:span text:style-name="T25">;</text:span></text:p>
            <text:p text:style-name="P17"><text:span text:style-name="T25"><text:s text:c="10"/></text:span><text:span text:style-name="T25">remainder, quotient : </text:span><text:span text:style-name="T26">out</text:span><text:span text:style-name="T25"> <text:s/></text:span><text:span text:style-name="T27">STD_LOGIC_VECTOR</text:span><text:span text:style-name="T25"> (n-1 </text:span><text:span text:style-name="T26">downto</text:span><text:span text:style-name="T25"> 0);</text:span></text:p>
            <text:p text:style-name="P17"><text:span text:style-name="T25"><text:s text:c="10"/></text:span><text:span text:style-name="T25">fgea, a_deg0, dfr0 : </text:span><text:span text:style-name="T26">inout</text:span><text:span text:style-name="T25"> <text:s/></text:span><text:span text:style-name="T27">STD_LOGIC</text:span><text:span text:style-name="T25">);</text:span></text:p>
          </draw:text-box>
        </draw:frame>
        <draw:line draw:style-name="gr6" draw:text-style-name="P3" draw:layer="layout" svg:x1="17.807cm" svg:y1="21.184cm" svg:x2="18.607cm" svg:y2="21.184cm">
          <text:p/>
        </draw:line>
        <draw:frame draw:style-name="gr19" draw:text-style-name="P11" draw:layer="layout" svg:width="1.702cm" svg:height="0.806cm" svg:x="18.475cm" svg:y="20.077cm">
          <draw:text-box>
            <text:p text:style-name="P6"><text:span text:style-name="T10">a_d0</text:span></text:p>
          </draw:text-box>
        </draw:frame>
        <draw:frame draw:style-name="gr19" draw:text-style-name="P11" draw:layer="layout" svg:width="1.736cm" svg:height="0.806cm" svg:x="18.407cm" svg:y="20.777cm">
          <draw:text-box>
            <text:p text:style-name="P6"><text:span text:style-name="T10">fgea</text:span></text:p>
          </draw:text-box>
        </draw:frame>
        <draw:line draw:style-name="gr5" draw:text-style-name="P3" draw:layer="layout" svg:x1="17.841cm" svg:y1="20.577cm" svg:x2="18.641cm" svg:y2="20.577cm">
          <text:p/>
        </draw:line>
      </draw:page>
      <draw:page draw:name="page3" draw:style-name="dp1" draw:master-page-name="Default">
        <draw:custom-shape draw:style-name="gr31" draw:text-style-name="P14" xml:id="id17" draw:id="id17" draw:layer="layout" svg:width="4cm" svg:height="1.4cm" svg:x="10.527cm" svg:y="21.224cm">
          <text:p text:style-name="P3"><text:span text:style-name="T3">GCD =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20" draw:id="id20" draw:layer="layout" svg:width="5.303cm" svg:height="1.4cm" svg:x="9.889cm" svg:y="14.624cm">
          <text:p text:style-name="P3"><text:span text:style-name="T3">dfa = df - 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6" xml:id="id16" draw:id="id16" draw:layer="layout" svg:width="3.3cm" svg:height="2.2cm" svg:x="10.889cm" svg:y="17.924cm">
          <text:p text:style-name="P15"><text:span text:style-name="T18">fd &gt; a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xml:id="id18" draw:id="id18" draw:layer="layout" svg:width="2.528cm" svg:height="2.2cm" svg:x="15.258cm" svg:y="17.924cm">
          <text:p text:style-name="P3"><text:span text:style-name="T3">f = a</text:span></text:p>
          <text:p text:style-name="P3"><text:span text:style-name="T3">a = 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2.539cm" svg:y1="20.124cm" svg:x2="12.527cm" svg:y2="21.224cm" draw:start-shape="id16" draw:start-glue-point="6" draw:end-shape="id17" draw:end-glue-point="0" svg:d="M12539 20124v551h-12v549">
          <text:p/>
        </draw:connector>
        <draw:connector draw:style-name="gr33" draw:text-style-name="P3" draw:layer="layout" svg:x1="14.189cm" svg:y1="19.024cm" svg:x2="15.258cm" svg:y2="19.024cm" draw:start-shape="id16" draw:start-glue-point="7" draw:end-shape="id18" draw:end-glue-point="3" svg:d="M14189 19024h1069">
          <text:p/>
        </draw:connector>
        <draw:connector draw:style-name="gr33" draw:text-style-name="P3" draw:layer="layout" svg:x1="16.522cm" svg:y1="17.924cm" svg:x2="15.578cm" svg:y2="5.308cm" draw:start-shape="id18" draw:start-glue-point="0" draw:end-shape="id19" draw:end-glue-point="1" svg:d="M16522 17924v-12616h-944">
          <text:p/>
        </draw:connector>
        <draw:connector draw:style-name="gr33" draw:text-style-name="P3" draw:layer="layout" svg:x1="12.54cm" svg:y1="16.024cm" svg:x2="12.539cm" svg:y2="17.924cm" draw:start-shape="id20" draw:start-glue-point="2" draw:end-shape="id16" draw:end-glue-point="4" svg:d="M12540 16024v950h-1v950">
          <text:p/>
        </draw:connector>
        <draw:frame draw:style-name="gr34" draw:text-style-name="P19" draw:layer="layout" svg:width="0.9cm" svg:height="1cm" svg:x="13.658cm" svg:y="18.024cm">
          <draw:text-box>
            <text:p><text:span text:style-name="T28">Y</text:span></text:p>
          </draw:text-box>
        </draw:frame>
        <draw:frame draw:style-name="gr35" draw:text-style-name="P19" draw:layer="layout" svg:width="0.9cm" svg:height="0.962cm" svg:x="12.658cm" svg:y="20.124cm">
          <draw:text-box>
            <text:p><text:span text:style-name="T28">N</text:span></text:p>
          </draw:text-box>
        </draw:frame>
        <draw:frame draw:style-name="gr34" draw:text-style-name="P19" draw:layer="layout" svg:width="6.931cm" svg:height="1cm" svg:x="9.215cm" svg:y="2.524cm">
          <draw:text-box>
            <text:p><text:span text:style-name="T28">a(x)</text:span><text:span text:style-name="T28"><text:tab/></text:span><text:span text:style-name="T28"><text:tab/></text:span><text:span text:style-name="T28"><text:tab/></text:span><text:span text:style-name="T28"><text:tab/></text:span><text:span text:style-name="T28">f(x)</text:span></text:p>
          </draw:text-box>
        </draw:frame>
        <draw:connector draw:style-name="gr33" draw:text-style-name="P3" draw:layer="layout" svg:x1="10.342cm" svg:y1="6.008cm" svg:x2="10.342cm" svg:y2="7.407cm" draw:start-shape="id21" draw:start-glue-point="2" draw:end-shape="id22" draw:end-glue-point="0" svg:d="M10342 6008v1399">
          <text:p/>
        </draw:connector>
        <draw:line draw:style-name="gr33" draw:text-style-name="P3" draw:layer="layout" svg:x1="10.374cm" svg:y1="3.462cm" svg:x2="10.374cm" svg:y2="4.662cm">
          <text:p/>
        </draw:line>
        <draw:custom-shape draw:style-name="gr31" draw:text-style-name="P14" xml:id="id19" draw:id="id19" draw:layer="layout" svg:width="1.471cm" svg:height="1.4cm" svg:x="14.107cm" svg:y="4.608cm">
          <text:p text:style-name="P3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4.842cm" svg:y1="6.008cm" svg:x2="14.842cm" svg:y2="10.683cm" draw:start-shape="id19" draw:start-glue-point="2" draw:end-shape="id23" draw:end-glue-point="0" svg:d="M14842 6008v4675">
          <text:p/>
        </draw:connector>
        <draw:custom-shape draw:style-name="gr31" draw:text-style-name="P14" xml:id="id23" draw:id="id23" draw:layer="layout" svg:width="1.471cm" svg:height="1.4cm" svg:x="14.107cm" svg:y="10.683cm">
          <text:p text:style-name="P3"><text:span text:style-name="T3">CLZ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3" draw:layer="layout" svg:x1="14.905cm" svg:y1="3.438cm" svg:x2="14.905cm" svg:y2="4.638cm">
          <text:p/>
        </draw:line>
        <draw:frame draw:style-name="gr36" draw:text-style-name="P14" draw:layer="layout" svg:width="1.103cm" svg:height="0.962cm" svg:x="14.764cm" svg:y="12.136cm">
          <draw:text-box>
            <text:p text:style-name="P3"><text:span text:style-name="T3">df</text:span></text:p>
          </draw:text-box>
        </draw:frame>
        <draw:frame draw:style-name="gr36" draw:text-style-name="P14" draw:layer="layout" svg:width="1.243cm" svg:height="0.962cm" svg:x="10.263cm" svg:y="13.016cm">
          <draw:text-box>
            <text:p text:style-name="P3"><text:span text:style-name="T3">da</text:span></text:p>
          </draw:text-box>
        </draw:frame>
        <draw:custom-shape draw:style-name="gr31" draw:text-style-name="P14" xml:id="id21" draw:id="id21" draw:layer="layout" svg:width="1.471cm" svg:height="1.4cm" svg:x="9.607cm" svg:y="4.608cm">
          <text:p text:style-name="P3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3.025cm" svg:height="1.4cm" svg:x="11.078cm" svg:y="4.605cm">
          <text:p text:style-name="P3"><text:span text:style-name="T3">q=1, r=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xml:id="id24" draw:id="id24" draw:layer="layout" svg:width="4.445cm" svg:height="1.27cm" svg:x="4.429cm" svg:y="10.107cm">
          <text:p text:style-name="P3"><text:span text:style-name="T3">r = f xor a_adj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3" draw:layer="layout" svg:x1="10.398cm" svg:y1="8.747cm" svg:x2="10.352cm" svg:y2="14.624cm">
          <text:p/>
        </draw:line>
        <draw:line draw:style-name="gr33" draw:text-style-name="P3" draw:layer="layout" svg:x1="14.811cm" svg:y1="12.114cm" svg:x2="14.811cm" svg:y2="14.654cm">
          <text:p/>
        </draw:line>
        <draw:connector draw:style-name="gr33" draw:text-style-name="P3" draw:layer="layout" svg:x1="6.651cm" svg:y1="11.377cm" svg:x2="6.673cm" svg:y2="12.307cm" draw:start-shape="id24" draw:start-glue-point="2" draw:end-shape="id25" draw:end-glue-point="0" svg:d="M6651 11377v465h22v465">
          <text:p/>
        </draw:connector>
        <draw:line draw:style-name="gr37" draw:text-style-name="P3" draw:layer="layout" svg:x1="14.996cm" svg:y1="9.161cm" svg:x2="7.253cm" svg:y2="9.151cm">
          <text:p/>
        </draw:line>
        <draw:line draw:style-name="gr38" draw:text-style-name="P3" draw:layer="layout" svg:x1="10.52cm" svg:y1="6.415cm" svg:x2="7.223cm" svg:y2="6.415cm">
          <text:p/>
        </draw:line>
        <draw:custom-shape draw:style-name="gr31" draw:text-style-name="P18" draw:layer="layout" svg:width="3.632cm" svg:height="1.4cm" svg:x="5.826cm" svg:y="14.678cm">
          <text:p text:style-name="P3"><text:span text:style-name="T3">dfr = df - 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draw:layer="layout" svg:width="2.286cm" svg:height="2.389cm" svg:x="4.929cm" svg:y="6.104cm">
          <text:p text:style-name="P3"><text:span text:style-name="T3">Barrel</text:span></text:p>
          <text:p text:style-name="P3"><text:span text:style-name="T3">Shif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xml:id="id22" draw:id="id22" draw:layer="layout" svg:width="1.471cm" svg:height="1.4cm" svg:x="9.607cm" svg:y="7.407cm">
          <text:p text:style-name="P3"><text:span text:style-name="T3">CLZ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3" draw:layer="layout" svg:x1="14.97cm" svg:y1="12.684cm" svg:x2="8.747cm" svg:y2="12.684cm">
          <text:p/>
        </draw:line>
        <draw:line draw:style-name="gr39" draw:text-style-name="P3" draw:layer="layout" svg:x1="9.607cm" svg:y1="8.124cm" svg:x2="7.223cm" svg:y2="8.112cm">
          <text:p/>
        </draw:line>
        <draw:line draw:style-name="gr33" draw:text-style-name="P3" draw:layer="layout" svg:x1="8.793cm" svg:y1="12.649cm" svg:x2="8.793cm" svg:y2="14.678cm">
          <text:p/>
        </draw:line>
        <draw:line draw:style-name="gr33" draw:text-style-name="P3" draw:layer="layout" svg:x1="6.699cm" svg:y1="13.696cm" svg:x2="6.699cm" svg:y2="14.678cm">
          <text:p/>
        </draw:line>
        <draw:custom-shape draw:style-name="gr31" draw:text-style-name="P14" xml:id="id25" draw:id="id25" draw:layer="layout" svg:width="1.471cm" svg:height="1.4cm" svg:x="5.938cm" svg:y="12.307cm">
          <text:p text:style-name="P3"><text:span text:style-name="T3">CL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4" draw:layer="layout" svg:width="1.243cm" svg:height="0.962cm" svg:x="6.729cm" svg:y="13.627cm">
          <draw:text-box>
            <text:p text:style-name="P3"><text:span text:style-name="T3">dr</text:span></text:p>
          </draw:text-box>
        </draw:frame>
        <draw:custom-shape draw:style-name="gr32" draw:text-style-name="P16" xml:id="id26" draw:id="id26" draw:layer="layout" svg:width="3.3cm" svg:height="2.2cm" svg:x="6.005cm" svg:y="17.921cm">
          <text:p text:style-name="P15"><text:span text:style-name="T18">fd &gt; a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3" draw:layer="layout" svg:x1="6.005cm" svg:y1="19.021cm" svg:x2="5.417cm" svg:y2="20.451cm" draw:start-shape="id26" draw:start-glue-point="5" svg:d="M6005 19021h-569v1430h-19">
          <text:p/>
        </draw:connector>
        <draw:connector draw:style-name="gr33" draw:text-style-name="P3" draw:layer="layout" svg:x1="9.305cm" svg:y1="19.021cm" svg:x2="9.93cm" svg:y2="20.451cm" draw:start-shape="id26" draw:start-glue-point="7" svg:d="M9305 19021h588v1430h37">
          <text:p/>
        </draw:connector>
        <draw:connector draw:style-name="gr33" draw:text-style-name="P3" draw:layer="layout" svg:x1="7.656cm" svg:y1="16.021cm" svg:x2="7.655cm" svg:y2="17.921cm" draw:end-shape="id26" draw:end-glue-point="4" svg:d="M7656 16021v675h-1v1225">
          <text:p/>
        </draw:connector>
        <draw:frame draw:style-name="gr34" draw:text-style-name="P19" draw:layer="layout" svg:width="0.9cm" svg:height="1cm" svg:x="9.074cm" svg:y="18.121cm">
          <draw:text-box>
            <text:p><text:span text:style-name="T28">Y</text:span></text:p>
          </draw:text-box>
        </draw:frame>
        <draw:frame draw:style-name="gr35" draw:text-style-name="P19" draw:layer="layout" svg:width="0.9cm" svg:height="0.962cm" svg:x="5.23cm" svg:y="18.147cm">
          <draw:text-box>
            <text:p><text:span text:style-name="T28">N</text:span></text:p>
          </draw:text-box>
        </draw:frame>
        <draw:line draw:style-name="gr33" draw:text-style-name="P3" draw:layer="layout" svg:x1="6.08cm" svg:y1="8.493cm" svg:x2="6.08cm" svg:y2="10.144cm">
          <text:p/>
        </draw:line>
        <draw:line draw:style-name="gr33" draw:text-style-name="P3" draw:layer="layout" svg:x1="7.288cm" svg:y1="9.162cm" svg:x2="7.288cm" svg:y2="10.144cm">
          <text:p/>
        </draw:line>
        <draw:frame draw:style-name="gr40" draw:text-style-name="P12" draw:layer="layout" svg:width="6.904cm" svg:height="5.472cm" svg:x="0.827cm" svg:y="21.309cm">
          <draw:text-box>
            <text:p text:style-name="P12"><text:span text:style-name="T29">INPUT</text:span><text:span text:style-name="T30">: <text:s/></text:span><text:span text:style-name="T29">a(x)</text:span><text:span text:style-name="T30"> &amp; </text:span><text:span text:style-name="T29">f(x),</text:span><text:span text:style-name="T30"> </text:span><text:span text:style-name="T29">OUTPUT</text:span><text:span text:style-name="T30">: </text:span><text:span text:style-name="T29">r</text:span><text:span text:style-name="T30"> and </text:span><text:span text:style-name="T29">q</text:span><text:span text:style-name="T30">.</text:span></text:p>
            <text:p text:style-name="P12"><text:span text:style-name="T29">a</text:span><text:span text:style-name="T30">←a(x), </text:span><text:span text:style-name="T29">f</text:span><text:span text:style-name="T30">← f(x), </text:span><text:span text:style-name="T29">r</text:span><text:span text:style-name="T30">←1, </text:span><text:span text:style-name="T29">q</text:span><text:span text:style-name="T30">←1.</text:span></text:p>
            <text:p text:style-name="P12"><text:span text:style-name="T29">WHILE</text:span><text:span text:style-name="T30"> (f_deg &gt; a_deg) </text:span><text:span text:style-name="T29">DO</text:span></text:p>
            <text:p text:style-name="P12"><text:span text:style-name="T30"><text:s text:c="3"/></text:span><text:span text:style-name="T30">2.1 </text:span><text:span text:style-name="T29">dfa</text:span><text:span text:style-name="T30">← f_deg - a_deg.</text:span></text:p>
            <text:p text:style-name="P12"><text:span text:style-name="T30"><text:s text:c="3"/></text:span><text:span text:style-name="T30">2.2 </text:span><text:span text:style-name="T29">a</text:span><text:span text:style-name="T30">← a &lt;&lt;dfa.</text:span></text:p>
            <text:p text:style-name="P12"><text:span text:style-name="T30"><text:s text:c="3"/></text:span><text:span text:style-name="T30">2.3 </text:span><text:span text:style-name="T29">r</text:span><text:span text:style-name="T30">← a xor f.</text:span></text:p>
            <text:p text:style-name="P12"><text:span text:style-name="T30"><text:s text:c="3"/></text:span><text:span text:style-name="T30">2.4 </text:span><text:span text:style-name="T29">dfr</text:span><text:span text:style-name="T30">← f_deg – r_deg.</text:span></text:p>
            <text:p text:style-name="P12"><text:span text:style-name="T30"><text:s text:c="3"/></text:span><text:span text:style-name="T30">2.5 </text:span><text:span text:style-name="T29">IF</text:span><text:span text:style-name="T30"> (r_deg&gt;a_deg) </text:span><text:span text:style-name="T29">THEN</text:span><text:span text:style-name="T30"> </text:span><text:span text:style-name="T29">q</text:span><text:span text:style-name="T30">←(q&lt;&lt;dfr)+1.</text:span></text:p>
            <text:p text:style-name="P12"><text:span text:style-name="T30"><text:s text:c="3"/></text:span><text:span text:style-name="T30">2.6 </text:span><text:span text:style-name="T29">ELSE</text:span><text:span text:style-name="T30"> </text:span><text:span text:style-name="T29">q</text:span><text:span text:style-name="T30">←q&lt;&lt;dfa.</text:span></text:p>
            <text:p text:style-name="P12"><text:span text:style-name="T29">RETURN </text:span><text:span text:style-name="T30">(</text:span><text:span text:style-name="T29">r, q</text:span><text:span text:style-name="T30">).</text:span></text:p>
          </draw:text-box>
        </draw:frame>
        <draw:frame draw:style-name="gr36" draw:text-style-name="P14" draw:layer="layout" svg:width="0.608cm" svg:height="0.962cm" svg:x="6.842cm" svg:y="11.341cm">
          <draw:text-box>
            <text:p text:style-name="P3"><text:span text:style-name="T3">r</text:span></text:p>
          </draw:text-box>
        </draw:frame>
        <draw:frame draw:style-name="gr36" draw:text-style-name="P14" draw:layer="layout" svg:width="2.159cm" svg:height="0.962cm" svg:x="3.921cm" svg:y="8.62cm">
          <draw:text-box>
            <text:p text:style-name="P3"><text:span text:style-name="T3">a_adj</text:span></text:p>
          </draw:text-box>
        </draw:frame>
      </draw:page>
      <draw:page draw:name="page4" draw:style-name="dp1" draw:master-page-name="Default">
        <draw:g>
          <draw:custom-shape draw:style-name="gr41" draw:text-style-name="P21" draw:layer="layout" svg:width="4.146cm" svg:height="4.24cm" svg:x="14.757cm" svg:y="3.216cm">
            <text:p text:style-name="P20"><text:span text:style-name="T31">Irreducible Poly</text:span></text:p>
            <text:p text:style-name="P20"><text:span text:style-name="T2"/></text:p>
            <text:p text:style-name="P20"><text:span text:style-name="T32">Control</text:span></text:p>
            <text:p text:style-name="P20"><text:span text:style-name="T33">Signals <text:s text:c="5"/></text:span><text:span text:style-name="T34">Input</text:span></text:p>
            <text:p text:style-name="P20"><text:span text:style-name="T2"/></text:p>
            <text:p text:style-name="P20"><text:span text:style-name="T2">EEA Data-pa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4" draw:layer="layout" svg:width="2.651cm" svg:height="4.24cm" svg:x="10.995cm" svg:y="3.216cm">
            <text:p text:style-name="P3"><text:span text:style-name="T2">EEA</text:span></text:p>
            <text:p text:style-name="P3"><text:span text:style-name="T2">FSM</text:span></text:p>
            <text:p text:style-name="P3"><text:span text:style-name="T2">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13.664cm" svg:y1="4.566cm" svg:x2="14.771cm" svg:y2="4.566cm">
            <text:p/>
          </draw:line>
          <draw:line draw:style-name="gr43" draw:text-style-name="P3" draw:layer="layout" svg:x1="13.655cm" svg:y1="4.866cm" svg:x2="14.762cm" svg:y2="4.866cm">
            <text:p/>
          </draw:line>
          <draw:line draw:style-name="gr44" draw:text-style-name="P3" draw:layer="layout" svg:x1="13.664cm" svg:y1="5.466cm" svg:x2="14.771cm" svg:y2="5.466cm">
            <text:p/>
          </draw:line>
          <draw:line draw:style-name="gr44" draw:text-style-name="P3" draw:layer="layout" svg:x1="13.655cm" svg:y1="5.766cm" svg:x2="14.762cm" svg:y2="5.766cm">
            <text:p/>
          </draw:line>
          <draw:line draw:style-name="gr44" draw:text-style-name="P3" draw:layer="layout" svg:x1="13.647cm" svg:y1="6.066cm" svg:x2="14.754cm" svg:y2="6.066cm">
            <text:p/>
          </draw:line>
          <draw:line draw:style-name="gr43" draw:text-style-name="P3" draw:layer="layout" svg:x1="13.647cm" svg:y1="5.166cm" svg:x2="14.754cm" svg:y2="5.166cm">
            <text:p/>
          </draw:line>
          <draw:line draw:style-name="gr45" draw:text-style-name="P3" draw:layer="layout" svg:x1="19.667cm" svg:y1="3.929cm" svg:x2="18.907cm" svg:y2="3.929cm">
            <text:p/>
          </draw:line>
          <draw:line draw:style-name="gr46" draw:text-style-name="P3" draw:layer="layout" svg:x1="19.625cm" svg:y1="5.566cm" svg:x2="18.903cm" svg:y2="5.566cm">
            <text:p/>
          </draw:line>
        </draw:g>
        <draw:g>
          <draw:frame draw:style-name="gr47" draw:text-style-name="P23" draw:layer="layout" svg:width="6.404cm" svg:height="0.721cm" svg:x="2.089cm" svg:y="7.947cm">
            <draw:text-box>
              <text:p text:style-name="P22"><text:span text:style-name="T35">BDA</text:span><text:span text:style-name="T36">: Binary Polynomial Division</text:span></text:p>
            </draw:text-box>
          </draw:frame>
          <draw:g>
            <draw:frame draw:style-name="gr48" draw:text-style-name="P24" draw:layer="layout" svg:width="8.255cm" svg:height="3.302cm" svg:x="2.089cm" svg:y="4.686cm">
              <draw:text-box>
                <text:p text:style-name="P22"><text:span text:style-name="T36">1. </text:span><text:span text:style-name="T35">a</text:span><text:span text:style-name="T37">←</text:span><text:span text:style-name="T36">ax, </text:span><text:span text:style-name="T35">f</text:span><text:span text:style-name="T37">← fx</text:span><text:span text:style-name="T36"> .</text:span></text:p>
                <text:p text:style-name="P22"><text:span text:style-name="T36">2. </text:span><text:span text:style-name="T35">g1</text:span><text:span text:style-name="T37">←0</text:span><text:span text:style-name="T36">, </text:span><text:span text:style-name="T35">g2</text:span><text:span text:style-name="T37">←1</text:span><text:span text:style-name="T36">.</text:span></text:p>
                <text:p text:style-name="P22"><text:span text:style-name="T36">3. While </text:span><text:span text:style-name="T35">r</text:span><text:span text:style-name="T37">≠0 </text:span><text:span text:style-name="T36">(</text:span><text:span text:style-name="T35">gcd</text:span><text:span text:style-name="T36"> </text:span><text:span text:style-name="T37">≠</text:span><text:span text:style-name="T36">1) do</text:span></text:p>
                <text:p text:style-name="P22"><text:span text:style-name="T36"><text:s text:c="3"/></text:span><text:span text:style-name="T36">3.1 perform </text:span><text:span text:style-name="T35">BDA</text:span><text:span text:style-name="T36"> to find </text:span><text:span text:style-name="T35">r</text:span><text:span text:style-name="T36"> &amp; </text:span><text:span text:style-name="T35">q</text:span><text:span text:style-name="T36"> (f=a*</text:span><text:span text:style-name="T35">q</text:span><text:span text:style-name="T36">+</text:span><text:span text:style-name="T35">r</text:span><text:span text:style-name="T36">).</text:span></text:p>
                <text:p text:style-name="P22"><text:span text:style-name="T36"><text:s text:c="3"/></text:span><text:span text:style-name="T36">3.2 </text:span><text:span text:style-name="T36"><text:tab/></text:span><text:span text:style-name="T35">g1</text:span><text:span text:style-name="T37">←</text:span><text:span text:style-name="T36">g2,</text:span><text:span text:style-name="T35"> g2</text:span><text:span text:style-name="T37">←</text:span><text:span text:style-name="T36">g1 </text:span><text:span text:style-name="T38"> </text:span><text:span text:style-name="T39">q</text:span><text:span text:style-name="T40"></text:span><text:span text:style-name="T39">g2</text:span><text:span text:style-name="T36">. </text:span></text:p>
                <text:p text:style-name="P22"><text:span text:style-name="T36">4. Return(</text:span><text:span text:style-name="T35">g2</text:span><text:span text:style-name="T36">).</text:span></text:p>
              </draw:text-box>
            </draw:frame>
            <draw:frame draw:style-name="gr49" draw:text-style-name="P24" draw:layer="layout" svg:width="8.255cm" svg:height="1.914cm" svg:x="2.085cm" svg:y="2.778cm">
              <draw:text-box>
                <text:p text:style-name="P22"><text:span text:style-name="T41">INPUT</text:span><text:span text:style-name="T42">:</text:span><text:span text:style-name="T36"> Binary polynomials </text:span><text:span text:style-name="T35">a(x)</text:span><text:span text:style-name="T36"> of max</text:span></text:p>
                <text:p text:style-name="P22"><text:span text:style-name="T36"><text:tab/></text:span><text:span text:style-name="T36"> <text:s text:c="4"/></text:span><text:span text:style-name="T36">degree </text:span><text:span text:style-name="T35">m−1</text:span><text:span text:style-name="T36"> &amp; </text:span><text:span text:style-name="T35">f(x)</text:span><text:span text:style-name="T36"> of </text:span><text:span text:style-name="T35">m</text:span><text:span text:style-name="T36"> degree</text:span></text:p>
                <text:p text:style-name="P22"><text:span text:style-name="T41">OUTPUT</text:span><text:span text:style-name="T42">:</text:span><text:span text:style-name="T43"> </text:span><text:span text:style-name="T44">a</text:span><text:span text:style-name="T45">−1</text:span><text:span text:style-name="T43"> mod</text:span><text:span text:style-name="T44"> f</text:span><text:span text:style-name="T43">.</text:span></text:p>
              </draw:text-box>
            </draw:frame>
          </draw:g>
        </draw:g>
        <draw:g>
          <draw:line draw:style-name="gr2" draw:text-style-name="P3" draw:layer="layout" svg:x1="16.852cm" svg:y1="18.91cm" svg:x2="16.852cm" svg:y2="20.01cm">
            <text:p/>
          </draw:line>
          <draw:custom-shape draw:style-name="gr50" draw:text-style-name="P4" xml:id="id29" draw:id="id29" draw:layer="layout" svg:width="6.399cm" svg:height="1.898cm" svg:x="10.914cm" svg:y="20.02cm">
            <text:p text:style-name="P3"><text:span text:style-name="T2">Inverse Extension</text:span></text:p>
            <text:p text:style-name="P3"><text:span text:style-name="T2">r = f - a * quot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0.9cm" svg:height="0.983cm" svg:x="16.69cm" svg:y="18.71cm">
            <draw:text-box>
              <text:p><text:span text:style-name="T3">1</text:span></text:p>
            </draw:text-box>
          </draw:frame>
          <draw:line draw:style-name="gr5" draw:text-style-name="P3" draw:layer="layout" svg:x1="10.113cm" svg:y1="20.218cm" svg:x2="10.913cm" svg:y2="20.218cm">
            <text:p/>
          </draw:line>
          <draw:line draw:style-name="gr6" draw:text-style-name="P3" draw:layer="layout" svg:x1="10.113cm" svg:y1="20.617cm" svg:x2="10.913cm" svg:y2="20.617cm">
            <text:p/>
          </draw:line>
          <draw:line draw:style-name="gr51" draw:text-style-name="P3" draw:layer="layout" svg:x1="13.413cm" svg:y1="21.917cm" svg:x2="13.413cm" svg:y2="22.717cm">
            <text:p/>
          </draw:line>
          <draw:custom-shape draw:style-name="gr52" draw:text-style-name="P25" draw:layer="layout" svg:width="1.399cm" svg:height="1cm" svg:x="12.714cm" svg:y="22.617cm">
            <text:p text:style-name="P3"><text:span text:style-name="T46">a</text:span><text:span text:style-name="T47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5.852cm" svg:y1="18.898cm" svg:x2="15.852cm" svg:y2="19.998cm">
            <text:p/>
          </draw:line>
          <draw:frame draw:style-name="gr4" draw:text-style-name="P5" draw:layer="layout" svg:width="0.8cm" svg:height="0.983cm" svg:x="15.69cm" svg:y="18.711cm">
            <draw:text-box>
              <text:p><text:span text:style-name="T3">0</text:span></text:p>
            </draw:text-box>
          </draw:frame>
          <draw:frame draw:style-name="gr14" draw:text-style-name="P9" draw:layer="layout" svg:width="1.7cm" svg:height="1.295cm" svg:x="8.763cm" svg:y="10.055cm">
            <draw:text-box>
              <text:p><text:span text:style-name="T8">a(x)</text:span></text:p>
            </draw:text-box>
          </draw:frame>
          <draw:frame draw:style-name="gr14" draw:text-style-name="P9" draw:layer="layout" svg:width="1.7cm" svg:height="1.295cm" svg:x="14.063cm" svg:y="10.017cm">
            <draw:text-box>
              <text:p><text:span text:style-name="T8">f(x)</text:span></text:p>
            </draw:text-box>
          </draw:frame>
          <draw:g>
            <draw:custom-shape draw:style-name="gr53" draw:text-style-name="P4" draw:layer="layout" svg:width="3.661cm" svg:height="1.101cm" svg:x="6.564cm" svg:y="11.844cm">
              <text:p text:style-name="P3"><text:span text:style-name="T2">MUX_a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4" draw:text-style-name="P26" draw:layer="layout" svg:width="3.1cm" svg:height="0.753cm" svg:x="6.863cm" svg:y="11.817cm">
              <draw:text-box>
                <text:p><text:span text:style-name="T48">1 <text:s text:c="24"/>0</text:span></text:p>
              </draw:text-box>
            </draw:frame>
          </draw:g>
          <draw:line draw:style-name="gr15" draw:text-style-name="P10" draw:layer="layout" svg:x1="9.563cm" svg:y1="11.017cm" svg:x2="9.563cm" svg:y2="11.817cm">
            <text:p/>
          </draw:line>
          <draw:line draw:style-name="gr15" draw:text-style-name="P10" draw:layer="layout" svg:x1="14.863cm" svg:y1="11.017cm" svg:x2="14.863cm" svg:y2="11.817cm">
            <text:p/>
          </draw:line>
          <draw:line draw:style-name="gr55" draw:text-style-name="P3" draw:layer="layout" svg:x1="5.514cm" svg:y1="10.917cm" svg:x2="7.162cm" svg:y2="10.917cm">
            <text:p/>
          </draw:line>
          <draw:line draw:style-name="gr15" draw:text-style-name="P10" draw:layer="layout" svg:x1="13.763cm" svg:y1="12.917cm" svg:x2="13.763cm" svg:y2="15.717cm">
            <text:p/>
          </draw:line>
          <draw:line draw:style-name="gr2" draw:text-style-name="P3" draw:layer="layout" svg:x1="7.163cm" svg:y1="10.917cm" svg:x2="7.163cm" svg:y2="11.817cm">
            <text:p/>
          </draw:line>
          <draw:frame draw:style-name="gr4" draw:text-style-name="P5" draw:layer="layout" svg:width="1cm" svg:height="0.983cm" svg:x="13.963cm" svg:y="12.917cm">
            <draw:text-box>
              <text:p><text:span text:style-name="T3">f</text:span></text:p>
            </draw:text-box>
          </draw:frame>
          <draw:line draw:style-name="gr2" draw:text-style-name="P3" draw:layer="layout" svg:x1="12.463cm" svg:y1="10.917cm" svg:x2="12.463cm" svg:y2="11.817cm">
            <text:p/>
          </draw:line>
          <draw:g>
            <draw:custom-shape draw:style-name="gr53" draw:text-style-name="P4" draw:layer="layout" svg:width="3.661cm" svg:height="1.101cm" svg:x="11.864cm" svg:y="11.844cm">
              <text:p text:style-name="P3"><text:span text:style-name="T2">MUX_f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4" draw:text-style-name="P26" draw:layer="layout" svg:width="3.1cm" svg:height="0.753cm" svg:x="12.163cm" svg:y="11.817cm">
              <draw:text-box>
                <text:p><text:span text:style-name="T48">1 <text:s text:c="24"/>0</text:span></text:p>
              </draw:text-box>
            </draw:frame>
          </draw:g>
          <draw:line draw:style-name="gr55" draw:text-style-name="P3" draw:layer="layout" svg:x1="12.463cm" svg:y1="10.917cm" svg:x2="11.363cm" svg:y2="10.917cm">
            <text:p/>
          </draw:line>
          <draw:line draw:style-name="gr6" draw:text-style-name="P3" draw:layer="layout" svg:x1="6.362cm" svg:y1="12.518cm" svg:x2="7.162cm" svg:y2="12.518cm">
            <text:p/>
          </draw:line>
          <draw:line draw:style-name="gr6" draw:text-style-name="P3" draw:layer="layout" svg:x1="15.763cm" svg:y1="12.417cm" svg:x2="15.063cm" svg:y2="12.417cm">
            <text:p/>
          </draw:line>
          <draw:line draw:style-name="gr7" draw:text-style-name="P3" draw:layer="layout" svg:x1="9.905cm" svg:y1="19.117cm" svg:x2="9.905cm" svg:y2="19.718cm">
            <text:p/>
          </draw:line>
          <draw:frame draw:style-name="gr56" draw:text-style-name="P27" draw:layer="layout" svg:width="0.834cm" svg:height="0.818cm" svg:x="7.822cm" svg:y="14.641cm">
            <draw:text-box>
              <text:p text:style-name="P3"><text:span text:style-name="T2">a</text:span></text:p>
            </draw:text-box>
          </draw:frame>
          <draw:custom-shape draw:style-name="gr57" draw:text-style-name="P8" draw:layer="layout" svg:width="1.793cm" svg:height="0.9cm" svg:x="7.763cm" svg:y="13.741cm">
            <text:p text:style-name="P3"><text:span text:style-name="T7">Reg_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8.656cm" svg:y1="12.917cm" svg:x2="8.656cm" svg:y2="13.729cm">
            <text:p/>
          </draw:line>
          <draw:line draw:style-name="gr15" draw:text-style-name="P10" draw:layer="layout" svg:x1="8.663cm" svg:y1="14.617cm" svg:x2="8.663cm" svg:y2="15.717cm">
            <text:p/>
          </draw:line>
          <draw:line draw:style-name="gr58" draw:text-style-name="P3" draw:layer="layout" svg:x1="8.563cm" svg:y1="15.017cm" svg:x2="11.363cm" svg:y2="15.017cm">
            <text:p/>
          </draw:line>
          <draw:line draw:style-name="gr9" draw:text-style-name="P3" draw:layer="layout" svg:x1="11.363cm" svg:y1="15.017cm" svg:x2="11.363cm" svg:y2="10.917cm">
            <text:p/>
          </draw:line>
          <draw:line draw:style-name="gr2" draw:text-style-name="P3" draw:layer="layout" svg:x1="12.113cm" svg:y1="19.11cm" svg:x2="12.113cm" svg:y2="20.02cm">
            <text:p/>
          </draw:line>
          <draw:line draw:style-name="gr8" draw:text-style-name="P3" draw:layer="layout" svg:x1="9.899cm" svg:y1="19.718cm" svg:x2="5.508cm" svg:y2="19.718cm">
            <text:p/>
          </draw:line>
          <draw:line draw:style-name="gr9" draw:text-style-name="P3" draw:layer="layout" svg:x1="5.514cm" svg:y1="19.717cm" svg:x2="5.514cm" svg:y2="10.917cm">
            <text:p/>
          </draw:line>
          <draw:custom-shape draw:style-name="gr59" draw:text-style-name="P28" xml:id="id27" draw:id="id27" draw:layer="layout" svg:width="1.9cm" svg:height="1.9cm" svg:x="7.715cm" svg:y="20.019cm">
            <text:p text:style-name="P3"><text:span text:style-name="T49">r=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0" draw:text-style-name="P3" draw:layer="layout" svg:x1="7.715cm" svg:y1="20.969cm" svg:x2="7.546cm" svg:y2="17.422cm" draw:start-shape="id27" draw:start-glue-point="5" draw:end-shape="id28" svg:d="M7715 20969h-720v-3547h551">
            <text:p/>
          </draw:connector>
          <draw:connector draw:style-name="gr61" draw:text-style-name="P3" draw:layer="layout" svg:x1="9.615cm" svg:y1="20.969cm" svg:x2="10.914cm" svg:y2="20.969cm" draw:start-shape="id27" draw:start-glue-point="7" draw:end-shape="id29" draw:end-glue-point="3" svg:d="M9615 20969h1299">
            <text:p/>
          </draw:connector>
          <draw:custom-shape draw:style-name="gr62" draw:text-style-name="P8" xml:id="id30" draw:id="id30" draw:layer="layout" svg:width="1.412cm" svg:height="0.9cm" svg:x="4.822cm" svg:y="22.585cm">
            <text:p text:style-name="P3"><text:span text:style-name="T7">GC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5.508cm" svg:y1="19.618cm" svg:x2="5.508cm" svg:y2="22.585cm">
            <text:p/>
          </draw:line>
          <draw:custom-shape draw:style-name="gr10" draw:text-style-name="P7" xml:id="id28" draw:id="id28" draw:layer="layout" svg:width="7.551cm" svg:height="3.376cm" svg:x="7.546cm" svg:y="15.734cm">
            <text:p text:style-name="P6"><text:span text:style-name="T5">Binary Polynomial Division (BPD)</text:span></text:p>
            <text:p text:style-name="P6"><text:span text:style-name="T2">f(x) = a(x) * quotient + r</text:span></text:p>
            <text:p text:style-name="P6"><text:span text:style-name="T6">Remainder <text:s text:c="6"/>Quot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6.688cm" svg:y1="16.634cm" svg:x2="7.544cm" svg:y2="16.634cm">
            <text:p/>
          </draw:line>
          <draw:line draw:style-name="gr5" draw:text-style-name="P3" draw:layer="layout" svg:x1="6.688cm" svg:y1="16.134cm" svg:x2="7.544cm" svg:y2="16.134cm">
            <text:p/>
          </draw:line>
          <draw:custom-shape draw:style-name="gr11" draw:text-style-name="P8" draw:layer="layout" svg:width="2.392cm" svg:height="0.81cm" svg:x="12.652cm" svg:y="15.811cm">
            <text:p text:style-name="P3"><text:span text:style-name="T7">Reg_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7cm" svg:height="0.853cm" svg:x="9.066cm" svg:y="18.181cm">
            <text:p text:style-name="P3"><text:span text:style-name="T7">Reg_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0.834cm" svg:height="0.962cm" svg:x="9.899cm" svg:y="19.037cm">
            <draw:text-box>
              <text:p><text:span text:style-name="T3">r</text:span></text:p>
            </draw:text-box>
          </draw:frame>
          <draw:frame draw:style-name="gr13" draw:text-style-name="P5" draw:layer="layout" svg:width="0.834cm" svg:height="0.962cm" svg:x="12.199cm" svg:y="19.037cm">
            <draw:text-box>
              <text:p><text:span text:style-name="T3">q</text:span></text:p>
            </draw:text-box>
          </draw:frame>
          <draw:connector draw:style-name="gr61" draw:text-style-name="P3" draw:layer="layout" svg:x1="7.715cm" svg:y1="20.969cm" svg:x2="6.234cm" svg:y2="23.035cm" draw:start-shape="id27" draw:start-glue-point="5" draw:end-shape="id30" svg:d="M7715 20969h-728v2066h-753">
            <text:p/>
          </draw:connector>
          <draw:custom-shape draw:style-name="gr12" draw:text-style-name="P8" draw:layer="layout" svg:width="1.7cm" svg:height="0.853cm" svg:x="11.266cm" svg:y="18.181cm">
            <text:p text:style-name="P3"><text:span text:style-name="T7">Reg_q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" draw:style-name="dp1" draw:master-page-name="Default">
        <draw:custom-shape draw:style-name="gr64" draw:text-style-name="P4" draw:layer="layout" svg:width="2.799cm" svg:height="1.749cm" svg:x="13.399cm" svg:y="17.352cm">
          <text:p text:style-name="P3"><text:span text:style-name="T2">XOR</text:span></text:p>
          <text:p text:style-name="P3"><text:span text:style-name="T2">g1 </text:span><text:span text:style-name="T50">⊕ </text:span><text:span text:style-name="T2">q*g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898cm" svg:y1="16.702cm" svg:x2="9.798cm" svg:y2="16.702cm">
          <text:p/>
        </draw:line>
        <draw:line draw:style-name="gr15" draw:text-style-name="P10" draw:layer="layout" svg:x1="14.76cm" svg:y1="19.102cm" svg:x2="14.76cm" svg:y2="20.102cm">
          <text:p/>
        </draw:line>
        <draw:line draw:style-name="gr2" draw:text-style-name="P3" draw:layer="layout" svg:x1="8.899cm" svg:y1="18.003cm" svg:x2="13.399cm" svg:y2="18.003cm">
          <text:p/>
        </draw:line>
        <draw:line draw:style-name="gr2" draw:text-style-name="P3" draw:layer="layout" svg:x1="12.361cm" svg:y1="19.002cm" svg:x2="12.361cm" svg:y2="20.102cm">
          <text:p/>
        </draw:line>
        <draw:custom-shape draw:style-name="gr65" draw:text-style-name="P4" draw:layer="layout" svg:width="1.9cm" svg:height="1.5cm" svg:x="7.9cm" svg:y="15.602cm">
          <text:p text:style-name="P3"><text:span text:style-name="T2">MUL</text:span></text:p>
          <text:p text:style-name="P3"><text:span text:style-name="T2">q*g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6" draw:text-style-name="P4" draw:layer="layout" svg:width="3.661cm" svg:height="1.1cm" svg:x="11.761cm" svg:y="20.029cm">
            <text:p text:style-name="P3"><text:span text:style-name="T2">MUX_g2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4" draw:text-style-name="P26" draw:layer="layout" svg:width="3.1cm" svg:height="0.753cm" svg:x="12.06cm" svg:y="20.001cm">
            <draw:text-box>
              <text:p><text:span text:style-name="T48">0 <text:s text:c="23"/>1</text:span></text:p>
            </draw:text-box>
          </draw:frame>
        </draw:g>
        <draw:g>
          <draw:custom-shape draw:style-name="gr66" draw:text-style-name="P4" draw:layer="layout" svg:width="3.661cm" svg:height="1.1cm" svg:x="6.8cm" svg:y="20.029cm">
            <text:p text:style-name="P3"><text:span text:style-name="T2">MUX_g1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4" draw:text-style-name="P26" draw:layer="layout" svg:width="3.1cm" svg:height="0.753cm" svg:x="7.099cm" svg:y="20.001cm">
            <draw:text-box>
              <text:p><text:span text:style-name="T48">0 <text:s text:c="24"/>1</text:span></text:p>
            </draw:text-box>
          </draw:frame>
        </draw:g>
        <draw:custom-shape draw:style-name="gr67" draw:text-style-name="P8" draw:layer="layout" svg:width="2.392cm" svg:height="0.9cm" svg:x="12.47cm" svg:y="21.902cm">
          <text:p text:style-name="P3"><text:span text:style-name="T7">Reg_g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8" draw:layer="layout" svg:width="2.392cm" svg:height="0.9cm" svg:x="7.369cm" svg:y="21.902cm">
          <text:p text:style-name="P3"><text:span text:style-name="T7">Reg_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0" draw:layer="layout" svg:x1="13.661cm" svg:y1="21.102cm" svg:x2="13.661cm" svg:y2="22.002cm">
          <text:p/>
        </draw:line>
        <draw:line draw:style-name="gr15" draw:text-style-name="P10" draw:layer="layout" svg:x1="8.561cm" svg:y1="21.09cm" svg:x2="8.561cm" svg:y2="21.99cm">
          <text:p/>
        </draw:line>
        <draw:line draw:style-name="gr68" draw:text-style-name="P3" draw:layer="layout" svg:x1="8.598cm" svg:y1="22.802cm" svg:x2="8.598cm" svg:y2="23.602cm">
          <text:p/>
        </draw:line>
        <draw:line draw:style-name="gr68" draw:text-style-name="P3" draw:layer="layout" svg:x1="11.398cm" svg:y1="23.602cm" svg:x2="8.598cm" svg:y2="23.602cm">
          <text:p/>
        </draw:line>
        <draw:line draw:style-name="gr68" draw:text-style-name="P3" draw:layer="layout" svg:x1="8.899cm" svg:y1="17.103cm" svg:x2="8.899cm" svg:y2="18.003cm">
          <text:p/>
        </draw:line>
        <draw:line draw:style-name="gr15" draw:text-style-name="P10" draw:layer="layout" svg:x1="13.661cm" svg:y1="21.09cm" svg:x2="13.661cm" svg:y2="21.99cm">
          <text:p/>
        </draw:line>
        <draw:line draw:style-name="gr68" draw:text-style-name="P3" draw:layer="layout" svg:x1="13.699cm" svg:y1="22.802cm" svg:x2="13.699cm" svg:y2="23.202cm">
          <text:p/>
        </draw:line>
        <draw:line draw:style-name="gr2" draw:text-style-name="P3" draw:layer="layout" svg:x1="11.359cm" svg:y1="18.502cm" svg:x2="13.399cm" svg:y2="18.502cm">
          <text:p/>
        </draw:line>
        <draw:line draw:style-name="gr68" draw:text-style-name="P3" draw:layer="layout" svg:x1="10.898cm" svg:y1="23.202cm" svg:x2="13.698cm" svg:y2="23.202cm">
          <text:p/>
        </draw:line>
        <draw:frame draw:style-name="gr4" draw:text-style-name="P5" draw:layer="layout" svg:width="0.9cm" svg:height="0.983cm" svg:x="12.298cm" svg:y="18.702cm">
          <draw:text-box>
            <text:p><text:span text:style-name="T3">1</text:span></text:p>
          </draw:text-box>
        </draw:frame>
        <draw:frame draw:style-name="gr4" draw:text-style-name="P5" draw:layer="layout" svg:width="0.9cm" svg:height="0.983cm" svg:x="7.399cm" svg:y="18.54cm">
          <draw:text-box>
            <text:p><text:span text:style-name="T3">0</text:span></text:p>
          </draw:text-box>
        </draw:frame>
        <draw:line draw:style-name="gr68" draw:text-style-name="P3" draw:layer="layout" svg:x1="10.898cm" svg:y1="23.202cm" svg:x2="10.898cm" svg:y2="16.702cm">
          <text:p/>
        </draw:line>
        <draw:line draw:style-name="gr68" draw:text-style-name="P3" draw:layer="layout" svg:x1="11.399cm" svg:y1="23.602cm" svg:x2="11.399cm" svg:y2="18.502cm">
          <text:p/>
        </draw:line>
        <draw:line draw:style-name="gr2" draw:text-style-name="P3" draw:layer="layout" svg:x1="7.46cm" svg:y1="18.991cm" svg:x2="7.46cm" svg:y2="20.091cm">
          <text:p/>
        </draw:line>
        <draw:line draw:style-name="gr58" draw:text-style-name="P3" draw:layer="layout" svg:x1="10.999cm" svg:y1="19.002cm" svg:x2="9.799cm" svg:y2="19.002cm">
          <text:p/>
        </draw:line>
        <draw:line draw:style-name="gr2" draw:text-style-name="P3" draw:layer="layout" svg:x1="9.76cm" svg:y1="18.978cm" svg:x2="9.76cm" svg:y2="20.078cm">
          <text:p/>
        </draw:line>
        <draw:line draw:style-name="gr5" draw:text-style-name="P3" draw:layer="layout" svg:x1="10.499cm" svg:y1="22.402cm" svg:x2="9.699cm" svg:y2="22.402cm">
          <text:p/>
        </draw:line>
        <draw:line draw:style-name="gr6" draw:text-style-name="P3" draw:layer="layout" svg:x1="6.599cm" svg:y1="20.702cm" svg:x2="7.399cm" svg:y2="20.702cm">
          <text:p/>
        </draw:line>
        <draw:line draw:style-name="gr51" draw:text-style-name="P3" draw:layer="layout" svg:x1="13.681cm" svg:y1="23.2cm" svg:x2="13.66cm" svg:y2="24.281cm">
          <text:p/>
        </draw:line>
        <draw:line draw:style-name="gr6" draw:text-style-name="P3" draw:layer="layout" svg:x1="11.587cm" svg:y1="20.702cm" svg:x2="12.387cm" svg:y2="20.702cm">
          <text:p/>
        </draw:line>
        <draw:custom-shape draw:style-name="gr69" draw:text-style-name="P25" draw:layer="layout" svg:width="1.399cm" svg:height="1.402cm" svg:x="13.023cm" svg:y="24.276cm">
          <text:p text:style-name="P3"><text:span text:style-name="T46">a</text:span><text:span text:style-name="T47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0" draw:text-style-name="P3" draw:layer="layout" svg:x1="10.898cm" svg:y1="16.102cm" svg:x2="10.898cm" svg:y2="13.04cm">
          <text:p/>
        </draw:line>
        <draw:line draw:style-name="gr2" draw:text-style-name="P3" draw:layer="layout" svg:x1="10.912cm" svg:y1="16.102cm" svg:x2="9.812cm" svg:y2="16.102cm">
          <text:p/>
        </draw:line>
        <draw:custom-shape draw:style-name="gr10" draw:text-style-name="P7" draw:layer="layout" svg:width="6.743cm" svg:height="3.376cm" svg:x="6.305cm" svg:y="9.715cm">
          <text:p text:style-name="P6"><text:span text:style-name="T5">Binary Division Algorithm</text:span></text:p>
          <text:p text:style-name="P6"><text:span text:style-name="T2">f = a * quotient + r</text:span></text:p>
          <text:p text:style-name="P6"><text:span text:style-name="T6">Remainder <text:s text:c="6"/>Quo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5.447cm" svg:y1="10.615cm" svg:x2="6.303cm" svg:y2="10.615cm">
          <text:p/>
        </draw:line>
        <draw:line draw:style-name="gr5" draw:text-style-name="P3" draw:layer="layout" svg:x1="5.447cm" svg:y1="10.115cm" svg:x2="6.303cm" svg:y2="10.115cm">
          <text:p/>
        </draw:line>
        <draw:frame draw:style-name="gr56" draw:text-style-name="P27" draw:layer="layout" svg:width="0.767cm" svg:height="0.818cm" svg:x="10.814cm" svg:y="13.115cm">
          <draw:text-box>
            <text:p text:style-name="P3"><text:span text:style-name="T2">q</text:span></text:p>
          </draw:text-box>
        </draw:frame>
        <draw:frame draw:style-name="gr56" draw:text-style-name="P27" draw:layer="layout" svg:width="0.834cm" svg:height="0.818cm" svg:x="7.814cm" svg:y="13.015cm">
          <draw:text-box>
            <text:p text:style-name="P3"><text:span text:style-name="T2">r</text:span></text:p>
          </draw:text-box>
        </draw:frame>
        <draw:frame draw:style-name="gr71" draw:text-style-name="P29" draw:layer="layout" svg:width="1.436cm" svg:height="0.806cm" svg:x="7.079cm" svg:y="3.899cm">
          <draw:text-box draw:corner-radius="1.563cm">
            <text:p><text:span text:style-name="T51">a(x)</text:span></text:p>
          </draw:text-box>
        </draw:frame>
        <draw:frame draw:style-name="gr13" draw:text-style-name="P29" draw:layer="layout" svg:width="1.286cm" svg:height="0.962cm" svg:x="12.397cm" svg:y="4.328cm">
          <draw:text-box>
            <text:p><text:span text:style-name="T51">f(x)</text:span></text:p>
          </draw:text-box>
        </draw:frame>
        <draw:g>
          <draw:custom-shape draw:style-name="gr53" draw:text-style-name="P4" draw:layer="layout" svg:width="3.661cm" svg:height="1.101cm" svg:x="5.349cm" svg:y="5.842cm">
            <text:p text:style-name="P3"><text:span text:style-name="T2">MUX_a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4" draw:text-style-name="P26" draw:layer="layout" svg:width="3.1cm" svg:height="0.753cm" svg:x="5.648cm" svg:y="5.815cm">
            <draw:text-box>
              <text:p><text:span text:style-name="T48">1 <text:s text:c="24"/>0</text:span></text:p>
            </draw:text-box>
          </draw:frame>
        </draw:g>
        <draw:line draw:style-name="gr15" draw:text-style-name="P10" draw:layer="layout" svg:x1="8.349cm" svg:y1="4.534cm" svg:x2="8.348cm" svg:y2="5.815cm">
          <text:p/>
        </draw:line>
        <draw:line draw:style-name="gr15" draw:text-style-name="P10" draw:layer="layout" svg:x1="13.148cm" svg:y1="5.015cm" svg:x2="13.148cm" svg:y2="5.815cm">
          <text:p/>
        </draw:line>
        <draw:line draw:style-name="gr55" draw:text-style-name="P3" draw:layer="layout" svg:x1="4.547cm" svg:y1="5.215cm" svg:x2="5.947cm" svg:y2="5.215cm">
          <text:p/>
        </draw:line>
        <draw:line draw:style-name="gr15" draw:text-style-name="P10" draw:layer="layout" svg:x1="12.048cm" svg:y1="6.915cm" svg:x2="12.048cm" svg:y2="9.715cm">
          <text:p/>
        </draw:line>
        <draw:line draw:style-name="gr2" draw:text-style-name="P3" draw:layer="layout" svg:x1="5.947cm" svg:y1="5.215cm" svg:x2="5.947cm" svg:y2="5.815cm">
          <text:p/>
        </draw:line>
        <draw:frame draw:style-name="gr13" draw:text-style-name="P29" draw:layer="layout" svg:width="1cm" svg:height="0.962cm" svg:x="12.247cm" svg:y="6.915cm">
          <draw:text-box>
            <text:p><text:span text:style-name="T51">f</text:span></text:p>
          </draw:text-box>
        </draw:frame>
        <draw:line draw:style-name="gr2" draw:text-style-name="P3" draw:layer="layout" svg:x1="10.747cm" svg:y1="4.915cm" svg:x2="10.747cm" svg:y2="5.815cm">
          <text:p/>
        </draw:line>
        <draw:g>
          <draw:custom-shape draw:style-name="gr53" draw:text-style-name="P4" draw:layer="layout" svg:width="3.661cm" svg:height="1.101cm" svg:x="10.149cm" svg:y="5.842cm">
            <text:p text:style-name="P3"><text:span text:style-name="T2">MUX_f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4" draw:text-style-name="P26" draw:layer="layout" svg:width="3.1cm" svg:height="0.753cm" svg:x="10.448cm" svg:y="5.815cm">
            <draw:text-box>
              <text:p><text:span text:style-name="T48">1 <text:s text:c="24"/>0</text:span></text:p>
            </draw:text-box>
          </draw:frame>
        </draw:g>
        <draw:line draw:style-name="gr55" draw:text-style-name="P3" draw:layer="layout" svg:x1="10.748cm" svg:y1="4.915cm" svg:x2="9.648cm" svg:y2="4.915cm">
          <text:p/>
        </draw:line>
        <draw:line draw:style-name="gr6" draw:text-style-name="P3" draw:layer="layout" svg:x1="5.148cm" svg:y1="6.515cm" svg:x2="5.948cm" svg:y2="6.515cm">
          <text:p/>
        </draw:line>
        <draw:line draw:style-name="gr6" draw:text-style-name="P3" draw:layer="layout" svg:x1="14.048cm" svg:y1="6.416cm" svg:x2="13.348cm" svg:y2="6.416cm">
          <text:p/>
        </draw:line>
        <draw:custom-shape draw:style-name="gr57" draw:text-style-name="P8" draw:layer="layout" svg:width="1.793cm" svg:height="0.9cm" svg:x="3.65cm" svg:y="14.81cm">
          <text:p text:style-name="P3"><text:span text:style-name="T7">G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0.834cm" svg:height="0.818cm" svg:x="6.606cm" svg:y="8.639cm">
          <draw:text-box>
            <text:p text:style-name="P3"><text:span text:style-name="T2">a</text:span></text:p>
          </draw:text-box>
        </draw:frame>
        <draw:custom-shape draw:style-name="gr57" draw:text-style-name="P8" draw:layer="layout" svg:width="1.793cm" svg:height="0.9cm" svg:x="6.548cm" svg:y="7.739cm">
          <text:p text:style-name="P3"><text:span text:style-name="T7">Reg_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441cm" svg:y1="6.915cm" svg:x2="7.441cm" svg:y2="7.727cm">
          <text:p/>
        </draw:line>
        <draw:line draw:style-name="gr15" draw:text-style-name="P10" draw:layer="layout" svg:x1="7.448cm" svg:y1="8.615cm" svg:x2="7.448cm" svg:y2="9.715cm">
          <text:p/>
        </draw:line>
        <draw:line draw:style-name="gr58" draw:text-style-name="P3" draw:layer="layout" svg:x1="7.348cm" svg:y1="9.016cm" svg:x2="9.648cm" svg:y2="9.016cm">
          <text:p/>
        </draw:line>
        <draw:line draw:style-name="gr9" draw:text-style-name="P3" draw:layer="layout" svg:x1="9.648cm" svg:y1="9.016cm" svg:x2="9.648cm" svg:y2="4.916cm">
          <text:p/>
        </draw:line>
        <draw:line draw:style-name="gr72" draw:text-style-name="P3" draw:layer="layout" svg:x1="8.808cm" svg:y1="13.922cm" svg:x2="4.447cm" svg:y2="13.915cm">
          <text:p/>
        </draw:line>
        <draw:line draw:style-name="gr73" draw:text-style-name="P3" draw:layer="layout" svg:x1="4.539cm" svg:y1="14.821cm" svg:x2="4.548cm" svg:y2="5.215cm">
          <text:p/>
        </draw:line>
        <draw:line draw:style-name="gr74" draw:text-style-name="P3" draw:layer="layout" svg:x1="6.948cm" svg:y1="13.015cm" svg:x2="6.936cm" svg:y2="15.126cm">
          <text:p/>
        </draw:line>
        <draw:frame draw:style-name="gr75" draw:text-style-name="P27" draw:layer="layout" svg:width="1.533cm" svg:height="1.046cm" svg:x="5.613cm" svg:y="13.015cm">
          <draw:text-box>
            <text:p text:style-name="P3"><text:span text:style-name="T2">r&lt;a</text:span></text:p>
          </draw:text-box>
        </draw:frame>
        <draw:line draw:style-name="gr76" draw:text-style-name="P3" draw:layer="layout" svg:x1="6.936cm" svg:y1="15.115cm" svg:x2="5.443cm" svg:y2="15.124cm">
          <text:p/>
        </draw:line>
        <draw:custom-shape draw:style-name="gr67" draw:text-style-name="P8" draw:layer="layout" svg:width="2.392cm" svg:height="0.9cm" svg:x="10.64cm" svg:y="9.734cm">
          <text:p text:style-name="P3"><text:span text:style-name="T7">Reg_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8" draw:layer="layout" svg:width="1.7cm" svg:height="0.9cm" svg:x="7.825cm" svg:y="12.162cm">
          <text:p text:style-name="P3"><text:span text:style-name="T7">Reg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8" draw:layer="layout" svg:width="1.7cm" svg:height="0.9cm" svg:x="10.025cm" svg:y="12.178cm">
          <text:p text:style-name="P3"><text:span text:style-name="T7">Reg_q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" draw:layer="layout" svg:x1="8.73cm" svg:y1="13.043cm" svg:x2="8.73cm" svg:y2="13.932cm">
          <text:p/>
        </draw:line>
        <draw:frame draw:style-name="gr79" draw:text-style-name="P31" draw:layer="layout" svg:width="1.778cm" svg:height="0.645cm" svg:x="7.308cm" svg:y="17.221cm">
          <draw:text-box>
            <text:p><text:span text:style-name="T52">g2_mul</text:span></text:p>
          </draw:text-box>
        </draw:frame>
        <draw:frame draw:style-name="gr79" draw:text-style-name="P31" draw:layer="layout" svg:width="1.905cm" svg:height="0.645cm" svg:x="14.801cm" svg:y="19.126cm">
          <draw:text-box>
            <text:p><text:span text:style-name="T52">g2_xor</text:span></text:p>
          </draw:text-box>
        </draw:frame>
        <draw:frame draw:style-name="gr79" draw:text-style-name="P31" draw:layer="layout" svg:width="1.905cm" svg:height="0.645cm" svg:x="13.785cm" svg:y="21.168cm">
          <draw:text-box>
            <text:p><text:span text:style-name="T52">g2_mux</text:span></text:p>
          </draw:text-box>
        </draw:frame>
        <draw:frame draw:style-name="gr79" draw:text-style-name="P31" draw:layer="layout" svg:width="1.905cm" svg:height="0.645cm" svg:x="8.832cm" svg:y="21.158cm">
          <draw:text-box>
            <text:p><text:span text:style-name="T52">g1_mux</text:span></text:p>
          </draw:text-box>
        </draw:frame>
        <draw:frame draw:style-name="gr79" draw:text-style-name="P31" draw:layer="layout" svg:width="1.016cm" svg:height="0.645cm" svg:x="13.785cm" svg:y="22.936cm">
          <draw:text-box>
            <text:p><text:span text:style-name="T52">g2</text:span></text:p>
          </draw:text-box>
        </draw:frame>
        <draw:frame draw:style-name="gr79" draw:text-style-name="P31" draw:layer="layout" svg:width="1.016cm" svg:height="0.645cm" svg:x="7.435cm" svg:y="23.063cm">
          <draw:text-box>
            <text:p><text:span text:style-name="T52">g1</text:span></text:p>
          </draw:text-box>
        </draw:frame>
        <draw:line draw:style-name="gr5" draw:text-style-name="P3" draw:layer="layout" svg:x1="15.69cm" svg:y1="22.438cm" svg:x2="14.89cm" svg:y2="22.438cm">
          <text:p/>
        </draw:line>
      </draw:page>
      <draw:page draw:name="page6" draw:style-name="dp1" draw:master-page-name="Default">
        <draw:g>
          <draw:custom-shape draw:style-name="gr80" draw:text-style-name="P4" draw:layer="layout" svg:width="10.202cm" svg:height="9.344cm" svg:x="6.851cm" svg:y="14.77cm">
            <text:p text:style-name="P3"><text:span text:style-name="T2">Inverse Exten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draw:layer="layout" svg:width="1.7cm" svg:height="1.295cm" svg:x="5.335cm" svg:y="4.729cm">
            <draw:text-box>
              <text:p><text:span text:style-name="T8">a(x)</text:span></text:p>
            </draw:text-box>
          </draw:frame>
          <draw:frame draw:style-name="gr14" draw:text-style-name="P9" draw:layer="layout" svg:width="1.7cm" svg:height="1.295cm" svg:x="10.635cm" svg:y="4.691cm">
            <draw:text-box>
              <text:p><text:span text:style-name="T8">f(x)</text:span></text:p>
            </draw:text-box>
          </draw:frame>
          <draw:g>
            <draw:custom-shape draw:style-name="gr53" draw:text-style-name="P4" draw:layer="layout" svg:width="3.661cm" svg:height="1.101cm" svg:x="3.136cm" svg:y="6.518cm">
              <text:p text:style-name="P3"><text:span text:style-name="T2">MUX_a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4" draw:text-style-name="P26" draw:layer="layout" svg:width="3.1cm" svg:height="0.753cm" svg:x="3.435cm" svg:y="6.491cm">
              <draw:text-box>
                <text:p><text:span text:style-name="T48">1 <text:s text:c="24"/>0</text:span></text:p>
              </draw:text-box>
            </draw:frame>
          </draw:g>
          <draw:line draw:style-name="gr15" draw:text-style-name="P10" draw:layer="layout" svg:x1="6.135cm" svg:y1="5.691cm" svg:x2="6.135cm" svg:y2="6.491cm">
            <text:p/>
          </draw:line>
          <draw:line draw:style-name="gr15" draw:text-style-name="P10" draw:layer="layout" svg:x1="11.435cm" svg:y1="5.691cm" svg:x2="11.435cm" svg:y2="6.491cm">
            <text:p/>
          </draw:line>
          <draw:line draw:style-name="gr55" draw:text-style-name="P3" draw:layer="layout" svg:x1="2.086cm" svg:y1="5.591cm" svg:x2="3.734cm" svg:y2="5.591cm">
            <text:p/>
          </draw:line>
          <draw:line draw:style-name="gr15" draw:text-style-name="P10" draw:layer="layout" svg:x1="10.335cm" svg:y1="7.591cm" svg:x2="10.335cm" svg:y2="10.391cm">
            <text:p/>
          </draw:line>
          <draw:line draw:style-name="gr2" draw:text-style-name="P3" draw:layer="layout" svg:x1="3.735cm" svg:y1="5.591cm" svg:x2="3.735cm" svg:y2="6.491cm">
            <text:p/>
          </draw:line>
          <draw:frame draw:style-name="gr4" draw:text-style-name="P5" draw:layer="layout" svg:width="1cm" svg:height="0.983cm" svg:x="10.535cm" svg:y="7.591cm">
            <draw:text-box>
              <text:p><text:span text:style-name="T3">f</text:span></text:p>
            </draw:text-box>
          </draw:frame>
          <draw:line draw:style-name="gr2" draw:text-style-name="P3" draw:layer="layout" svg:x1="9.035cm" svg:y1="5.591cm" svg:x2="9.035cm" svg:y2="6.491cm">
            <text:p/>
          </draw:line>
          <draw:g>
            <draw:custom-shape draw:style-name="gr53" draw:text-style-name="P4" draw:layer="layout" svg:width="3.661cm" svg:height="1.101cm" svg:x="8.436cm" svg:y="6.518cm">
              <text:p text:style-name="P3"><text:span text:style-name="T2">MUX_f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4" draw:text-style-name="P26" draw:layer="layout" svg:width="3.1cm" svg:height="0.753cm" svg:x="8.735cm" svg:y="6.491cm">
              <draw:text-box>
                <text:p><text:span text:style-name="T48">1 <text:s text:c="24"/>0</text:span></text:p>
              </draw:text-box>
            </draw:frame>
          </draw:g>
          <draw:line draw:style-name="gr55" draw:text-style-name="P3" draw:layer="layout" svg:x1="9.035cm" svg:y1="5.591cm" svg:x2="7.935cm" svg:y2="5.591cm">
            <text:p/>
          </draw:line>
          <draw:line draw:style-name="gr6" draw:text-style-name="P3" draw:layer="layout" svg:x1="2.934cm" svg:y1="7.192cm" svg:x2="3.734cm" svg:y2="7.192cm">
            <text:p/>
          </draw:line>
          <draw:line draw:style-name="gr6" draw:text-style-name="P3" draw:layer="layout" svg:x1="12.335cm" svg:y1="7.091cm" svg:x2="11.635cm" svg:y2="7.091cm">
            <text:p/>
          </draw:line>
          <draw:line draw:style-name="gr7" draw:text-style-name="P3" draw:layer="layout" svg:x1="6.477cm" svg:y1="13.791cm" svg:x2="6.477cm" svg:y2="14.392cm">
            <text:p/>
          </draw:line>
          <draw:frame draw:style-name="gr56" draw:text-style-name="P27" draw:layer="layout" svg:width="0.834cm" svg:height="0.818cm" svg:x="4.394cm" svg:y="9.315cm">
            <draw:text-box>
              <text:p text:style-name="P3"><text:span text:style-name="T2">a</text:span></text:p>
            </draw:text-box>
          </draw:frame>
          <draw:custom-shape draw:style-name="gr57" draw:text-style-name="P8" draw:layer="layout" svg:width="1.793cm" svg:height="0.9cm" svg:x="4.335cm" svg:y="8.415cm">
            <text:p text:style-name="P3"><text:span text:style-name="T7">Reg_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5.228cm" svg:y1="7.591cm" svg:x2="5.228cm" svg:y2="8.403cm">
            <text:p/>
          </draw:line>
          <draw:line draw:style-name="gr15" draw:text-style-name="P10" draw:layer="layout" svg:x1="5.235cm" svg:y1="9.291cm" svg:x2="5.235cm" svg:y2="10.391cm">
            <text:p/>
          </draw:line>
          <draw:line draw:style-name="gr58" draw:text-style-name="P3" draw:layer="layout" svg:x1="5.135cm" svg:y1="9.691cm" svg:x2="7.935cm" svg:y2="9.691cm">
            <text:p/>
          </draw:line>
          <draw:line draw:style-name="gr9" draw:text-style-name="P3" draw:layer="layout" svg:x1="7.935cm" svg:y1="9.691cm" svg:x2="7.935cm" svg:y2="5.591cm">
            <text:p/>
          </draw:line>
          <draw:line draw:style-name="gr2" draw:text-style-name="P3" draw:layer="layout" svg:x1="9.085cm" svg:y1="13.784cm" svg:x2="9.109cm" svg:y2="15.802cm">
            <text:p/>
          </draw:line>
          <draw:line draw:style-name="gr8" draw:text-style-name="P3" draw:layer="layout" svg:x1="6.471cm" svg:y1="14.392cm" svg:x2="2.08cm" svg:y2="14.392cm">
            <text:p/>
          </draw:line>
          <draw:line draw:style-name="gr9" draw:text-style-name="P3" draw:layer="layout" svg:x1="2.086cm" svg:y1="14.391cm" svg:x2="2.086cm" svg:y2="5.591cm">
            <text:p/>
          </draw:line>
          <draw:custom-shape draw:style-name="gr59" draw:text-style-name="P28" xml:id="id31" draw:id="id31" draw:layer="layout" svg:width="1.9cm" svg:height="1.9cm" svg:x="4.287cm" svg:y="15.093cm">
            <text:p text:style-name="P3"><text:span text:style-name="T49">r=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0" draw:text-style-name="P3" draw:layer="layout" svg:x1="4.287cm" svg:y1="16.043cm" svg:x2="4.118cm" svg:y2="12.096cm" draw:start-shape="id31" draw:start-glue-point="5" draw:end-shape="id32" svg:d="M4287 16043h-720v-3947h551">
            <text:p/>
          </draw:connector>
          <draw:custom-shape draw:style-name="gr62" draw:text-style-name="P8" xml:id="id33" draw:id="id33" draw:layer="layout" svg:width="1.412cm" svg:height="0.9cm" svg:x="1.394cm" svg:y="17.259cm">
            <text:p text:style-name="P3"><text:span text:style-name="T7">GC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2.08cm" svg:y1="14.292cm" svg:x2="2.08cm" svg:y2="17.259cm">
            <text:p/>
          </draw:line>
          <draw:custom-shape draw:style-name="gr10" draw:text-style-name="P7" xml:id="id32" draw:id="id32" draw:layer="layout" svg:width="7.551cm" svg:height="3.376cm" svg:x="4.118cm" svg:y="10.408cm">
            <text:p text:style-name="P6"><text:span text:style-name="T5">Binary Polynomial Division (BPD)</text:span></text:p>
            <text:p text:style-name="P6"><text:span text:style-name="T2">f(x) = a(x) * quotient + r</text:span></text:p>
            <text:p text:style-name="P6"><text:span text:style-name="T6">Remainder <text:s text:c="6"/>Quot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3.26cm" svg:y1="11.308cm" svg:x2="4.116cm" svg:y2="11.308cm">
            <text:p/>
          </draw:line>
          <draw:line draw:style-name="gr5" draw:text-style-name="P3" draw:layer="layout" svg:x1="3.26cm" svg:y1="10.808cm" svg:x2="4.116cm" svg:y2="10.808cm">
            <text:p/>
          </draw:line>
          <draw:custom-shape draw:style-name="gr11" draw:text-style-name="P8" draw:layer="layout" svg:width="2.392cm" svg:height="0.81cm" svg:x="9.224cm" svg:y="10.485cm">
            <text:p text:style-name="P3"><text:span text:style-name="T7">Reg_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7cm" svg:height="0.853cm" svg:x="5.638cm" svg:y="12.855cm">
            <text:p text:style-name="P3"><text:span text:style-name="T7">Reg_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0.834cm" svg:height="0.962cm" svg:x="6.471cm" svg:y="13.711cm">
            <draw:text-box>
              <text:p><text:span text:style-name="T3">r</text:span></text:p>
            </draw:text-box>
          </draw:frame>
          <draw:frame draw:style-name="gr13" draw:text-style-name="P5" draw:layer="layout" svg:width="0.834cm" svg:height="0.962cm" svg:x="9.171cm" svg:y="13.711cm">
            <draw:text-box>
              <text:p><text:span text:style-name="T3">q</text:span></text:p>
            </draw:text-box>
          </draw:frame>
          <draw:connector draw:style-name="gr61" draw:text-style-name="P3" draw:layer="layout" svg:x1="4.287cm" svg:y1="16.043cm" svg:x2="2.806cm" svg:y2="17.709cm" draw:start-shape="id31" draw:start-glue-point="5" draw:end-shape="id33" svg:d="M4287 16043h-728v1666h-753">
            <text:p/>
          </draw:connector>
          <draw:custom-shape draw:style-name="gr12" draw:text-style-name="P8" draw:layer="layout" svg:width="1.7cm" svg:height="0.853cm" svg:x="8.238cm" svg:y="12.855cm">
            <text:p text:style-name="P3"><text:span text:style-name="T7">Reg_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4" draw:layer="layout" svg:width="2.799cm" svg:height="1.749cm" svg:x="13.787cm" svg:y="17.552cm">
            <text:p text:style-name="P3"><text:span text:style-name="T2">XOR</text:span></text:p>
            <text:p text:style-name="P3"><text:span text:style-name="T2">g1 </text:span><text:span text:style-name="T50">⊕ </text:span><text:span text:style-name="T2">q*g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1.286cm" svg:y1="16.602cm" svg:x2="10.186cm" svg:y2="16.602cm">
            <text:p/>
          </draw:line>
          <draw:line draw:style-name="gr15" draw:text-style-name="P10" draw:layer="layout" svg:x1="15.148cm" svg:y1="19.302cm" svg:x2="15.148cm" svg:y2="20.302cm">
            <text:p/>
          </draw:line>
          <draw:line draw:style-name="gr2" draw:text-style-name="P3" draw:layer="layout" svg:x1="9.287cm" svg:y1="18.203cm" svg:x2="13.787cm" svg:y2="18.203cm">
            <text:p/>
          </draw:line>
          <draw:line draw:style-name="gr2" draw:text-style-name="P3" draw:layer="layout" svg:x1="12.749cm" svg:y1="19.202cm" svg:x2="12.749cm" svg:y2="20.302cm">
            <text:p/>
          </draw:line>
          <draw:custom-shape draw:style-name="gr65" draw:text-style-name="P4" draw:layer="layout" svg:width="1.9cm" svg:height="1.5cm" svg:x="8.288cm" svg:y="15.802cm">
            <text:p text:style-name="P3"><text:span text:style-name="T2">MUL</text:span></text:p>
            <text:p text:style-name="P3"><text:span text:style-name="T2">q*g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4" draw:layer="layout" svg:width="3.661cm" svg:height="1.1cm" svg:x="12.149cm" svg:y="20.229cm">
              <text:p text:style-name="P3"><text:span text:style-name="T2">MUX_g2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4" draw:text-style-name="P26" draw:layer="layout" svg:width="3.1cm" svg:height="0.753cm" svg:x="12.448cm" svg:y="20.201cm">
              <draw:text-box>
                <text:p><text:span text:style-name="T48">0 <text:s text:c="23"/>1</text:span></text:p>
              </draw:text-box>
            </draw:frame>
          </draw:g>
          <draw:g>
            <draw:custom-shape draw:style-name="gr66" draw:text-style-name="P4" draw:layer="layout" svg:width="3.661cm" svg:height="1.1cm" svg:x="7.188cm" svg:y="20.229cm">
              <text:p text:style-name="P3"><text:span text:style-name="T2">MUX_g1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4" draw:text-style-name="P26" draw:layer="layout" svg:width="3.1cm" svg:height="0.753cm" svg:x="7.487cm" svg:y="20.201cm">
              <draw:text-box>
                <text:p><text:span text:style-name="T48">0 <text:s text:c="24"/>1</text:span></text:p>
              </draw:text-box>
            </draw:frame>
          </draw:g>
          <draw:custom-shape draw:style-name="gr67" draw:text-style-name="P8" draw:layer="layout" svg:width="2.392cm" svg:height="0.9cm" svg:x="12.858cm" svg:y="22.102cm">
            <text:p text:style-name="P3"><text:span text:style-name="T7">Reg_g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8" draw:layer="layout" svg:width="2.392cm" svg:height="0.9cm" svg:x="7.757cm" svg:y="22.102cm">
            <text:p text:style-name="P3"><text:span text:style-name="T7">Reg_g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0" draw:layer="layout" svg:x1="14.049cm" svg:y1="21.302cm" svg:x2="14.049cm" svg:y2="22.202cm">
            <text:p/>
          </draw:line>
          <draw:line draw:style-name="gr15" draw:text-style-name="P10" draw:layer="layout" svg:x1="8.949cm" svg:y1="21.29cm" svg:x2="8.949cm" svg:y2="22.19cm">
            <text:p/>
          </draw:line>
          <draw:line draw:style-name="gr68" draw:text-style-name="P3" draw:layer="layout" svg:x1="8.986cm" svg:y1="23.002cm" svg:x2="8.986cm" svg:y2="23.802cm">
            <text:p/>
          </draw:line>
          <draw:line draw:style-name="gr68" draw:text-style-name="P3" draw:layer="layout" svg:x1="11.786cm" svg:y1="23.802cm" svg:x2="8.986cm" svg:y2="23.802cm">
            <text:p/>
          </draw:line>
          <draw:line draw:style-name="gr68" draw:text-style-name="P3" draw:layer="layout" svg:x1="9.287cm" svg:y1="17.303cm" svg:x2="9.287cm" svg:y2="18.203cm">
            <text:p/>
          </draw:line>
          <draw:line draw:style-name="gr15" draw:text-style-name="P10" draw:layer="layout" svg:x1="14.049cm" svg:y1="21.29cm" svg:x2="14.049cm" svg:y2="22.19cm">
            <text:p/>
          </draw:line>
          <draw:line draw:style-name="gr68" draw:text-style-name="P3" draw:layer="layout" svg:x1="14.087cm" svg:y1="23.002cm" svg:x2="14.087cm" svg:y2="23.402cm">
            <text:p/>
          </draw:line>
          <draw:line draw:style-name="gr2" draw:text-style-name="P3" draw:layer="layout" svg:x1="11.747cm" svg:y1="18.702cm" svg:x2="13.787cm" svg:y2="18.702cm">
            <text:p/>
          </draw:line>
          <draw:line draw:style-name="gr68" draw:text-style-name="P3" xml:id="id34" draw:id="id34" draw:layer="layout" svg:x1="11.286cm" svg:y1="23.402cm" svg:x2="14.086cm" svg:y2="23.402cm">
            <text:p/>
          </draw:line>
          <draw:frame draw:style-name="gr4" draw:text-style-name="P5" draw:layer="layout" svg:width="0.9cm" svg:height="0.983cm" svg:x="12.686cm" svg:y="18.902cm">
            <draw:text-box>
              <text:p><text:span text:style-name="T3">1</text:span></text:p>
            </draw:text-box>
          </draw:frame>
          <draw:frame draw:style-name="gr4" draw:text-style-name="P5" draw:layer="layout" svg:width="0.9cm" svg:height="0.983cm" svg:x="7.787cm" svg:y="18.74cm">
            <draw:text-box>
              <text:p><text:span text:style-name="T3">0</text:span></text:p>
            </draw:text-box>
          </draw:frame>
          <draw:line draw:style-name="gr68" draw:text-style-name="P3" draw:layer="layout" svg:x1="11.286cm" svg:y1="23.402cm" svg:x2="11.286cm" svg:y2="16.602cm">
            <text:p/>
          </draw:line>
          <draw:line draw:style-name="gr68" draw:text-style-name="P3" draw:layer="layout" svg:x1="11.787cm" svg:y1="23.802cm" svg:x2="11.787cm" svg:y2="18.702cm">
            <text:p/>
          </draw:line>
          <draw:line draw:style-name="gr2" draw:text-style-name="P3" draw:layer="layout" svg:x1="7.848cm" svg:y1="19.191cm" svg:x2="7.848cm" svg:y2="20.291cm">
            <text:p/>
          </draw:line>
          <draw:line draw:style-name="gr58" draw:text-style-name="P3" draw:layer="layout" svg:x1="11.387cm" svg:y1="19.202cm" svg:x2="10.187cm" svg:y2="19.202cm">
            <text:p/>
          </draw:line>
          <draw:line draw:style-name="gr2" draw:text-style-name="P3" draw:layer="layout" svg:x1="10.148cm" svg:y1="19.178cm" svg:x2="10.148cm" svg:y2="20.278cm">
            <text:p/>
          </draw:line>
          <draw:line draw:style-name="gr5" draw:text-style-name="P3" draw:layer="layout" svg:x1="10.887cm" svg:y1="22.602cm" svg:x2="10.087cm" svg:y2="22.602cm">
            <text:p/>
          </draw:line>
          <draw:line draw:style-name="gr6" draw:text-style-name="P3" draw:layer="layout" svg:x1="10.977cm" svg:y1="20.955cm" svg:x2="10.264cm" svg:y2="20.955cm">
            <text:p/>
          </draw:line>
          <draw:line draw:style-name="gr6" draw:text-style-name="P3" draw:layer="layout" svg:x1="11.975cm" svg:y1="20.902cm" svg:x2="12.775cm" svg:y2="20.902cm">
            <text:p/>
          </draw:line>
          <draw:custom-shape draw:style-name="gr69" draw:text-style-name="P25" xml:id="id35" draw:id="id35" draw:layer="layout" svg:width="1.651cm" svg:height="1.402cm" svg:x="13.276cm" svg:y="24.876cm">
            <text:p text:style-name="P3"><text:span text:style-name="T46">a</text:span><text:span text:style-name="T47">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9" draw:text-style-name="P31" draw:layer="layout" svg:width="1.778cm" svg:height="0.645cm" svg:x="7.696cm" svg:y="17.421cm">
            <draw:text-box>
              <text:p><text:span text:style-name="T52">g2_mul</text:span></text:p>
            </draw:text-box>
          </draw:frame>
          <draw:frame draw:style-name="gr79" draw:text-style-name="P31" draw:layer="layout" svg:width="1.905cm" svg:height="0.645cm" svg:x="15.148cm" svg:y="19.415cm">
            <draw:text-box>
              <text:p><text:span text:style-name="T52">g2_xor</text:span></text:p>
            </draw:text-box>
          </draw:frame>
          <draw:frame draw:style-name="gr79" draw:text-style-name="P31" draw:layer="layout" svg:width="1.905cm" svg:height="0.645cm" svg:x="14.173cm" svg:y="21.368cm">
            <draw:text-box>
              <text:p><text:span text:style-name="T52">g2_mux</text:span></text:p>
            </draw:text-box>
          </draw:frame>
          <draw:frame draw:style-name="gr79" draw:text-style-name="P31" draw:layer="layout" svg:width="1.905cm" svg:height="0.645cm" svg:x="9.22cm" svg:y="21.358cm">
            <draw:text-box>
              <text:p><text:span text:style-name="T52">g1_mux</text:span></text:p>
            </draw:text-box>
          </draw:frame>
          <draw:frame draw:style-name="gr79" draw:text-style-name="P31" draw:layer="layout" svg:width="1.016cm" svg:height="0.645cm" svg:x="14.073cm" svg:y="23.236cm">
            <draw:text-box>
              <text:p><text:span text:style-name="T52">g2</text:span></text:p>
            </draw:text-box>
          </draw:frame>
          <draw:frame draw:style-name="gr79" draw:text-style-name="P31" draw:layer="layout" svg:width="1.016cm" svg:height="0.645cm" svg:x="7.823cm" svg:y="23.263cm">
            <draw:text-box>
              <text:p><text:span text:style-name="T52">g1</text:span></text:p>
            </draw:text-box>
          </draw:frame>
          <draw:line draw:style-name="gr5" draw:text-style-name="P3" draw:layer="layout" svg:x1="16.078cm" svg:y1="22.638cm" svg:x2="15.278cm" svg:y2="22.638cm">
            <text:p/>
          </draw:line>
          <draw:connector draw:style-name="gr81" draw:text-style-name="P3" draw:layer="layout" draw:line-skew="0.737cm" svg:x1="14.086cm" svg:y1="23.402cm" svg:x2="14.101cm" svg:y2="24.876cm" draw:start-shape="id34" draw:start-glue-point="1" draw:end-shape="id35" draw:end-glue-point="0" svg:d="M14086 23402v1462h15v12">
            <text:p/>
          </draw:connector>
        </draw:g>
        <draw:frame draw:style-name="gr82" draw:text-style-name="P22" draw:layer="layout" svg:width="7.727cm" svg:height="1.347cm" svg:x="2.778cm" svg:y="1.381cm">
          <draw:text-box>
            <text:p text:style-name="P22"><text:span text:style-name="T25"><text:s text:c="2"/></text:span><text:span text:style-name="T26">Port</text:span><text:span text:style-name="T25"> (a, r, q: </text:span><text:span text:style-name="T26">in</text:span><text:span text:style-name="T25"> </text:span><text:span text:style-name="T27">STD_LOGIC_VECTOR</text:span><text:span text:style-name="T25"> (N-1 </text:span><text:span text:style-name="T26">downto</text:span><text:span text:style-name="T25"> </text:span><text:span text:style-name="T53">0</text:span><text:span text:style-name="T25">);</text:span></text:p>
            <text:p text:style-name="P22"><text:span text:style-name="T25"><text:s text:c="11"/></text:span><text:span text:style-name="T25">clock, reset, <text:s/>Sel, En : </text:span><text:span text:style-name="T26">in</text:span><text:span text:style-name="T25"> <text:s/></text:span><text:span text:style-name="T27">STD_LOGIC</text:span><text:span text:style-name="T25">;</text:span></text:p>
            <text:p text:style-name="P17"><text:span text:style-name="T25"><text:s text:c="6"/></text:span><text:span text:style-name="T25">a_inv : </text:span><text:span text:style-name="T26">out</text:span><text:span text:style-name="T25"> <text:s/></text:span><text:span text:style-name="T27">STD_LOGIC_VECTOR</text:span><text:span text:style-name="T25"> (N-1 </text:span><text:span text:style-name="T26">downto</text:span><text:span text:style-name="T25"> </text:span><text:span text:style-name="T53">0</text:span><text:span text:style-name="T25">));</text:span></text:p>
          </draw:text-box>
        </draw:frame>
        <draw:custom-shape draw:style-name="gr10" draw:text-style-name="P7" draw:layer="layout" svg:width="3.815cm" svg:height="2.318cm" svg:x="14.077cm" svg:y="2.146cm">
          <text:p text:style-name="P6"><text:span text:style-name="T4">Inversion</text:span></text:p>
          <text:p text:style-name="P6"><text:span text:style-name="T4">Exten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3.282cm" svg:y1="2.655cm" svg:x2="14.082cm" svg:y2="2.655cm">
          <text:p/>
        </draw:line>
        <draw:line draw:style-name="gr6" draw:text-style-name="P3" draw:layer="layout" svg:x1="13.274cm" svg:y1="3.154cm" svg:x2="14.074cm" svg:y2="3.154cm">
          <text:p/>
        </draw:line>
        <draw:line draw:style-name="gr2" draw:text-style-name="P3" draw:layer="layout" svg:x1="14.847cm" svg:y1="1.464cm" svg:x2="14.847cm" svg:y2="2.215cm">
          <text:p/>
        </draw:line>
        <draw:frame draw:style-name="gr14" draw:text-style-name="P9" draw:layer="layout" svg:width="1.7cm" svg:height="1.295cm" svg:x="14.066cm" svg:y="0.527cm">
          <draw:text-box>
            <text:p><text:span text:style-name="T8">a(x)</text:span></text:p>
          </draw:text-box>
        </draw:frame>
        <draw:line draw:style-name="gr2" draw:text-style-name="P3" draw:layer="layout" svg:x1="17.147cm" svg:y1="1.464cm" svg:x2="17.147cm" svg:y2="2.215cm">
          <text:p/>
        </draw:line>
        <draw:frame draw:style-name="gr13" draw:text-style-name="P9" draw:layer="layout" svg:width="0.864cm" svg:height="0.962cm" svg:x="16.766cm" svg:y="0.527cm">
          <draw:text-box>
            <text:p><text:span text:style-name="T8">r</text:span></text:p>
          </draw:text-box>
        </draw:frame>
        <draw:line draw:style-name="gr2" draw:text-style-name="P3" draw:layer="layout" svg:x1="15.947cm" svg:y1="4.452cm" svg:x2="15.947cm" svg:y2="5.203cm">
          <text:p/>
        </draw:line>
        <draw:frame draw:style-name="gr18" draw:text-style-name="P7" draw:layer="layout" svg:width="2.109cm" svg:height="0.986cm" svg:x="15.972cm" svg:y="4.46cm">
          <draw:text-box>
            <text:p><text:span text:style-name="T3">a</text:span><text:span text:style-name="T9">-1</text:span><text:span text:style-name="T3">(x)</text:span></text:p>
          </draw:text-box>
        </draw:frame>
        <draw:frame draw:style-name="gr19" draw:text-style-name="P11" draw:layer="layout" svg:width="1.905cm" svg:height="0.806cm" svg:x="11.542cm" svg:y="2.147cm">
          <draw:text-box>
            <text:p text:style-name="P6"><text:span text:style-name="T10">clock</text:span></text:p>
          </draw:text-box>
        </draw:frame>
        <draw:frame draw:style-name="gr19" draw:text-style-name="P11" draw:layer="layout" svg:width="1.905cm" svg:height="0.806cm" svg:x="11.543cm" svg:y="2.647cm">
          <draw:text-box>
            <text:p text:style-name="P6"><text:span text:style-name="T10">reset</text:span></text:p>
          </draw:text-box>
        </draw:frame>
        <draw:line draw:style-name="gr6" draw:text-style-name="P3" draw:layer="layout" svg:x1="13.282cm" svg:y1="3.655cm" svg:x2="14.082cm" svg:y2="3.655cm">
          <text:p/>
        </draw:line>
        <draw:frame draw:style-name="gr19" draw:text-style-name="P11" draw:layer="layout" svg:width="1.905cm" svg:height="0.806cm" svg:x="11.542cm" svg:y="3.209cm">
          <draw:text-box>
            <text:p text:style-name="P6"><text:span text:style-name="T10">Sel</text:span></text:p>
          </draw:text-box>
        </draw:frame>
        <draw:line draw:style-name="gr6" draw:text-style-name="P3" draw:layer="layout" svg:x1="13.282cm" svg:y1="4.155cm" svg:x2="14.082cm" svg:y2="4.155cm">
          <text:p/>
        </draw:line>
        <draw:frame draw:style-name="gr19" draw:text-style-name="P11" draw:layer="layout" svg:width="1.905cm" svg:height="0.806cm" svg:x="11.542cm" svg:y="3.709cm">
          <draw:text-box>
            <text:p text:style-name="P6"><text:span text:style-name="T10">En</text:span></text:p>
          </draw:text-box>
        </draw:frame>
        <draw:line draw:style-name="gr2" draw:text-style-name="P3" draw:layer="layout" svg:x1="16.047cm" svg:y1="1.464cm" svg:x2="16.047cm" svg:y2="2.215cm">
          <text:p/>
        </draw:line>
        <draw:frame draw:style-name="gr13" draw:text-style-name="P9" draw:layer="layout" svg:width="0.864cm" svg:height="0.962cm" svg:x="15.666cm" svg:y="0.527cm">
          <draw:text-box>
            <text:p><text:span text:style-name="T8">q</text:span></text:p>
          </draw:text-box>
        </draw:frame>
      </draw:page>
      <draw:page draw:name="page7" draw:style-name="dp1" draw:master-page-name="Default">
        <draw:g>
          <draw:custom-shape draw:style-name="gr83" draw:text-style-name="P8" draw:layer="layout" svg:width="1.799cm" svg:height="0.9cm" svg:x="14.384cm" svg:y="9.022cm">
            <text:p text:style-name="P3"><text:span text:style-name="T7">CLZ_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8" draw:layer="layout" svg:width="2.5cm" svg:height="1cm" svg:x="5.483cm" svg:y="11.183cm">
            <text:p text:style-name="P3"><text:span text:style-name="T7">BSh_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5" draw:text-style-name="P3" draw:layer="layout" svg:x1="6.703cm" svg:y1="8.051cm" svg:x2="6.683cm" svg:y2="11.222cm">
            <text:p/>
          </draw:line>
          <draw:line draw:style-name="gr86" draw:text-style-name="P3" draw:layer="layout" svg:x1="10.583cm" svg:y1="11.723cm" svg:x2="7.983cm" svg:y2="11.723cm">
            <text:p/>
          </draw:line>
          <draw:custom-shape draw:style-name="gr87" draw:text-style-name="P4" draw:layer="layout" svg:width="3.4cm" svg:height="1.249cm" svg:x="14.884cm" svg:y="13.036cm">
            <text:p text:style-name="P3"><text:span text:style-name="T2">XOR_f</text:span></text:p>
            <text:p text:style-name="P3"><text:span text:style-name="T2">fa = f </text:span><text:span text:style-name="T50">⊕ 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0" draw:layer="layout" svg:x1="10.782cm" svg:y1="9.422cm" svg:x2="10.782cm" svg:y2="10.022cm">
            <text:p/>
          </draw:line>
          <draw:line draw:style-name="gr85" draw:text-style-name="P3" draw:layer="layout" svg:x1="16.971cm" svg:y1="6.734cm" svg:x2="16.971cm" svg:y2="7.734cm">
            <text:p/>
          </draw:line>
          <draw:custom-shape draw:style-name="gr67" draw:text-style-name="P8" draw:layer="layout" svg:width="2.392cm" svg:height="0.9cm" svg:x="15.771cm" svg:y="7.734cm">
            <text:p text:style-name="P3"><text:span text:style-name="T7">Reg_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0" draw:layer="layout" svg:x1="15.759cm" svg:y1="3.941cm" svg:x2="15.759cm" svg:y2="5.622cm">
            <text:p/>
          </draw:line>
          <draw:line draw:style-name="gr15" draw:text-style-name="P10" draw:layer="layout" svg:x1="16.983cm" svg:y1="8.622cm" svg:x2="16.983cm" svg:y2="13.022cm">
            <text:p/>
          </draw:line>
          <draw:frame draw:style-name="gr71" draw:text-style-name="P32" draw:layer="layout" svg:width="1.969cm" svg:height="0.806cm" svg:x="17.083cm" svg:y="6.822cm">
            <draw:text-box>
              <text:p><text:span text:style-name="T7">f_mux</text:span></text:p>
            </draw:text-box>
          </draw:frame>
          <draw:line draw:style-name="gr2" draw:text-style-name="P3" draw:layer="layout" svg:x1="18.183cm" svg:y1="4.722cm" svg:x2="18.183cm" svg:y2="5.622cm">
            <text:p/>
          </draw:line>
          <draw:g>
            <draw:custom-shape draw:style-name="gr66" draw:text-style-name="P4" draw:layer="layout" svg:width="3.661cm" svg:height="1.1cm" svg:x="15.084cm" svg:y="5.65cm">
              <text:p text:style-name="P3"><text:span text:style-name="T2">MUX_f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4" draw:text-style-name="P26" draw:layer="layout" svg:width="3.1cm" svg:height="0.753cm" svg:x="15.383cm" svg:y="5.622cm">
              <draw:text-box>
                <text:p><text:span text:style-name="T48">0 <text:s text:c="24"/>1</text:span></text:p>
              </draw:text-box>
            </draw:frame>
          </draw:g>
          <draw:line draw:style-name="gr6" draw:text-style-name="P3" draw:layer="layout" svg:x1="14.783cm" svg:y1="6.322cm" svg:x2="15.583cm" svg:y2="6.322cm">
            <text:p/>
          </draw:line>
          <draw:frame draw:style-name="gr88" draw:text-style-name="P29" draw:layer="layout" svg:width="0.7cm" svg:height="0.818cm" svg:x="15.383cm" svg:y="3.123cm">
            <draw:text-box>
              <text:p><text:span text:style-name="T51">f</text:span></text:p>
            </draw:text-box>
          </draw:frame>
          <draw:line draw:style-name="gr70" draw:text-style-name="P3" draw:layer="layout" svg:x1="19.182cm" svg:y1="4.722cm" svg:x2="18.183cm" svg:y2="4.722cm">
            <text:p/>
          </draw:line>
          <draw:line draw:style-name="gr70" draw:text-style-name="P3" draw:layer="layout" svg:x1="19.182cm" svg:y1="4.722cm" svg:x2="19.182cm" svg:y2="15.122cm">
            <text:p/>
          </draw:line>
          <draw:line draw:style-name="gr89" draw:text-style-name="P3" draw:layer="layout" svg:x1="17.083cm" svg:y1="9.422cm" svg:x2="16.183cm" svg:y2="9.422cm">
            <text:p/>
          </draw:line>
          <draw:custom-shape draw:style-name="gr90" draw:text-style-name="P8" draw:layer="layout" svg:width="1.8cm" svg:height="0.9cm" svg:x="7.483cm" svg:y="8.922cm">
            <text:p text:style-name="P3"><text:span text:style-name="T7">CLZ_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0" draw:text-style-name="P3" draw:layer="layout" svg:x1="9.283cm" svg:y1="9.422cm" svg:x2="10.783cm" svg:y2="9.422cm">
            <text:p/>
          </draw:line>
          <draw:line draw:style-name="gr15" draw:text-style-name="P10" draw:layer="layout" svg:x1="11.883cm" svg:y1="9.422cm" svg:x2="11.883cm" svg:y2="10.022cm">
            <text:p/>
          </draw:line>
          <draw:custom-shape draw:style-name="gr91" draw:text-style-name="P8" draw:layer="layout" svg:width="2.792cm" svg:height="1.5cm" svg:x="9.991cm" svg:y="10.022cm">
            <text:p text:style-name="P3"><text:span text:style-name="T7">Sub_d</text:span></text:p>
            <text:p text:style-name="P3"><text:span text:style-name="T7">f</text:span><text:span text:style-name="T54">deg</text:span><text:span text:style-name="T7">- a</text:span><text:span text:style-name="T54">de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0" draw:layer="layout" svg:x1="16.183cm" svg:y1="12.422cm" svg:x2="16.183cm" svg:y2="13.022cm">
            <text:p/>
          </draw:line>
          <draw:line draw:style-name="gr70" draw:text-style-name="P3" draw:layer="layout" svg:x1="6.783cm" svg:y1="12.422cm" svg:x2="16.201cm" svg:y2="12.418cm">
            <text:p/>
          </draw:line>
          <draw:line draw:style-name="gr92" draw:text-style-name="P3" draw:layer="layout" svg:x1="16.982cm" svg:y1="14.335cm" svg:x2="16.982cm" svg:y2="16.022cm">
            <text:p/>
          </draw:line>
          <draw:line draw:style-name="gr93" draw:text-style-name="P3" draw:layer="layout" svg:x1="16.884cm" svg:y1="15.123cm" svg:x2="19.183cm" svg:y2="15.123cm">
            <text:p/>
          </draw:line>
          <draw:line draw:style-name="gr89" draw:text-style-name="P3" draw:layer="layout" svg:x1="6.583cm" svg:y1="9.323cm" svg:x2="7.483cm" svg:y2="9.323cm">
            <text:p/>
          </draw:line>
          <draw:line draw:style-name="gr70" draw:text-style-name="P3" draw:layer="layout" svg:x1="6.783cm" svg:y1="12.222cm" svg:x2="6.783cm" svg:y2="12.422cm">
            <text:p/>
          </draw:line>
          <draw:frame draw:style-name="gr88" draw:text-style-name="P33" draw:layer="layout" svg:width="1.2cm" svg:height="0.818cm" svg:x="10.482cm" svg:y="11.522cm">
            <draw:text-box>
              <text:p><text:span text:style-name="T55">d</text:span><text:span text:style-name="T52">fa</text:span></text:p>
            </draw:text-box>
          </draw:frame>
          <draw:custom-shape draw:style-name="gr94" draw:text-style-name="P8" draw:layer="layout" svg:width="1.868cm" svg:height="0.9cm" svg:x="16.684cm" svg:y="17.522cm">
            <text:p text:style-name="P3"><text:span text:style-name="T7">Reg_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32" draw:layer="layout" svg:width="2.554cm" svg:height="0.818cm" svg:x="9.283cm" svg:y="8.622cm">
            <draw:text-box>
              <text:p><text:span text:style-name="T7">a_deg</text:span></text:p>
            </draw:text-box>
          </draw:frame>
          <draw:line draw:style-name="gr96" draw:text-style-name="P3" draw:layer="layout" svg:x1="11.983cm" svg:y1="11.522cm" svg:x2="11.983cm" svg:y2="12.022cm">
            <text:p/>
          </draw:line>
          <draw:frame draw:style-name="gr79" draw:text-style-name="P34" draw:layer="layout" svg:width="1.1cm" svg:height="0.645cm" svg:x="11.983cm" svg:y="11.504cm">
            <draw:text-box>
              <text:p><text:span text:style-name="T56">fga</text:span></text:p>
            </draw:text-box>
          </draw:frame>
          <draw:frame draw:style-name="gr88" draw:text-style-name="P32" draw:layer="layout" svg:width="1.8cm" svg:height="0.818cm" svg:x="17.083cm" svg:y="9.022cm">
            <draw:text-box>
              <text:p><text:span text:style-name="T7">f_reg</text:span></text:p>
            </draw:text-box>
          </draw:frame>
          <draw:frame draw:style-name="gr88" draw:text-style-name="P32" draw:layer="layout" svg:width="1.8cm" svg:height="0.818cm" svg:x="16.897cm" svg:y="14.306cm">
            <draw:text-box>
              <text:p><text:span text:style-name="T7">f_xor</text:span></text:p>
            </draw:text-box>
          </draw:frame>
          <draw:line draw:style-name="gr70" draw:text-style-name="P3" draw:layer="layout" svg:x1="11.883cm" svg:y1="9.422cm" svg:x2="14.384cm" svg:y2="9.424cm">
            <text:p/>
          </draw:line>
          <draw:frame draw:style-name="gr97" draw:text-style-name="P32" draw:layer="layout" svg:width="1.819cm" svg:height="0.818cm" svg:x="11.483cm" svg:y="8.623cm">
            <draw:text-box>
              <text:p><text:span text:style-name="T7">f_deg</text:span></text:p>
            </draw:text-box>
          </draw:frame>
          <draw:frame draw:style-name="gr98" draw:text-style-name="P32" draw:layer="layout" svg:width="2.341cm" svg:height="0.818cm" svg:x="4.883cm" svg:y="12.322cm">
            <draw:text-box>
              <text:p><text:span text:style-name="T7">a_adj</text:span></text:p>
            </draw:text-box>
          </draw:frame>
          <draw:line draw:style-name="gr96" draw:text-style-name="P3" draw:layer="layout" svg:x1="11.983cm" svg:y1="12.022cm" svg:x2="19.483cm" svg:y2="12.022cm">
            <text:p/>
          </draw:line>
          <draw:line draw:style-name="gr96" draw:text-style-name="P3" draw:layer="layout" svg:x1="19.483cm" svg:y1="12.022cm" svg:x2="19.484cm" svg:y2="17.923cm">
            <text:p/>
          </draw:line>
          <draw:line draw:style-name="gr5" draw:text-style-name="P3" draw:layer="layout" svg:x1="19.484cm" svg:y1="17.923cm" svg:x2="18.484cm" svg:y2="17.923cm">
            <text:p/>
          </draw:line>
          <draw:line draw:style-name="gr99" draw:text-style-name="P10" draw:layer="layout" svg:x1="12.983cm" svg:y1="9.322cm" svg:x2="12.983cm" svg:y2="15.847cm">
            <text:p/>
          </draw:line>
          <draw:frame draw:style-name="gr100" draw:text-style-name="P34" draw:layer="layout" svg:width="1.401cm" svg:height="0.657cm" svg:x="13.183cm" svg:y="15.923cm">
            <draw:text-box>
              <text:p><text:span text:style-name="T56">fgr</text:span></text:p>
            </draw:text-box>
          </draw:frame>
          <draw:custom-shape draw:style-name="gr83" draw:text-style-name="P8" draw:layer="layout" svg:width="1.799cm" svg:height="0.9cm" svg:x="14.384cm" svg:y="9.022cm">
            <text:p text:style-name="P3"><text:span text:style-name="T7">CLZ_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8" draw:layer="layout" svg:width="1.96cm" svg:height="0.9cm" svg:x="14.423cm" svg:y="14.622cm">
            <text:p text:style-name="P3"><text:span text:style-name="T7">CLZ_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2" draw:text-style-name="P35" draw:layer="layout" svg:x1="10.561cm" svg:y1="11.722cm" svg:x2="10.561cm" svg:y2="11.51cm">
            <text:p/>
          </draw:line>
          <draw:line draw:style-name="gr99" draw:text-style-name="P10" draw:layer="layout" svg:x1="9.695cm" svg:y1="9.322cm" svg:x2="9.695cm" svg:y2="15.847cm">
            <text:p/>
          </draw:line>
          <draw:line draw:style-name="gr103" draw:text-style-name="P3" draw:layer="layout" svg:x1="16.328cm" svg:y1="15.085cm" svg:x2="16.984cm" svg:y2="15.123cm">
            <text:p/>
          </draw:line>
          <draw:line draw:style-name="gr2" draw:text-style-name="P3" draw:layer="layout" svg:x1="9.555cm" svg:y1="18.048cm" svg:x2="9.554cm" svg:y2="18.647cm">
            <text:p/>
          </draw:line>
          <draw:custom-shape draw:style-name="gr104" draw:text-style-name="P8" draw:layer="layout" svg:width="2.199cm" svg:height="1.4cm" svg:x="11.11cm" svg:y="15.847cm">
            <text:p text:style-name="P3"><text:span text:style-name="T7">Sub_d</text:span></text:p>
            <text:p text:style-name="P3"><text:span text:style-name="T7">f</text:span><text:span text:style-name="T54">deg</text:span><text:span text:style-name="T7">- r</text:span><text:span text:style-name="T54">de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11.511cm" svg:y1="14.948cm" svg:x2="11.51cm" svg:y2="15.847cm">
            <text:p/>
          </draw:line>
          <draw:line draw:style-name="gr96" draw:text-style-name="P3" draw:layer="layout" svg:x1="14.611cm" svg:y1="16.548cm" svg:x2="14.611cm" svg:y2="25.276cm">
            <text:p/>
          </draw:line>
          <draw:line draw:style-name="gr15" draw:text-style-name="P10" draw:layer="layout" svg:x1="10.01cm" svg:y1="19.447cm" svg:x2="10.01cm" svg:y2="20.147cm">
            <text:p/>
          </draw:line>
          <draw:line draw:style-name="gr2" draw:text-style-name="P3" draw:layer="layout" svg:x1="12.409cm" svg:y1="19.447cm" svg:x2="12.409cm" svg:y2="20.147cm">
            <text:p/>
          </draw:line>
          <draw:g>
            <draw:custom-shape draw:style-name="gr105" draw:text-style-name="P4" draw:layer="layout" svg:width="3.661cm" svg:height="0.89cm" svg:x="9.311cm" svg:y="20.157cm">
              <text:p text:style-name="P3"><text:span text:style-name="T2">MUX_q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4" draw:text-style-name="P26" draw:layer="layout" svg:width="3.1cm" svg:height="0.753cm" svg:x="9.61cm" svg:y="20.135cm">
              <draw:text-box>
                <text:p><text:span text:style-name="T48">0 <text:s text:c="24"/>1</text:span></text:p>
              </draw:text-box>
            </draw:frame>
          </draw:g>
          <draw:line draw:style-name="gr6" draw:text-style-name="P3" draw:layer="layout" svg:x1="7.311cm" svg:y1="20.67cm" svg:x2="9.811cm" svg:y2="20.67cm">
            <text:p/>
          </draw:line>
          <draw:custom-shape draw:style-name="gr106" draw:text-style-name="P8" draw:layer="layout" svg:width="2cm" svg:height="0.8cm" svg:x="9.01cm" svg:y="18.648cm">
            <text:p text:style-name="P3"><text:span text:style-name="T7">BSh_q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8" draw:layer="layout" svg:width="2cm" svg:height="0.8cm" svg:x="11.41cm" svg:y="18.648cm">
            <text:p text:style-name="P3"><text:span text:style-name="T7">BSh_q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8" draw:layer="layout" svg:width="1.959cm" svg:height="0.9cm" svg:x="11.611cm" svg:y="24.747cm">
            <text:p text:style-name="P3"><text:span text:style-name="T7">Reg_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8" draw:text-style-name="P3" draw:layer="layout" svg:x1="13.57cm" svg:y1="25.276cm" svg:x2="14.611cm" svg:y2="25.276cm">
            <text:p/>
          </draw:line>
          <draw:line draw:style-name="gr70" draw:text-style-name="P3" draw:layer="layout" svg:x1="14.911cm" svg:y1="25.943cm" svg:x2="12.61cm" svg:y2="25.943cm">
            <text:p/>
          </draw:line>
          <draw:line draw:style-name="gr70" draw:text-style-name="P3" draw:layer="layout" svg:x1="12.61cm" svg:y1="25.648cm" svg:x2="12.61cm" svg:y2="25.943cm">
            <text:p/>
          </draw:line>
          <draw:line draw:style-name="gr70" draw:text-style-name="P3" draw:layer="layout" svg:x1="14.911cm" svg:y1="18.048cm" svg:x2="14.911cm" svg:y2="25.931cm">
            <text:p/>
          </draw:line>
          <draw:line draw:style-name="gr70" draw:text-style-name="P3" draw:layer="layout" svg:x1="14.911cm" svg:y1="18.048cm" svg:x2="9.535cm" svg:y2="18.048cm">
            <text:p/>
          </draw:line>
          <draw:line draw:style-name="gr63" draw:text-style-name="P3" draw:layer="layout" svg:x1="12.711cm" svg:y1="17.948cm" svg:x2="12.709cm" svg:y2="18.647cm">
            <text:p/>
          </draw:line>
          <draw:custom-shape draw:style-name="gr109" draw:text-style-name="P8" draw:layer="layout" svg:width="2.292cm" svg:height="1.4cm" svg:x="7.911cm" svg:y="15.847cm">
            <text:p text:style-name="P3"><text:span text:style-name="T7">COMP</text:span></text:p>
            <text:p text:style-name="P3"><text:span text:style-name="T7">a</text:span><text:span text:style-name="T54">deg</text:span><text:span text:style-name="T7">&gt;r</text:span><text:span text:style-name="T54">de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0" draw:text-style-name="P3" draw:layer="layout" svg:x1="10.551cm" svg:y1="11.628cm" svg:x2="10.551cm" svg:y2="18.648cm">
            <text:p/>
          </draw:line>
          <draw:line draw:style-name="gr111" draw:text-style-name="P3" draw:layer="layout" svg:x1="12.212cm" svg:y1="17.224cm" svg:x2="12.215cm" svg:y2="18.648cm">
            <text:p/>
          </draw:line>
          <draw:frame draw:style-name="gr88" draw:text-style-name="P33" draw:layer="layout" svg:width="1.1cm" svg:height="0.818cm" svg:x="12.518cm" svg:y="17.244cm">
            <draw:text-box>
              <text:p><text:span text:style-name="T55">d</text:span><text:span text:style-name="T52">fr</text:span></text:p>
            </draw:text-box>
          </draw:frame>
          <draw:line draw:style-name="gr112" draw:text-style-name="P3" draw:layer="layout" svg:x1="7.311cm" svg:y1="16.548cm" svg:x2="7.911cm" svg:y2="16.548cm">
            <text:p/>
          </draw:line>
          <draw:line draw:style-name="gr96" draw:text-style-name="P3" draw:layer="layout" svg:x1="13.315cm" svg:y1="16.558cm" svg:x2="14.584cm" svg:y2="16.548cm">
            <text:p/>
          </draw:line>
          <draw:line draw:style-name="gr113" draw:text-style-name="P28" draw:layer="layout" svg:x1="8.411cm" svg:y1="15.053cm" svg:x2="14.404cm" svg:y2="15.053cm">
            <text:p text:style-name="P3"><text:span text:style-name="T49"><text:s/></text:span></text:p>
          </draw:line>
          <draw:frame draw:style-name="gr100" draw:text-style-name="P34" draw:layer="layout" svg:width="1.119cm" svg:height="0.657cm" svg:x="6.911cm" svg:y="15.948cm">
            <draw:text-box>
              <text:p><text:span text:style-name="T56">agr</text:span></text:p>
            </draw:text-box>
          </draw:frame>
          <draw:frame draw:style-name="gr100" draw:text-style-name="P34" draw:layer="layout" svg:width="1.524cm" svg:height="0.657cm" svg:x="9.033cm" svg:y="21.808cm">
            <draw:text-box>
              <text:p><text:span text:style-name="T56">Sel_f</text:span></text:p>
            </draw:text-box>
          </draw:frame>
          <draw:line draw:style-name="gr85" draw:text-style-name="P3" draw:layer="layout" svg:x1="12.605cm" svg:y1="24.2cm" svg:x2="12.605cm" svg:y2="24.8cm">
            <text:p/>
          </draw:line>
          <draw:line draw:style-name="gr2" draw:text-style-name="P3" draw:layer="layout" svg:x1="12.904cm" svg:y1="21cm" svg:x2="12.904cm" svg:y2="21.7cm">
            <text:p/>
          </draw:line>
          <draw:g>
            <draw:custom-shape draw:style-name="gr114" draw:text-style-name="P4" draw:layer="layout" svg:width="3.026cm" svg:height="0.89cm" svg:x="10.506cm" svg:y="21.71cm">
              <text:p text:style-name="P3"><text:span text:style-name="T2">MUX_1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115" draw:text-style-name="P26" draw:layer="layout" svg:width="2.562cm" svg:height="0.624cm" svg:x="10.753cm" svg:y="21.688cm">
              <draw:text-box>
                <text:p><text:span text:style-name="T48">1 <text:s text:c="18"/>0</text:span></text:p>
              </draw:text-box>
            </draw:frame>
          </draw:g>
          <draw:line draw:style-name="gr6" draw:text-style-name="P3" draw:layer="layout" svg:x1="10.23cm" svg:y1="22.184cm" svg:x2="11.006cm" svg:y2="22.201cm">
            <text:p/>
          </draw:line>
          <draw:line draw:style-name="gr15" draw:text-style-name="P10" draw:layer="layout" svg:x1="11.205cm" svg:y1="20.988cm" svg:x2="11.205cm" svg:y2="21.688cm">
            <text:p/>
          </draw:line>
          <draw:frame draw:style-name="gr116" draw:text-style-name="P28" draw:layer="layout" svg:width="0.832cm" svg:height="0.738cm" svg:x="12.697cm" svg:y="20.533cm">
            <draw:text-box>
              <text:p text:style-name="P3"><text:span text:style-name="T57">1</text:span></text:p>
            </draw:text-box>
          </draw:frame>
          <draw:line draw:style-name="gr117" draw:text-style-name="P3" draw:layer="layout" svg:x1="7.327cm" svg:y1="16.548cm" svg:x2="7.327cm" svg:y2="20.67cm">
            <text:p/>
          </draw:line>
          <draw:line draw:style-name="gr118" draw:text-style-name="P3" draw:layer="layout" svg:x1="8.392cm" svg:y1="15.018cm" svg:x2="8.411cm" svg:y2="15.848cm">
            <text:p/>
          </draw:line>
          <draw:frame draw:style-name="gr100" draw:text-style-name="P34" draw:layer="layout" svg:width="2.286cm" svg:height="0.657cm" svg:x="7.376cm" svg:y="13.391cm">
            <draw:text-box>
              <text:p><text:span text:style-name="T56">a_deg=0</text:span></text:p>
            </draw:text-box>
          </draw:frame>
          <draw:line draw:style-name="gr2" draw:text-style-name="P3" draw:layer="layout" svg:x1="11.998cm" svg:y1="22.594cm" svg:x2="11.998cm" svg:y2="23.294cm">
            <text:p/>
          </draw:line>
          <draw:g>
            <draw:custom-shape draw:style-name="gr114" draw:text-style-name="P4" draw:layer="layout" svg:width="3.026cm" svg:height="0.89cm" svg:x="11.1cm" svg:y="23.304cm">
              <text:p text:style-name="P3"><text:span text:style-name="T2">MUX_2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115" draw:text-style-name="P26" draw:layer="layout" svg:width="2.562cm" svg:height="0.624cm" svg:x="11.347cm" svg:y="23.282cm">
              <draw:text-box>
                <text:p><text:span text:style-name="T48">0 <text:s text:c="18"/>1</text:span></text:p>
              </draw:text-box>
            </draw:frame>
          </draw:g>
          <draw:line draw:style-name="gr119" draw:text-style-name="P3" draw:layer="layout" svg:x1="6.528cm" svg:y1="23.78cm" svg:x2="11.505cm" svg:y2="23.771cm">
            <text:p/>
          </draw:line>
          <draw:line draw:style-name="gr15" draw:text-style-name="P10" draw:layer="layout" svg:x1="13.577cm" svg:y1="22.56cm" svg:x2="13.577cm" svg:y2="23.26cm">
            <text:p/>
          </draw:line>
          <draw:frame draw:style-name="gr88" draw:text-style-name="P29" draw:layer="layout" svg:width="0.7cm" svg:height="0.818cm" svg:x="5.914cm" svg:y="7.79cm">
            <draw:text-box>
              <text:p><text:span text:style-name="T51">a</text:span></text:p>
            </draw:text-box>
          </draw:frame>
          <draw:line draw:style-name="gr85" draw:text-style-name="P3" draw:layer="layout" svg:x1="17.579cm" svg:y1="16.939cm" svg:x2="17.579cm" svg:y2="17.539cm">
            <text:p/>
          </draw:line>
          <draw:line draw:style-name="gr2" draw:text-style-name="P3" draw:layer="layout" svg:x1="18.172cm" svg:y1="15.333cm" svg:x2="18.172cm" svg:y2="16.033cm">
            <text:p/>
          </draw:line>
          <draw:line draw:style-name="gr6" draw:text-style-name="P3" draw:layer="layout" svg:x1="19.187cm" svg:y1="16.439cm" svg:x2="18.298cm" svg:y2="16.439cm">
            <text:p/>
          </draw:line>
          <draw:g>
            <draw:custom-shape draw:style-name="gr120" draw:text-style-name="P36" draw:layer="layout" svg:width="2.159cm" svg:height="0.89cm" svg:x="16.455cm" svg:y="16.037cm">
              <text:p text:style-name="P3"><text:span text:style-name="T6">MUX_2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121" draw:text-style-name="P37" draw:layer="layout" svg:width="1.935cm" svg:height="0.501cm" svg:x="16.679cm" svg:y="16.015cm">
              <draw:text-box>
                <text:p><text:span text:style-name="T58">1 <text:s text:c="18"/>0</text:span></text:p>
              </draw:text-box>
            </draw:frame>
          </draw:g>
          <draw:line draw:style-name="gr9" draw:text-style-name="P3" draw:layer="layout" svg:x1="13.554cm" svg:y1="22.535cm" svg:x2="19.987cm" svg:y2="22.535cm">
            <text:p/>
          </draw:line>
          <draw:line draw:style-name="gr9" draw:text-style-name="P3" draw:layer="layout" svg:x1="19.987cm" svg:y1="4.431cm" svg:x2="19.987cm" svg:y2="22.535cm">
            <text:p/>
          </draw:line>
          <draw:line draw:style-name="gr122" draw:text-style-name="P3" draw:layer="layout" svg:x1="19.965cm" svg:y1="4.458cm" svg:x2="15.647cm" svg:y2="4.458cm">
            <text:p/>
          </draw:line>
          <draw:line draw:style-name="gr117" draw:text-style-name="P3" draw:layer="layout" svg:x1="6.635cm" svg:y1="14.11cm" svg:x2="6.614cm" svg:y2="26.599cm">
            <text:p/>
          </draw:line>
          <draw:line draw:style-name="gr123" draw:text-style-name="P3" draw:layer="layout" svg:x1="6.635cm" svg:y1="14.11cm" svg:x2="9.783cm" svg:y2="14.11cm">
            <text:p/>
          </draw:line>
          <draw:line draw:style-name="gr85" draw:text-style-name="P3" draw:layer="layout" svg:x1="17.579cm" svg:y1="18.427cm" svg:x2="17.579cm" svg:y2="19.027cm">
            <text:p/>
          </draw:line>
          <draw:frame draw:style-name="gr88" draw:text-style-name="P32" draw:layer="layout" svg:width="0.657cm" svg:height="0.818cm" svg:x="17.579cm" svg:y="18.663cm">
            <draw:text-box>
              <text:p><text:span text:style-name="T7">r</text:span></text:p>
            </draw:text-box>
          </draw:frame>
          <draw:frame draw:style-name="gr116" draw:text-style-name="P28" draw:layer="layout" svg:width="0.832cm" svg:height="0.738cm" svg:x="18.228cm" svg:y="15.169cm">
            <draw:text-box>
              <text:p text:style-name="P3"><text:span text:style-name="T57">0</text:span></text:p>
            </draw:text-box>
          </draw:frame>
          <draw:line draw:style-name="gr124" draw:text-style-name="P3" draw:layer="layout" svg:x1="6.614cm" svg:y1="26.599cm" svg:x2="19.187cm" svg:y2="26.599cm">
            <text:p/>
          </draw:line>
          <draw:line draw:style-name="gr117" draw:text-style-name="P3" draw:layer="layout" svg:x1="19.187cm" svg:y1="16.439cm" svg:x2="19.187cm" svg:y2="26.599cm">
            <text:p/>
          </draw:line>
          <draw:frame draw:style-name="gr100" draw:text-style-name="P34" draw:layer="layout" svg:width="1.524cm" svg:height="0.657cm" svg:x="13.345cm" svg:y="6.003cm">
            <draw:text-box>
              <text:p><text:span text:style-name="T56">Sel_f</text:span></text:p>
            </draw:text-box>
          </draw:frame>
        </draw:g>
        <draw:g>
          <draw:frame draw:style-name="gr125" draw:text-style-name="P38" draw:layer="layout" svg:width="11.045cm" svg:height="5.278cm" svg:x="1.104cm" svg:y="1.95cm">
            <draw:text-box>
              <text:p text:style-name="P22"><text:span text:style-name="T59">1. </text:span><text:span text:style-name="T60">a</text:span><text:span text:style-name="T61">←</text:span><text:span text:style-name="T59">ax, </text:span><text:span text:style-name="T60">f</text:span><text:span text:style-name="T61">← fx, </text:span><text:span text:style-name="T60">r</text:span><text:span text:style-name="T61">←0</text:span><text:span text:style-name="T59">, </text:span><text:span text:style-name="T60">q</text:span><text:span text:style-name="T61">←1</text:span><text:span text:style-name="T59">.</text:span></text:p>
              <text:p text:style-name="P22"><text:span text:style-name="T59">3. WHILE </text:span><text:span text:style-name="T60">f_deg</text:span><text:span text:style-name="T59">&gt;</text:span><text:span text:style-name="T60">a_deg</text:span><text:span text:style-name="T59"> DO</text:span></text:p>
              <text:p text:style-name="P22"><text:span text:style-name="T59"><text:s text:c="3"/></text:span><text:span text:style-name="T59">3.1 </text:span><text:span text:style-name="T60">dfa</text:span><text:span text:style-name="T61">←</text:span><text:span text:style-name="T60">f_deg - a_deg</text:span><text:span text:style-name="T59">.</text:span></text:p>
              <text:p text:style-name="P22"><text:span text:style-name="T59"><text:s text:c="3"/></text:span><text:span text:style-name="T59">3.2 </text:span><text:span text:style-name="T60">a</text:span><text:span text:style-name="T61">←</text:span><text:span text:style-name="T60">a </text:span><text:span text:style-name="T61">&lt;&lt;</text:span><text:span text:style-name="T60">dfa</text:span><text:span text:style-name="T59">.</text:span></text:p>
              <text:p text:style-name="P22"><text:span text:style-name="T59"><text:s text:c="3"/></text:span><text:span text:style-name="T59">3.3 </text:span><text:span text:style-name="T60">r</text:span><text:span text:style-name="T61">←</text:span><text:span text:style-name="T60">a</text:span><text:span text:style-name="T61"> </text:span><text:span text:style-name="T62">xor</text:span><text:span text:style-name="T63"> </text:span><text:span text:style-name="T62">f</text:span><text:span text:style-name="T59">.</text:span></text:p>
              <text:p text:style-name="P22"><text:span text:style-name="T59"><text:s text:c="3"/></text:span><text:span text:style-name="T59">3.4 </text:span><text:span text:style-name="T60">dfr</text:span><text:span text:style-name="T61">←</text:span><text:span text:style-name="T60">f_deg – r_deg</text:span><text:span text:style-name="T59">.</text:span></text:p>
              <text:p text:style-name="P22"><text:span text:style-name="T59"><text:s text:c="3"/></text:span><text:span text:style-name="T59">3.5 IF </text:span><text:span text:style-name="T60">r_deg</text:span><text:span text:style-name="T59">&gt;</text:span><text:span text:style-name="T60">a_deg </text:span><text:span text:style-name="T64">THEN </text:span><text:span text:style-name="T60">q</text:span><text:span text:style-name="T61">←(q&lt;&lt;</text:span><text:span text:style-name="T60">dfr) + 1</text:span><text:span text:style-name="T59">.</text:span></text:p>
              <text:p text:style-name="P22"><text:span text:style-name="T59"><text:s text:c="3"/></text:span><text:span text:style-name="T59">3.6 ELSE </text:span><text:span text:style-name="T60">q</text:span><text:span text:style-name="T61">←q&lt;&lt;</text:span><text:span text:style-name="T60">dfa</text:span><text:span text:style-name="T59">.</text:span></text:p>
              <text:p text:style-name="P22"><text:span text:style-name="T59">4. Return(</text:span><text:span text:style-name="T60">r, q</text:span><text:span text:style-name="T59">).</text:span></text:p>
            </draw:text-box>
          </draw:frame>
          <draw:frame draw:style-name="gr126" draw:text-style-name="P38" draw:layer="layout" svg:width="11.045cm" svg:height="0.847cm" svg:x="1.1cm" svg:y="1.131cm">
            <draw:text-box>
              <text:p text:style-name="P22"><text:span text:style-name="T65">INPUT</text:span><text:span text:style-name="T66">:</text:span><text:span text:style-name="T59"> <text:s/></text:span><text:span text:style-name="T60">a(x)</text:span><text:span text:style-name="T59"> &amp; </text:span><text:span text:style-name="T60">f(x) <text:s/></text:span><text:span text:style-name="T65">OUTPUT</text:span><text:span text:style-name="T66">:</text:span><text:span text:style-name="T67"> </text:span><text:span text:style-name="T68">r</text:span><text:span text:style-name="T67"> and</text:span><text:span text:style-name="T68"> q</text:span><text:span text:style-name="T67">.</text:span></text:p>
            </draw:text-box>
          </draw:frame>
        </draw:g>
      </draw:page>
      <draw:page draw:name="page8" draw:style-name="dp1" draw:master-page-name="Default">
        <draw:g>
          <draw:custom-shape draw:style-name="gr127" draw:text-style-name="P4" draw:layer="layout" svg:width="3.937cm" svg:height="4.24cm" svg:x="3.618cm" svg:y="5.01cm">
            <text:p text:style-name="P3"><text:span text:style-name="T2">EEA</text:span></text:p>
            <text:p text:style-name="P3"><text:span text:style-name="T2">FSM</text:span></text:p>
            <text:p text:style-name="P3"><text:span text:style-name="T2">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3" draw:layer="layout" svg:x1="7.572cm" svg:y1="8.254cm" svg:x2="8.803cm" svg:y2="8.254cm">
            <text:p/>
          </draw:line>
          <draw:line draw:style-name="gr5" draw:text-style-name="P3" draw:layer="layout" svg:x1="7.572cm" svg:y1="8.869cm" svg:x2="8.803cm" svg:y2="8.869cm">
            <text:p/>
          </draw:line>
          <draw:line draw:style-name="gr6" draw:text-style-name="P3" draw:layer="layout" svg:x1="7.572cm" svg:y1="5.513cm" svg:x2="8.803cm" svg:y2="5.513cm">
            <text:p/>
          </draw:line>
          <draw:line draw:style-name="gr6" draw:text-style-name="P3" draw:layer="layout" svg:x1="7.572cm" svg:y1="6.148cm" svg:x2="8.803cm" svg:y2="6.148cm">
            <text:p/>
          </draw:line>
          <draw:line draw:style-name="gr6" draw:text-style-name="P3" draw:layer="layout" svg:x1="7.612cm" svg:y1="6.81cm" svg:x2="8.843cm" svg:y2="6.81cm">
            <text:p/>
          </draw:line>
          <draw:line draw:style-name="gr5" draw:text-style-name="P3" draw:layer="layout" svg:x1="7.612cm" svg:y1="7.599cm" svg:x2="8.843cm" svg:y2="7.599cm">
            <text:p/>
          </draw:line>
          <draw:line draw:style-name="gr128" draw:text-style-name="P3" draw:layer="layout" svg:x1="2.366cm" svg:y1="5.38cm" svg:x2="3.597cm" svg:y2="5.38cm">
            <text:p/>
          </draw:line>
          <draw:line draw:style-name="gr128" draw:text-style-name="P3" draw:layer="layout" svg:x1="2.356cm" svg:y1="5.88cm" svg:x2="3.587cm" svg:y2="5.88cm">
            <text:p/>
          </draw:line>
          <draw:line draw:style-name="gr128" draw:text-style-name="P3" draw:layer="layout" svg:x1="2.366cm" svg:y1="7.08cm" svg:x2="3.597cm" svg:y2="7.08cm">
            <text:p/>
          </draw:line>
          <draw:line draw:style-name="gr128" draw:text-style-name="P3" draw:layer="layout" svg:x1="2.356cm" svg:y1="8.28cm" svg:x2="3.587cm" svg:y2="8.28cm">
            <text:p/>
          </draw:line>
          <draw:line draw:style-name="gr128" draw:text-style-name="P3" draw:layer="layout" svg:x1="2.347cm" svg:y1="7.68cm" svg:x2="3.578cm" svg:y2="7.68cm">
            <text:p/>
          </draw:line>
          <draw:line draw:style-name="gr128" draw:text-style-name="P3" draw:layer="layout" svg:x1="2.347cm" svg:y1="6.48cm" svg:x2="3.578cm" svg:y2="6.48cm">
            <text:p/>
          </draw:line>
          <draw:frame draw:style-name="gr129" draw:text-style-name="P39" draw:layer="layout" svg:width="1.688cm" svg:height="0.726cm" svg:x="8.73cm" svg:y="7.907cm">
            <draw:text-box>
              <text:p><text:span text:style-name="T69">En_a</text:span></text:p>
            </draw:text-box>
          </draw:frame>
          <draw:frame draw:style-name="gr130" draw:text-style-name="P39" draw:layer="layout" svg:width="1.712cm" svg:height="1.039cm" svg:x="8.685cm" svg:y="8.604cm">
            <draw:text-box>
              <text:p><text:span text:style-name="T69">Finish</text:span></text:p>
            </draw:text-box>
          </draw:frame>
          <draw:frame draw:style-name="gr130" draw:text-style-name="P39" draw:layer="layout" svg:width="1.881cm" svg:height="1.039cm" svg:x="8.702cm" svg:y="7.218cm">
            <draw:text-box>
              <text:p><text:span text:style-name="T69">En_Ext</text:span></text:p>
            </draw:text-box>
          </draw:frame>
          <draw:frame draw:style-name="gr130" draw:text-style-name="P39" draw:layer="layout" svg:width="1.966cm" svg:height="1.039cm" svg:x="8.713cm" svg:y="6.445cm">
            <draw:text-box>
              <text:p><text:span text:style-name="T69">Sel_Ext</text:span></text:p>
            </draw:text-box>
          </draw:frame>
          <draw:frame draw:style-name="gr130" draw:text-style-name="P39" draw:layer="layout" svg:width="1.682cm" svg:height="1.039cm" svg:x="8.573cm" svg:y="5.821cm">
            <draw:text-box>
              <text:p><text:span text:style-name="T69"><text:s/></text:span><text:span text:style-name="T69">Sel_a</text:span></text:p>
            </draw:text-box>
          </draw:frame>
          <draw:frame draw:style-name="gr130" draw:text-style-name="P39" draw:layer="layout" svg:width="1.49cm" svg:height="1.039cm" svg:x="8.702cm" svg:y="5.186cm">
            <draw:text-box>
              <text:p><text:span text:style-name="T69">Sel_f</text:span></text:p>
            </draw:text-box>
          </draw:frame>
          <draw:frame draw:style-name="gr130" draw:text-style-name="P39" draw:layer="layout" svg:width="1.556cm" svg:height="1.039cm" svg:x="0.875cm" svg:y="5.586cm">
            <draw:text-box>
              <text:p><text:span text:style-name="T69">clock</text:span></text:p>
            </draw:text-box>
          </draw:frame>
          <draw:frame draw:style-name="gr130" draw:text-style-name="P39" draw:layer="layout" svg:width="1.447cm" svg:height="1.039cm" svg:x="0.9cm" svg:y="6.102cm">
            <draw:text-box>
              <text:p><text:span text:style-name="T69">Start</text:span></text:p>
            </draw:text-box>
          </draw:frame>
          <draw:frame draw:style-name="gr130" draw:text-style-name="P39" draw:layer="layout" svg:width="1.623cm" svg:height="1.039cm" svg:x="0.866cm" svg:y="5.059cm">
            <draw:text-box>
              <text:p><text:span text:style-name="T69">Reset</text:span></text:p>
            </draw:text-box>
          </draw:frame>
          <draw:frame draw:style-name="gr131" draw:text-style-name="P39" draw:layer="layout" svg:width="1.363cm" svg:height="0.645cm" svg:x="1.047cm" svg:y="6.753cm">
            <draw:text-box>
              <text:p><text:span text:style-name="T69">fgea</text:span></text:p>
            </draw:text-box>
          </draw:frame>
          <draw:line draw:style-name="gr128" draw:text-style-name="P3" draw:layer="layout" svg:x1="2.343cm" svg:y1="8.88cm" svg:x2="3.574cm" svg:y2="8.88cm">
            <text:p/>
          </draw:line>
          <draw:frame draw:style-name="gr130" draw:text-style-name="P39" draw:layer="layout" svg:width="1.905cm" svg:height="1.039cm" svg:x="0.584cm" svg:y="7.272cm">
            <draw:text-box>
              <text:p><text:span text:style-name="T69">a_deg0</text:span></text:p>
            </draw:text-box>
          </draw:frame>
          <draw:frame draw:style-name="gr130" draw:text-style-name="P39" draw:layer="layout" svg:width="1.298cm" svg:height="1.039cm" svg:x="1.191cm" svg:y="7.88cm">
            <draw:text-box>
              <text:p><text:span text:style-name="T69">dfr0</text:span></text:p>
            </draw:text-box>
          </draw:frame>
          <draw:frame draw:style-name="gr130" draw:text-style-name="P39" draw:layer="layout" svg:width="0.925cm" svg:height="1.039cm" svg:x="1.564cm" svg:y="8.488cm">
            <draw:text-box>
              <text:p><text:span text:style-name="T69">r0</text:span></text:p>
            </draw:text-box>
          </draw:frame>
        </draw:g>
        <draw:g>
          <draw:frame draw:style-name="gr132" draw:text-style-name="P40" draw:layer="layout" svg:width="1.78cm" svg:height="1.55cm" svg:x="7.912cm" svg:y="-0.111cm">
            <draw:text-box>
              <text:p><text:span text:style-name="T24">___ </text:span></text:p>
              <text:p><text:span text:style-name="T70">Start</text:span></text:p>
            </draw:text-box>
          </draw:frame>
          <draw:connector draw:style-name="gr33" draw:text-style-name="P41" draw:layer="layout" svg:x1="7.46cm" svg:y1="2.602cm" svg:x2="10.445cm" svg:y2="2.602cm" draw:start-shape="id36" draw:start-glue-point="5" draw:end-shape="id36" draw:end-glue-point="11" svg:d="M7460 2602v-992h2985v992">
            <text:p/>
          </draw:connector>
          <draw:connector draw:style-name="gr33" draw:text-style-name="P41" draw:layer="layout" draw:type="line" svg:x1="11.063cm" svg:y1="3.669cm" svg:x2="16.496cm" svg:y2="3.678cm" draw:start-shape="id36" draw:start-glue-point="10" draw:end-shape="id37" draw:end-glue-point="6" svg:d="M11063 3669l5433 9">
            <text:p/>
          </draw:connector>
          <draw:frame draw:style-name="gr133" draw:text-style-name="P42" draw:layer="layout" svg:width="5.461cm" svg:height="1.54cm" draw:transform="rotate (0.619940950308269) translate (10.866cm 7.266cm)">
            <draw:text-box>
              <text:p><text:span text:style-name="T71">__ <text:s text:c="3"/>___ <text:s text:c="4"/>______</text:span></text:p>
              <text:p><text:span text:style-name="T72">r0 . (dfr0 + a_deg0)</text:span></text:p>
            </draw:text-box>
          </draw:frame>
          <draw:connector draw:style-name="gr33" draw:text-style-name="P3" draw:layer="layout" svg:x1="7.46cm" svg:y1="11.693cm" svg:x2="10.445cm" svg:y2="11.693cm" draw:start-shape="id38" draw:start-glue-point="7" draw:end-shape="id38" draw:end-glue-point="9" svg:d="M7460 11693v991h2985v-991">
            <text:p/>
          </draw:connector>
          <draw:frame draw:style-name="gr134" draw:text-style-name="P40" draw:layer="layout" svg:width="3.302cm" svg:height="1.673cm" draw:transform="rotate (1.56748020121581) translate (16.929cm 8.517cm)">
            <draw:text-box>
              <text:p><text:span text:style-name="T24"><text:s/></text:span><text:span text:style-name="T24">__ <text:s text:c="4"/>__</text:span></text:p>
              <text:p><text:span text:style-name="T71">fgea + dfr0</text:span></text:p>
            </draw:text-box>
          </draw:frame>
          <draw:custom-shape draw:style-name="gr135" draw:text-style-name="P44" xml:id="id37" draw:id="id37" draw:layer="layout" svg:width="4.221cm" svg:height="3.016cm" svg:x="16.496cm" svg:y="2.17cm">
            <text:p text:style-name="P3"><text:span text:style-name="T73">S1</text:span></text:p>
            <text:p text:style-name="P43"><text:span text:style-name="T74">Sel_f</text:span></text:p>
            <text:p text:style-name="P43"><text:span text:style-name="T74">Sel_Ex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44" xml:id="id39" draw:id="id39" draw:layer="layout" svg:width="4.221cm" svg:height="3.016cm" svg:x="16.498cm" svg:y="9.117cm">
            <text:p text:style-name="P3"><text:span text:style-name="T73">S2</text:span></text:p>
            <text:p text:style-name="P43"><text:span text:style-name="T74">Sel_a</text:span></text:p>
            <text:p text:style-name="P43"><text:span text:style-name="T74">Sel_Ex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44" xml:id="id36" draw:id="id36" draw:layer="layout" svg:width="4.221cm" svg:height="3.016cm" svg:x="6.842cm" svg:y="2.161cm">
            <text:p text:style-name="P3"><text:span text:style-name="T73">S0</text:span></text:p>
            <text:p text:style-name="P43"><text:span text:style-name="T75">Input fx, ax</text:span></text:p>
            <text:p text:style-name="P43"><text:span text:style-name="T74">En_a</text:span></text:p>
            <text:p text:style-name="P43"><text:span text:style-name="T74">En_Ex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45" draw:layer="layout" svg:width="1.805cm" svg:height="0.962cm" svg:x="12.205cm" svg:y="2.586cm">
            <draw:text-box>
              <text:p><text:span text:style-name="T70">Start</text:span></text:p>
            </draw:text-box>
          </draw:frame>
          <draw:connector draw:style-name="gr33" draw:text-style-name="P41" draw:layer="layout" svg:x1="18.606cm" svg:y1="5.186cm" svg:x2="18.608cm" svg:y2="9.117cm" draw:start-shape="id37" draw:end-shape="id39" svg:d="M18606 5186v1966h2v1965">
            <text:p/>
          </draw:connector>
          <draw:custom-shape draw:style-name="gr135" draw:text-style-name="P44" xml:id="id38" draw:id="id38" draw:layer="layout" svg:width="4.221cm" svg:height="3.016cm" svg:x="6.842cm" svg:y="9.118cm">
            <text:p text:style-name="P3"><text:span text:style-name="T73">S3</text:span></text:p>
            <text:p text:style-name="P43"><text:span text:style-name="T74">Don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3" draw:text-style-name="P41" draw:layer="layout" svg:x1="16.498cm" svg:y1="10.625cm" svg:x2="11.063cm" svg:y2="10.626cm" draw:start-shape="id39" draw:start-glue-point="6" draw:end-shape="id38" draw:end-glue-point="10" svg:d="M16498 10625h-2718v1h-2717">
            <text:p/>
          </draw:connector>
          <draw:connector draw:style-name="gr33" draw:text-style-name="P41" draw:layer="layout" draw:type="line" svg:x1="17.114cm" svg:y1="4.745cm" svg:x2="10.445cm" svg:y2="9.559cm" draw:start-shape="id37" draw:start-glue-point="7" draw:end-shape="id38" draw:end-glue-point="11" svg:d="M17114 4745l-6669 4814">
            <text:p/>
          </draw:connector>
          <draw:connector draw:style-name="gr33" draw:text-style-name="P41" draw:layer="layout" svg:x1="17.114cm" svg:y1="2.611cm" svg:x2="20.099cm" svg:y2="2.611cm" draw:start-shape="id37" draw:start-glue-point="5" draw:end-shape="id37" draw:end-glue-point="11" svg:d="M17114 2611v-991h2985v991">
            <text:p/>
          </draw:connector>
          <draw:connector draw:style-name="gr33" draw:text-style-name="P41" draw:layer="layout" svg:x1="20.101cm" svg:y1="9.558cm" svg:x2="20.099cm" svg:y2="4.745cm" draw:start-shape="id39" draw:start-glue-point="11" draw:end-shape="id37" draw:end-glue-point="9" svg:d="M20101 9558v-2406h-2v-2407">
            <text:p/>
          </draw:connector>
          <draw:frame draw:style-name="gr133" draw:text-style-name="P42" draw:layer="layout" svg:width="5.461cm" svg:height="1.54cm" draw:transform="rotate (0.0057595865315802) translate (11.315cm 9.037cm)">
            <draw:text-box>
              <text:p><text:span text:style-name="T71">__ <text:s text:c="3"/>___ <text:s text:c="4"/>______</text:span></text:p>
              <text:p text:style-name="P3"><text:span text:style-name="T72">r0 . (dfr0 + a_deg0)</text:span></text:p>
            </draw:text-box>
          </draw:frame>
          <draw:frame draw:style-name="gr136" draw:text-style-name="P46" draw:layer="layout" svg:width="3.978cm" svg:height="0.889cm" draw:transform="rotate (1.569400063393) translate (20.342cm 9.469cm)">
            <draw:text-box>
              <text:p><text:span text:style-name="T76">En_a, En_Ext</text:span></text:p>
            </draw:text-box>
          </draw:frame>
        </draw:g>
        <draw:custom-shape draw:style-name="gr10" draw:text-style-name="P7" draw:layer="layout" svg:width="3.815cm" svg:height="2.064cm" svg:x="4.678cm" svg:y="19.383cm">
          <text:p text:style-name="P6"><text:span text:style-name="T4">Hardware</text:span></text:p>
          <text:p text:style-name="P6"><text:span text:style-name="T4">Input 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448cm" svg:y1="21.401cm" svg:x2="5.448cm" svg:y2="22.152cm">
          <text:p/>
        </draw:line>
        <draw:frame draw:style-name="gr14" draw:text-style-name="P9" draw:layer="layout" svg:width="1.7cm" svg:height="1.295cm" svg:x="4.683cm" svg:y="21.957cm">
          <draw:text-box>
            <text:p><text:span text:style-name="T8">a(x)</text:span></text:p>
          </draw:text-box>
        </draw:frame>
        <draw:line draw:style-name="gr2" draw:text-style-name="P3" draw:layer="layout" svg:x1="7.648cm" svg:y1="21.401cm" svg:x2="7.648cm" svg:y2="22.152cm">
          <text:p/>
        </draw:line>
        <draw:frame draw:style-name="gr14" draw:text-style-name="P9" draw:layer="layout" svg:width="1.7cm" svg:height="1.295cm" svg:x="6.883cm" svg:y="21.957cm">
          <draw:text-box>
            <text:p><text:span text:style-name="T8">f(x)</text:span></text:p>
          </draw:text-box>
        </draw:frame>
        <draw:line draw:style-name="gr2" draw:text-style-name="P3" draw:layer="layout" svg:x1="6.559cm" svg:y1="18.653cm" svg:x2="6.559cm" svg:y2="19.404cm">
          <text:p/>
        </draw:line>
        <draw:frame draw:style-name="gr137" draw:text-style-name="P7" draw:layer="layout" svg:width="0.839cm" svg:height="0.994cm" svg:x="6.211cm" svg:y="17.84cm">
          <draw:text-box>
            <text:p><text:span text:style-name="T3">s</text:span></text:p>
          </draw:text-box>
        </draw:frame>
        <draw:custom-shape draw:style-name="gr10" draw:text-style-name="P7" draw:layer="layout" svg:width="4.831cm" svg:height="2.064cm" svg:x="14.076cm" svg:y="19.383cm">
          <text:p text:style-name="P6"><text:span text:style-name="T4">Display</text:span></text:p>
          <text:p text:style-name="P6"><text:span text:style-name="T4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3.281cm" svg:y1="20.092cm" svg:x2="14.081cm" svg:y2="20.092cm">
          <text:p/>
        </draw:line>
        <draw:line draw:style-name="gr6" draw:text-style-name="P3" draw:layer="layout" svg:x1="13.273cm" svg:y1="20.691cm" svg:x2="14.073cm" svg:y2="20.691cm">
          <text:p/>
        </draw:line>
        <draw:line draw:style-name="gr2" draw:text-style-name="P3" draw:layer="layout" svg:x1="14.446cm" svg:y1="18.701cm" svg:x2="14.446cm" svg:y2="19.452cm">
          <text:p/>
        </draw:line>
        <draw:frame draw:style-name="gr71" draw:text-style-name="P32" draw:layer="layout" svg:width="1.7cm" svg:height="0.806cm" svg:x="13.265cm" svg:y="17.864cm">
          <draw:text-box>
            <text:p><text:span text:style-name="T7">hex3</text:span></text:p>
          </draw:text-box>
        </draw:frame>
        <draw:line draw:style-name="gr2" draw:text-style-name="P3" draw:layer="layout" svg:x1="15.746cm" svg:y1="21.489cm" svg:x2="15.746cm" svg:y2="22.24cm">
          <text:p/>
        </draw:line>
        <draw:frame draw:style-name="gr18" draw:text-style-name="P7" draw:layer="layout" svg:width="2.109cm" svg:height="0.986cm" svg:x="13.771cm" svg:y="21.397cm">
          <draw:text-box>
            <text:p><text:span text:style-name="T3">sseg</text:span></text:p>
          </draw:text-box>
        </draw:frame>
        <draw:frame draw:style-name="gr19" draw:text-style-name="P11" draw:layer="layout" svg:width="1.905cm" svg:height="0.806cm" svg:x="11.541cm" svg:y="19.584cm">
          <draw:text-box>
            <text:p text:style-name="P6"><text:span text:style-name="T10">clock</text:span></text:p>
          </draw:text-box>
        </draw:frame>
        <draw:frame draw:style-name="gr19" draw:text-style-name="P11" draw:layer="layout" svg:width="1.905cm" svg:height="0.806cm" svg:x="11.542cm" svg:y="20.184cm">
          <draw:text-box>
            <text:p text:style-name="P6"><text:span text:style-name="T10">reset</text:span></text:p>
          </draw:text-box>
        </draw:frame>
        <draw:line draw:style-name="gr2" draw:text-style-name="P3" draw:layer="layout" svg:x1="17.646cm" svg:y1="21.477cm" svg:x2="17.646cm" svg:y2="22.228cm">
          <text:p/>
        </draw:line>
        <draw:frame draw:style-name="gr18" draw:text-style-name="P7" draw:layer="layout" svg:width="1.347cm" svg:height="0.986cm" svg:x="17.625cm" svg:y="21.374cm">
          <draw:text-box>
            <text:p><text:span text:style-name="T3">an</text:span></text:p>
          </draw:text-box>
        </draw:frame>
        <draw:line draw:style-name="gr2" draw:text-style-name="P3" draw:layer="layout" svg:x1="15.746cm" svg:y1="18.701cm" svg:x2="15.746cm" svg:y2="19.452cm">
          <text:p/>
        </draw:line>
        <draw:frame draw:style-name="gr71" draw:text-style-name="P32" draw:layer="layout" svg:width="1.7cm" svg:height="0.806cm" svg:x="14.565cm" svg:y="17.864cm">
          <draw:text-box>
            <text:p><text:span text:style-name="T7">hex2</text:span></text:p>
          </draw:text-box>
        </draw:frame>
        <draw:line draw:style-name="gr2" draw:text-style-name="P3" draw:layer="layout" svg:x1="17.046cm" svg:y1="18.701cm" svg:x2="17.046cm" svg:y2="19.452cm">
          <text:p/>
        </draw:line>
        <draw:frame draw:style-name="gr71" draw:text-style-name="P32" draw:layer="layout" svg:width="1.7cm" svg:height="0.806cm" svg:x="15.865cm" svg:y="17.864cm">
          <draw:text-box>
            <text:p><text:span text:style-name="T7">hex1</text:span></text:p>
          </draw:text-box>
        </draw:frame>
        <draw:line draw:style-name="gr2" draw:text-style-name="P3" draw:layer="layout" svg:x1="18.346cm" svg:y1="18.701cm" svg:x2="18.346cm" svg:y2="19.452cm">
          <text:p/>
        </draw:line>
        <draw:frame draw:style-name="gr71" draw:text-style-name="P32" draw:layer="layout" svg:width="1.7cm" svg:height="0.806cm" svg:x="17.165cm" svg:y="17.864cm">
          <draw:text-box>
            <text:p><text:span text:style-name="T7">hex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 draw:measure-align="inside" draw:measure-vertical-align="center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26T21:20:17.556000000</meta:creation-date>
    <dc:date>2017-03-20T16:38:16</dc:date>
    <meta:editing-duration>P2DT9H20M9S</meta:editing-duration>
    <meta:editing-cycles>120</meta:editing-cycles>
    <meta:generator>OpenOffice/4.1.3$Unix OpenOffice.org_project/413m1$Build-9783</meta:generator>
    <meta:print-date>2015-08-05T09:45:32.069000000</meta:print-date>
    <dc:creator>Ibrahim Hazmi</dc:creator>
    <meta:document-statistic meta:object-count="616"/>
  </office:meta>
</office:document-meta>
</file>